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Ubuntu" svg:font-family="Ubuntu"/>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9.9mm"/>
    </style:style>
    <style:style style:name="co3" style:family="table-column">
      <style:table-column-properties fo:break-before="auto" style:column-width="134.18mm"/>
    </style:style>
    <style:style style:name="co4" style:family="table-column">
      <style:table-column-properties fo:break-before="auto" style:column-width="55.95mm"/>
    </style:style>
    <style:style style:name="co5" style:family="table-column">
      <style:table-column-properties fo:break-before="auto" style:column-width="46.44mm"/>
    </style:style>
    <style:style style:name="co6" style:family="table-column">
      <style:table-column-properties fo:break-before="auto" style:column-width="93.56mm"/>
    </style:style>
    <style:style style:name="co7" style:family="table-column">
      <style:table-column-properties fo:break-before="auto" style:column-width="55.09mm"/>
    </style:style>
    <style:style style:name="co8" style:family="table-column">
      <style:table-column-properties fo:break-before="auto" style:column-width="33.27mm"/>
    </style:style>
    <style:style style:name="co9" style:family="table-column">
      <style:table-column-properties fo:break-before="auto" style:column-width="89.89mm"/>
    </style:style>
    <style:style style:name="co10" style:family="table-column">
      <style:table-column-properties fo:break-before="auto" style:column-width="50.76mm"/>
    </style:style>
    <style:style style:name="ro1" style:family="table-row">
      <style:table-row-properties style:row-height="24.39mm" fo:break-before="auto" style:use-optimal-row-height="true"/>
    </style:style>
    <style:style style:name="ro2" style:family="table-row">
      <style:table-row-properties style:row-height="37.52mm" fo:break-before="auto" style:use-optimal-row-height="true"/>
    </style:style>
    <style:style style:name="ro3" style:family="table-row">
      <style:table-row-properties style:row-height="41.63mm" fo:break-before="auto" style:use-optimal-row-height="true"/>
    </style:style>
    <style:style style:name="ro4" style:family="table-row">
      <style:table-row-properties style:row-height="60.2mm" fo:break-before="auto" style:use-optimal-row-height="true"/>
    </style:style>
    <style:style style:name="ro5" style:family="table-row">
      <style:table-row-properties style:row-height="56.22mm" fo:break-before="auto" style:use-optimal-row-height="true"/>
    </style:style>
    <style:style style:name="ro6" style:family="table-row">
      <style:table-row-properties style:row-height="52.25mm" fo:break-before="auto" style:use-optimal-row-height="true"/>
    </style:style>
    <style:style style:name="ro7" style:family="table-row">
      <style:table-row-properties style:row-height="64.19mm" fo:break-before="auto" style:use-optimal-row-height="true"/>
    </style:style>
    <style:style style:name="ro8"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rotation-align="none"/>
      <style:text-properties style:use-window-font-color="true" style:text-outline="false" style:text-line-through-style="none" style:text-line-through-type="none" style:font-name="Ubuntu"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Ubuntu"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Ubuntu"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1"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1" table:number-columns-repeated="3" table:default-cell-style-name="Default"/>
        <table:table-column table:style-name="co6" table:default-cell-style-name="Default"/>
        <table:table-column table:style-name="co1"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 table:number-columns-repeated="2" table:default-cell-style-name="Default"/>
        <table:table-row table:style-name="ro1">
          <table:table-cell table:style-name="ce1" office:value-type="string" calcext:value-type="string">
            <text:p>classification_notes</text:p>
          </table:table-cell>
          <table:table-cell table:style-name="ce1" office:value-type="string" calcext:value-type="string">
            <text:p>classification_viewOfferedOnMarriedWomensWork</text:p>
          </table:table-cell>
          <table:table-cell table:style-name="ce1" office:value-type="string" calcext:value-type="string">
            <text:p>classification_wasTheMarriedWomensWorkDiscussedIncontextOfMotherhood</text:p>
          </table:table-cell>
          <table:table-cell table:style-name="ce1" office:value-type="string" calcext:value-type="string">
            <text:p>classification_occupation</text:p>
          </table:table-cell>
          <table:table-cell table:style-name="ce1" office:value-type="string" calcext:value-type="string">
            <text:p>contextText</text:p>
          </table:table-cell>
          <table:table-cell table:style-name="ce1" office:value-type="string" calcext:value-type="string">
            <text:p>location_fromMOH</text:p>
          </table:table-cell>
          <table:table-cell table:style-name="ce1" office:value-type="string" calcext:value-type="string">
            <text:p>location_current</text:p>
          </table:table-cell>
          <table:table-cell table:style-name="ce1" office:value-type="string" calcext:value-type="string">
            <text:p>location_latitude</text:p>
          </table:table-cell>
          <table:table-cell table:style-name="ce1" office:value-type="string" calcext:value-type="string">
            <text:p>location_longitude</text:p>
          </table:table-cell>
          <table:table-cell table:style-name="ce1" office:value-type="string" calcext:value-type="string">
            <text:p>source_bNumber</text:p>
          </table:table-cell>
          <table:table-cell table:style-name="ce1" office:value-type="string" calcext:value-type="string">
            <text:p>source_fileName</text:p>
          </table:table-cell>
          <table:table-cell table:style-name="ce1" office:value-type="string" calcext:value-type="string">
            <text:p>source_url</text:p>
          </table:table-cell>
          <table:table-cell table:style-name="ce1" office:value-type="string" calcext:value-type="string">
            <text:p>searchCriteria_type</text:p>
          </table:table-cell>
          <table:table-cell table:style-name="ce1" office:value-type="string" calcext:value-type="string">
            <text:p>searchCriteria_bigram</text:p>
          </table:table-cell>
          <table:table-cell table:style-name="ce1" office:value-type="string" calcext:value-type="string">
            <text:p>searchCriteria_list1</text:p>
          </table:table-cell>
          <table:table-cell table:style-name="ce1" office:value-type="string" calcext:value-type="string">
            <text:p>searchCriteria_list2</text:p>
          </table:table-cell>
          <table:table-cell table:style-name="ce1" office:value-type="string" calcext:value-type="string">
            <text:p>time_year</text:p>
          </table:table-cell>
          <table:table-cell table:style-name="ce1" office:value-type="string" calcext:value-type="string">
            <text:p>xxx_notes</text:p>
          </table:table-cell>
        </table:table-row>
        <table:table-row table:style-name="ro2">
          <table:table-cell table:style-name="ce2" table:number-columns-repeated="2"/>
          <table:table-cell table:style-name="ce4" table:number-columns-repeated="2"/>
          <table:table-cell table:style-name="ce4" office:value-type="string" calcext:value-type="string">
            <text:p>frequent visits have been paid to houses with the result that drinking water cisterns are now rarely found connected to water closets. dustbins are regularly emptied. manure is not allowed to accumulate, and domestic animals are not kept in wash houses and other unsuitable premises. a large proportion of the women of brentford are engaged in market gardens, laundries and other occupations which take them from home all day and i consider this one of the principal causes of the excessive number of deaths in infants. young children are left for hours together to the care of others very little</text:p>
          </table:table-cell>
          <table:table-cell table:style-name="ce4" office:value-type="string" calcext:value-type="string">
            <text:p>BrentfordandChiswick</text:p>
          </table:table-cell>
          <table:table-cell table:style-name="ce4" office:value-type="string" calcext:value-type="string">
            <text:p>Hounslow</text:p>
          </table:table-cell>
          <table:table-cell table:style-name="ce5" table:number-columns-repeated="2"/>
          <table:table-cell table:style-name="ce4" office:value-type="string" calcext:value-type="string">
            <text:p>b19968541</text:p>
          </table:table-cell>
          <table:table-cell table:style-name="ce4" office:value-type="string" calcext:value-type="string">
            <text:p>BrentfordandChiswick.1893.b19968541.txt</text:p>
          </table:table-cell>
          <table:table-cell table:style-name="ce2"/>
          <table:table-cell table:style-name="ce2" office:value-type="string" calcext:value-type="string">
            <text:p>AnyTermInList1 AND AnyTermInList2</text:p>
          </table:table-cell>
          <table:table-cell table:style-name="ce2" office:value-type="string" calcext:value-type="string">
            <text:p>None</text:p>
          </table:table-cell>
          <table:table-cell table:style-name="ce2" office:value-type="string" calcext:value-type="string">
            <text:p>woman,women</text:p>
          </table:table-cell>
          <table:table-cell table:style-name="ce2" office:value-type="string" calcext:value-type="string">
            <text:p>laundry, laundries</text:p>
          </table:table-cell>
          <table:table-cell table:style-name="ce6" office:value-type="float" office:value="1893" calcext:value-type="float">
            <text:p>1893</text:p>
          </table:table-cell>
          <table:table-cell table:style-name="ce4" office:value-type="string" calcext:value-type="string">
            <text:p>Appears under 'Other Sanitary Work'</text:p>
          </table:table-cell>
        </table:table-row>
        <table:table-row table:style-name="ro2">
          <table:table-cell table:style-name="ce2" table:number-columns-repeated="2"/>
          <table:table-cell table:style-name="ce4" table:number-columns-repeated="2"/>
          <table:table-cell table:style-name="ce4" office:value-type="string" calcext:value-type="string">
            <text:p>district. the oldest industry, and at one time the most important, and almost the sole one, is the laundry industry. this industry has been established in the district for nearly half a century, and absorbs a large number of workers. in august 1915, there were 1048 single and 1640 married women employed in the laundry industry. it is probable that this number was exceeded ten years ago, and it is likely that at the present time fewer persons are employed than in 1915. the introduction of labour saving machinery has had the effect of closing most of the hand laundries,</text:p>
          </table:table-cell>
          <table:table-cell table:style-name="ce4" office:value-type="string" calcext:value-type="string">
            <text:p>Acton</text:p>
          </table:table-cell>
          <table:table-cell table:style-name="ce4" office:value-type="string" calcext:value-type="string">
            <text:p>Ealing</text:p>
          </table:table-cell>
          <table:table-cell table:style-name="ce5" table:number-columns-repeated="2"/>
          <table:table-cell table:style-name="ce4" office:value-type="string" calcext:value-type="string">
            <text:p>b19783498</text:p>
          </table:table-cell>
          <table:table-cell table:style-name="ce4" office:value-type="string" calcext:value-type="string">
            <text:p>Acton.1919.b19783498.txt</text:p>
          </table:table-cell>
          <table:table-cell table:style-name="ce2"/>
          <table:table-cell table:style-name="ce2" office:value-type="string" calcext:value-type="string">
            <text:p>AnyTermInList1 AND AnyTermInList2</text:p>
          </table:table-cell>
          <table:table-cell table:style-name="ce2" office:value-type="string" calcext:value-type="string">
            <text:p>None</text:p>
          </table:table-cell>
          <table:table-cell table:style-name="ce2" office:value-type="string" calcext:value-type="string">
            <text:p>woman,women</text:p>
          </table:table-cell>
          <table:table-cell table:style-name="ce2" office:value-type="string" calcext:value-type="string">
            <text:p>laundry, laundries</text:p>
          </table:table-cell>
          <table:table-cell table:style-name="ce6" office:value-type="float" office:value="1919" calcext:value-type="float">
            <text:p>1919</text:p>
          </table:table-cell>
          <table:table-cell table:style-name="ce4"/>
        </table:table-row>
        <table:table-row table:style-name="ro2">
          <table:table-cell table:style-name="ce2" table:number-columns-repeated="2"/>
          <table:table-cell table:style-name="ce4" table:number-columns-repeated="2"/>
          <table:table-cell table:style-name="ce4" office:value-type="string" calcext:value-type="string">
            <text:p>in the area during 1950, except that towards the end of the year there were signs of expansion in the aircraft industry. there was a very large and constant demand for skilled engineers' machinists which it was impossible to meet. there was difficulty too in meeting the constant demand for women for laundries and factories. some firms were arranging part-time evening shifts 6 p.m. to 10 p.m. for women who were unable to leave their homes during the day. we are indebted to the manager of the local employment exchange for this encouraging information, and for the fact that the</text:p>
          </table:table-cell>
          <table:table-cell table:style-name="ce4" office:value-type="string" calcext:value-type="string">
            <text:p>KingstonuponThames</text:p>
          </table:table-cell>
          <table:table-cell table:style-name="ce4" office:value-type="string" calcext:value-type="string">
            <text:p>Kingston upon Thames</text:p>
          </table:table-cell>
          <table:table-cell table:style-name="ce5" table:number-columns-repeated="2"/>
          <table:table-cell table:style-name="ce4" office:value-type="string" calcext:value-type="string">
            <text:p>b19875125</text:p>
          </table:table-cell>
          <table:table-cell table:style-name="ce4" office:value-type="string" calcext:value-type="string">
            <text:p>KingstonuponThames.1950.b19875125.txt</text:p>
          </table:table-cell>
          <table:table-cell table:style-name="ce2"/>
          <table:table-cell table:style-name="ce2" office:value-type="string" calcext:value-type="string">
            <text:p>AnyTermInList1 AND AnyTermInList2</text:p>
          </table:table-cell>
          <table:table-cell table:style-name="ce2" office:value-type="string" calcext:value-type="string">
            <text:p>None</text:p>
          </table:table-cell>
          <table:table-cell table:style-name="ce2" office:value-type="string" calcext:value-type="string">
            <text:p>woman,women</text:p>
          </table:table-cell>
          <table:table-cell table:style-name="ce2" office:value-type="string" calcext:value-type="string">
            <text:p>laundry, laundries</text:p>
          </table:table-cell>
          <table:table-cell table:style-name="ce6" office:value-type="float" office:value="1950" calcext:value-type="float">
            <text:p>1950</text:p>
          </table:table-cell>
          <table:table-cell table:style-name="ce4"/>
        </table:table-row>
        <table:table-row table:style-name="ro3">
          <table:table-cell table:style-name="ce2" table:number-columns-repeated="2"/>
          <table:table-cell table:style-name="ce4" table:number-columns-repeated="2"/>
          <table:table-cell table:style-name="ce4" office:value-type="string" calcext:value-type="string">
            <text:p>money. other monetary gifts included grants to two patients for the cost of occupational therapy materials, and to one patient for the cost of a refresher course in shorthand and typewriting. the removal expenses of one patient were paid, 61 another was provided with money for shoe repairs, two married women were granted money to pay their weekly laundry bills, and another was supplied with coal. several other special grants were made, parcels of secondhand clothing received from individuals and local organisations were distributed to needy families, and in ten cases the committee purchased christmas gifts for children. mass radiography.</text:p>
          </table:table-cell>
          <table:table-cell table:style-name="ce4" office:value-type="string" calcext:value-type="string">
            <text:p>MertonandMorden</text:p>
          </table:table-cell>
          <table:table-cell table:style-name="ce4" office:value-type="string" calcext:value-type="string">
            <text:p>Merton</text:p>
          </table:table-cell>
          <table:table-cell table:style-name="ce5" table:number-columns-repeated="2"/>
          <table:table-cell table:style-name="ce4" office:value-type="string" calcext:value-type="string">
            <text:p>b19882749</text:p>
          </table:table-cell>
          <table:table-cell table:style-name="ce4" office:value-type="string" calcext:value-type="string">
            <text:p>MertonandMorden.1950.b19882749.txt</text:p>
          </table:table-cell>
          <table:table-cell table:style-name="ce2"/>
          <table:table-cell table:style-name="ce2" office:value-type="string" calcext:value-type="string">
            <text:p>AnyTermInList1 AND AnyTermInList2</text:p>
          </table:table-cell>
          <table:table-cell table:style-name="ce2" office:value-type="string" calcext:value-type="string">
            <text:p>None</text:p>
          </table:table-cell>
          <table:table-cell table:style-name="ce2" office:value-type="string" calcext:value-type="string">
            <text:p>woman,women</text:p>
          </table:table-cell>
          <table:table-cell table:style-name="ce2" office:value-type="string" calcext:value-type="string">
            <text:p>laundry, laundries</text:p>
          </table:table-cell>
          <table:table-cell table:style-name="ce6" office:value-type="float" office:value="1950" calcext:value-type="float">
            <text:p>1950</text:p>
          </table:table-cell>
          <table:table-cell table:style-name="ce4" office:value-type="string" calcext:value-type="string">
            <text:p>Reference to shorthand and typewriting course almost certainly applies to a woman</text:p>
          </table:table-cell>
        </table:table-row>
        <table:table-row table:style-name="ro2">
          <table:table-cell table:style-name="ce2" table:number-columns-repeated="2"/>
          <table:table-cell table:style-name="ce4" table:number-columns-repeated="2"/>
          <table:table-cell table:style-name="ce4" office:value-type="string" calcext:value-type="string">
            <text:p>year the unemployed register had been increased by men from the building trades (mainly painters) who were affected by seasonal slackness—otherwise the register consisted generally of older men and those who were limited to light work owing to disabilities. on the women's side the register contained a number of married women seeking part-time work and others who wanted certain kinds of employment for which there was little demand. it was possible to place a few part-time workers, with local laundries on evening work and also with a large bakery. with the improved weather in april the position changed appreciably and</text:p>
          </table:table-cell>
          <table:table-cell table:style-name="ce4" office:value-type="string" calcext:value-type="string">
            <text:p>Orpington</text:p>
          </table:table-cell>
          <table:table-cell table:style-name="ce4" office:value-type="string" calcext:value-type="string">
            <text:p>Bromley</text:p>
          </table:table-cell>
          <table:table-cell table:style-name="ce5" table:number-columns-repeated="2"/>
          <table:table-cell table:style-name="ce4" office:value-type="string" calcext:value-type="string">
            <text:p>b1979325x</text:p>
          </table:table-cell>
          <table:table-cell table:style-name="ce4" office:value-type="string" calcext:value-type="string">
            <text:p>Orpington.1951.b1979325x.txt</text:p>
          </table:table-cell>
          <table:table-cell table:style-name="ce2"/>
          <table:table-cell table:style-name="ce2" office:value-type="string" calcext:value-type="string">
            <text:p>AnyTermInList1 AND AnyTermInList2</text:p>
          </table:table-cell>
          <table:table-cell table:style-name="ce2" office:value-type="string" calcext:value-type="string">
            <text:p>None</text:p>
          </table:table-cell>
          <table:table-cell table:style-name="ce2" office:value-type="string" calcext:value-type="string">
            <text:p>woman,women</text:p>
          </table:table-cell>
          <table:table-cell table:style-name="ce2" office:value-type="string" calcext:value-type="string">
            <text:p>laundry, laundries</text:p>
          </table:table-cell>
          <table:table-cell table:style-name="ce6" office:value-type="float" office:value="1951" calcext:value-type="float">
            <text:p>1951</text:p>
          </table:table-cell>
          <table:table-cell table:style-name="ce4"/>
        </table:table-row>
        <table:table-row table:style-name="ro4">
          <table:table-cell table:style-name="ce3" office:value-type="string" calcext:value-type="string">
            <text:p>Woman's duty as housewife</text:p>
          </table:table-cell>
          <table:table-cell table:style-name="ce2" table:number-columns-repeated="3"/>
          <table:table-cell table:style-name="ce3" office:value-type="string" calcext:value-type="string">
            <text:p>hydrocephalus 67 debility from premature birth 45 teething45 violent deaths 44 tabes mesenterica 40 scarlatina 32 how many of these children might have been preserved to an useful life, if poverty had not engendered apathy and ignorance neglect ? how much infant mortality throughout the country might in future be avoided, were the poor man's dwelling pervaded by a sweeter atmosphere ? how much were the daughters of the poor not merely instructed in our schools but educated,—educated to refuse the evil and choose the good; educated to the homely work of that station of life to which each future wife and mother is destined ? how much, if the state were to withdraw its patronage from the nostrum-monger, and to discountenance the sale of infant poisons? if ever this opprobium of our civilization is to be wiped off, the clergyman, the district visitor, and the schoolmistress, must join in the efforts of the professional sanitarian. 17. tables v. and vi. show where during the year the infant mortality has been most remarkable. you cannot fail to notice, in how many instances the locality of high infant mortality has corresponded with that of high mortality from zymotic diseases. sickness. 18.</text:p>
          </table:table-cell>
          <table:table-cell table:style-name="ce3" office:value-type="string" calcext:value-type="string">
            <text:p>IslingtonMetropolitanBorough</text:p>
          </table:table-cell>
          <table:table-cell table:style-name="ce3" office:value-type="string" calcext:value-type="string">
            <text:p>Islington</text:p>
          </table:table-cell>
          <table:table-cell table:style-name="ce5" table:number-columns-repeated="2"/>
          <table:table-cell table:style-name="ce3" office:value-type="string" calcext:value-type="string">
            <text:p>b18248573</text:p>
          </table:table-cell>
          <table:table-cell table:style-name="ce3" office:value-type="string" calcext:value-type="string">
            <text:p>IslingtonMetropolitanBorough.1857.b18248573.txt</text:p>
          </table:table-cell>
          <table:table-cell table:style-name="ce2"/>
          <table:table-cell table:style-name="ce2" office:value-type="string" calcext:value-type="string">
            <text:p>AnyTermInList1 AND AnyTermInList2</text:p>
          </table:table-cell>
          <table:table-cell table:style-name="ce2" office:value-type="string" calcext:value-type="string">
            <text:p>None</text:p>
          </table:table-cell>
          <table:table-cell table:style-name="ce3" office:value-type="string" calcext:value-type="string">
            <text:p>wife,wives</text:p>
          </table:table-cell>
          <table:table-cell table:style-name="ce3" office:value-type="string" calcext:value-type="string">
            <text:p>employment,employed,employee,work,working,worked,job,occupation</text:p>
          </table:table-cell>
          <table:table-cell table:style-name="ce7" office:value-type="float" office:value="1857" calcext:value-type="float">
            <text:p>1857</text:p>
          </table:table-cell>
          <table:table-cell table:style-name="ce3"/>
        </table:table-row>
        <table:table-row table:style-name="ro5">
          <table:table-cell table:style-name="ce3"/>
          <table:table-cell table:style-name="ce2" table:number-columns-repeated="3"/>
          <table:table-cell table:style-name="ce3" office:value-type="string" calcext:value-type="string">
            <text:p>the sanitary authority, and in what direction that power is deficient, and could profitably be strengthened by further legislation. a few of the causes of this high mortality are, i am afraid, irremediable, and hopelessly beyond the control of any sanitary authority. though aware of these conditions being beyond our control, yet that you may gauge their relative importance, i have recorded some of these, and shall briefly discuss them first. they may be divided into 6 groups:— 1. poverty. 2. illegitimacy. 3. overlaying. 4. unhealthy surroundings 5. hereditary diseases. 6. insurance. i. poverty.—on account of poverty and other causes, wives work in factories, &amp;c., even when pregnant. they are known to work up to within a day or two of their confinement. these conditions expose the mother to all sorts of risks, and very often cause the child to be prematurely born. in 1898, 33 deaths were registered as being due to prematurity. the following list will give you the length of time the child lived:— 5 lived less than 1 hour. 6 „ from 1 hour to 24 hours. 9 „„1 day to 1 week. 9 „ „ 1 week to 1 month. 4 „ „ 1 month</text:p>
          </table:table-cell>
          <table:table-cell table:style-name="ce3" office:value-type="string" calcext:value-type="string">
            <text:p>Limehouse</text:p>
          </table:table-cell>
          <table:table-cell table:style-name="ce3" office:value-type="string" calcext:value-type="string">
            <text:p>Tower Hamlets</text:p>
          </table:table-cell>
          <table:table-cell table:style-name="ce5" table:number-columns-repeated="2"/>
          <table:table-cell table:style-name="ce3" office:value-type="string" calcext:value-type="string">
            <text:p>b18223096</text:p>
          </table:table-cell>
          <table:table-cell table:style-name="ce3" office:value-type="string" calcext:value-type="string">
            <text:p>Limehouse.1898.b18223096.txt</text:p>
          </table:table-cell>
          <table:table-cell table:style-name="ce2"/>
          <table:table-cell table:style-name="ce2" office:value-type="string" calcext:value-type="string">
            <text:p>AnyTermInList1 AND AnyTermInList2</text:p>
          </table:table-cell>
          <table:table-cell table:style-name="ce2" office:value-type="string" calcext:value-type="string">
            <text:p>None</text:p>
          </table:table-cell>
          <table:table-cell table:style-name="ce3" office:value-type="string" calcext:value-type="string">
            <text:p>wife,wives</text:p>
          </table:table-cell>
          <table:table-cell table:style-name="ce3" office:value-type="string" calcext:value-type="string">
            <text:p>employment,employed,employee,work,working,worked,job,occupation</text:p>
          </table:table-cell>
          <table:table-cell table:style-name="ce7" office:value-type="float" office:value="1898" calcext:value-type="float">
            <text:p>1898</text:p>
          </table:table-cell>
          <table:table-cell table:style-name="ce3"/>
        </table:table-row>
        <table:table-row table:style-name="ro6">
          <table:table-cell table:style-name="ce3"/>
          <table:table-cell table:style-name="ce2" table:number-columns-repeated="3"/>
          <table:table-cell table:style-name="ce3" office:value-type="string" calcext:value-type="string">
            <text:p>to go into the streets, but wait for the ambulance to take him away. in spite of this being repeated to him several times, he persisted in leaving the hospital. no action was taken as the patient was seriously ill. continued and typhus fevers. one case of continued fever was notified in bromley, the patient, a man aged 40 years, was removed into the eastern fever hospital, but three days afterwards he was certified to be suffering from typhus fever. he was employed casually as a boilermaker and stevedore. he had been working on board ship in the docks. the wife who was an outworker, had her work stopped, and the garments she had in hand were disinfected before being returned to the workshop. typhoid fever. the typhoid fever cases notified were : — 1893. 1894. 1895. 1896. 1897. 1898. 1899. i900. poplar 80 72 56 85 61 68 143 90 bromley 218 84 80 68 87 51 92 1oo totals 298 156 136 153 148 119 235 190 32 1894. 1895. 1896. 1897. 1898. 1899. 1900 isleof dogsor south poplar 30 27 60 29 43 73 43 north poplar 42 29 25 32 25 70 47 south bromley 32</text:p>
          </table:table-cell>
          <table:table-cell table:style-name="ce3" office:value-type="string" calcext:value-type="string">
            <text:p>PoplarandBromley</text:p>
          </table:table-cell>
          <table:table-cell table:style-name="ce3" office:value-type="string" calcext:value-type="string">
            <text:p>Tower Hamlets</text:p>
          </table:table-cell>
          <table:table-cell table:style-name="ce5" table:number-columns-repeated="2"/>
          <table:table-cell table:style-name="ce3" office:value-type="string" calcext:value-type="string">
            <text:p>b18245754</text:p>
          </table:table-cell>
          <table:table-cell table:style-name="ce3" office:value-type="string" calcext:value-type="string">
            <text:p>PoplarandBromley.1900.b18245754.txt</text:p>
          </table:table-cell>
          <table:table-cell table:style-name="ce2"/>
          <table:table-cell table:style-name="ce2" office:value-type="string" calcext:value-type="string">
            <text:p>AnyTermInList1 AND AnyTermInList2</text:p>
          </table:table-cell>
          <table:table-cell table:style-name="ce2" office:value-type="string" calcext:value-type="string">
            <text:p>None</text:p>
          </table:table-cell>
          <table:table-cell table:style-name="ce3" office:value-type="string" calcext:value-type="string">
            <text:p>wife,wives</text:p>
          </table:table-cell>
          <table:table-cell table:style-name="ce3" office:value-type="string" calcext:value-type="string">
            <text:p>employment,employed,employee,work,working,worked,job,occupation</text:p>
          </table:table-cell>
          <table:table-cell table:style-name="ce7" office:value-type="float" office:value="1900" calcext:value-type="float">
            <text:p>1900</text:p>
          </table:table-cell>
          <table:table-cell table:style-name="ce3"/>
        </table:table-row>
        <table:table-row table:style-name="ro5">
          <table:table-cell table:style-name="ce3"/>
          <table:table-cell table:style-name="ce2" table:number-columns-repeated="3"/>
          <table:table-cell table:style-name="ce3" office:value-type="string" calcext:value-type="string">
            <text:p>in "their trade is so costly that no man can afford to have the whole of "it; he therefore borrows from his friends, and they have to borrow "three or four times in the course of the day. then there are the " women who must take their work home, such as those who work " for the city tailors, and the girls who are employed in small "factories, such as those for artificial flowers this " precarious element in the struggle for employment is thus a most "powerful cause of the pressure upon habitable space "the subsidiary employment of wife and children has to be taken "into consideration when the poor choose a place of residence. "whatever the contributions of these members of a family may be "to the maintenance of the household, there is no doubt that the "work of charwoman, of seamstress, and the labour in which ,,children are employed, attract great numbers to the densely 80 "populated districts which provide such employment, and away "from the suburbs where such work would be out of reach. there "is, moreover, to be considered the difficulty many of the poor have "in moving from a neighbourhood on account of</text:p>
          </table:table-cell>
          <table:table-cell table:style-name="ce3" office:value-type="string" calcext:value-type="string">
            <text:p>Finsbury</text:p>
          </table:table-cell>
          <table:table-cell table:style-name="ce3" office:value-type="string" calcext:value-type="string">
            <text:p>Islington</text:p>
          </table:table-cell>
          <table:table-cell table:style-name="ce5" table:number-columns-repeated="2"/>
          <table:table-cell table:style-name="ce3" office:value-type="string" calcext:value-type="string">
            <text:p>b18038542</text:p>
          </table:table-cell>
          <table:table-cell table:style-name="ce3" office:value-type="string" calcext:value-type="string">
            <text:p>Finsbury.1900.b18038542.txt</text:p>
          </table:table-cell>
          <table:table-cell table:style-name="ce2"/>
          <table:table-cell table:style-name="ce2" office:value-type="string" calcext:value-type="string">
            <text:p>AnyTermInList1 AND AnyTermInList2</text:p>
          </table:table-cell>
          <table:table-cell table:style-name="ce2" office:value-type="string" calcext:value-type="string">
            <text:p>None</text:p>
          </table:table-cell>
          <table:table-cell table:style-name="ce3" office:value-type="string" calcext:value-type="string">
            <text:p>wife,wives</text:p>
          </table:table-cell>
          <table:table-cell table:style-name="ce3" office:value-type="string" calcext:value-type="string">
            <text:p>employment,employed,employee,work,working,worked,job,occupation</text:p>
          </table:table-cell>
          <table:table-cell table:style-name="ce7" office:value-type="float" office:value="1900" calcext:value-type="float">
            <text:p>1900</text:p>
          </table:table-cell>
          <table:table-cell table:style-name="ce3"/>
        </table:table-row>
        <table:table-row table:style-name="ro7">
          <table:table-cell table:style-name="ce3"/>
          <table:table-cell table:style-name="ce2" table:number-columns-repeated="3"/>
          <table:table-cell table:style-name="ce3" office:value-type="string" calcext:value-type="string">
            <text:p>branches, and is provided with a four-inch sluice valve which would be opened to supply the three hydrants in case of fire. the medical and nursing staff consist of medical superintendent (non-resident), matron (nursing), two staff nurses, and one probationer nurse; and the domestic staff of cook, wardmaid, laundry maid, housemaid, and entrance lodge porter and his wife. the medical superintendent's residence is connected with the hospital by telephone. the porter's duties consist of looking after the entrance lodge, checking all entries and exits, and working the steam disinfector, etc. his spare time is spent in the gardens. the porter's wife assists, when required, in the laundry, etc. visitors are allowed to visit patients on sundays from two to four o'clock, but are only allowed to communicate with the patients through the windows. if any patient is dangerously ill, special arrangements are made. the name of every person entering or leaving the premises, and the time of entry and exit, are entered in a book at the porter's lodge. patients from outside districts are admitted when there is sufficient accommodation for them ; the authorities of the districts from which they come paying the southgate council for their maintenance. the</text:p>
          </table:table-cell>
          <table:table-cell table:style-name="ce3" office:value-type="string" calcext:value-type="string">
            <text:p>Southgate</text:p>
          </table:table-cell>
          <table:table-cell table:style-name="ce3" office:value-type="string" calcext:value-type="string">
            <text:p>Enfield</text:p>
          </table:table-cell>
          <table:table-cell table:style-name="ce5" table:number-columns-repeated="2"/>
          <table:table-cell table:style-name="ce3" office:value-type="string" calcext:value-type="string">
            <text:p>b19794770</text:p>
          </table:table-cell>
          <table:table-cell table:style-name="ce3" office:value-type="string" calcext:value-type="string">
            <text:p>Southgate.1905.b19794770.txt</text:p>
          </table:table-cell>
          <table:table-cell table:style-name="ce2"/>
          <table:table-cell table:style-name="ce2" office:value-type="string" calcext:value-type="string">
            <text:p>AnyTermInList1 AND AnyTermInList2</text:p>
          </table:table-cell>
          <table:table-cell table:style-name="ce2" office:value-type="string" calcext:value-type="string">
            <text:p>None</text:p>
          </table:table-cell>
          <table:table-cell table:style-name="ce3" office:value-type="string" calcext:value-type="string">
            <text:p>wife,wives</text:p>
          </table:table-cell>
          <table:table-cell table:style-name="ce3" office:value-type="string" calcext:value-type="string">
            <text:p>employment,employed,employee,work,working,worked,job,occupation</text:p>
          </table:table-cell>
          <table:table-cell table:style-name="ce7" office:value-type="float" office:value="1905" calcext:value-type="float">
            <text:p>1905</text:p>
          </table:table-cell>
          <table:table-cell table:style-name="ce3"/>
        </table:table-row>
        <table:table-row table:style-name="ro4">
          <table:table-cell table:style-name="ce3"/>
          <table:table-cell table:style-name="ce2" table:number-columns-repeated="3"/>
          <table:table-cell table:style-name="ce3" office:value-type="string" calcext:value-type="string">
            <text:p>in years when infantile mortality is heaviest is distinctly inferior to that of those born in more favourable years. the causes of this heavy mortality are not far to seek—poverty, ignorance and intemperance work out their natural consequence. as a result of insufficient means of housing, the infant breathes foul air in overcrowded rooms. want of knowledge on the part of the mother results in improper feeding and clothing, 21 and should intemperance be added to ignorance there is privation and neglect. poverty brings yet another evil result, for should the natural breadwinner be absent or out of employment the wife must surrender her maternal duties in order to do her part towards the support of the family. the law certainly prohibits the employment of a woman in a factory or workshop for the four weeks subsequent to her confinement, and is good (when not evaded) so far; but the month old infant deprived of maternal care and natural food has its chance of surviving enormously diminished. a large number of the infantile deaths in bethnal green are amongst the bottle fed children of working class parents. the poverty which compels mothers to go out to work transfers their infants,</text:p>
          </table:table-cell>
          <table:table-cell table:style-name="ce3" office:value-type="string" calcext:value-type="string">
            <text:p>BethnalGreen</text:p>
          </table:table-cell>
          <table:table-cell table:style-name="ce3" office:value-type="string" calcext:value-type="string">
            <text:p>Tower Hamlets</text:p>
          </table:table-cell>
          <table:table-cell table:style-name="ce5" table:number-columns-repeated="2"/>
          <table:table-cell table:style-name="ce3" office:value-type="string" calcext:value-type="string">
            <text:p>b18044712</text:p>
          </table:table-cell>
          <table:table-cell table:style-name="ce3" office:value-type="string" calcext:value-type="string">
            <text:p>BethnalGreen.1905.b18044712.txt</text:p>
          </table:table-cell>
          <table:table-cell table:style-name="ce2"/>
          <table:table-cell table:style-name="ce2" office:value-type="string" calcext:value-type="string">
            <text:p>AnyTermInList1 AND AnyTermInList2</text:p>
          </table:table-cell>
          <table:table-cell table:style-name="ce2" office:value-type="string" calcext:value-type="string">
            <text:p>None</text:p>
          </table:table-cell>
          <table:table-cell table:style-name="ce3" office:value-type="string" calcext:value-type="string">
            <text:p>wife,wives</text:p>
          </table:table-cell>
          <table:table-cell table:style-name="ce3" office:value-type="string" calcext:value-type="string">
            <text:p>employment,employed,employee,work,working,worked,job,occupation</text:p>
          </table:table-cell>
          <table:table-cell table:style-name="ce7" office:value-type="float" office:value="1905" calcext:value-type="float">
            <text:p>1905</text:p>
          </table:table-cell>
          <table:table-cell table:style-name="ce3"/>
        </table:table-row>
        <table:table-row table:style-name="ro5">
          <table:table-cell table:style-name="ce3"/>
          <table:table-cell table:style-name="ce2" table:number-columns-repeated="3"/>
          <table:table-cell table:style-name="ce3" office:value-type="string" calcext:value-type="string">
            <text:p>children of different sexes under six years of age are allowed in the bath rooms at the same time. cards admitting persons to the bathing station are put into the hands of the nurses for their use. on the same day as the school children are bathed and their clothes disinfected, the bedding upon which they have been sleeping is also collected, disinfected and returned home. the rooms are also fumigated, and when necessary, the paper is stripped off the walls. cases of verminous casuals are received on any day of the week and attended to. a man and his wife are engaged for the bath rooms, the woman attending to the bathing and cleansing of the children and women, and the man to big boys and adult males. 66 flannel gowns are provided for use whilst the verminous clothing is being disinfected. in order to ensure the smooth working of matters an officer visits early in the morning the cases of school children to be bathed during the day, so that the parents may be informed of our mode of procedure. hitherto our practice of removing the bedding at the same time has been carried out without undue irritation.</text:p>
          </table:table-cell>
          <table:table-cell table:number-columns-repeated="2" table:style-name="ce3" office:value-type="string" calcext:value-type="string">
            <text:p>Southwark</text:p>
          </table:table-cell>
          <table:table-cell table:style-name="ce5" table:number-columns-repeated="2"/>
          <table:table-cell table:style-name="ce3" office:value-type="string" calcext:value-type="string">
            <text:p>b20056898</text:p>
          </table:table-cell>
          <table:table-cell table:style-name="ce3" office:value-type="string" calcext:value-type="string">
            <text:p>Southwark.1907.b20056898.txt</text:p>
          </table:table-cell>
          <table:table-cell table:style-name="ce2"/>
          <table:table-cell table:style-name="ce2" office:value-type="string" calcext:value-type="string">
            <text:p>AnyTermInList1 AND AnyTermInList2</text:p>
          </table:table-cell>
          <table:table-cell table:style-name="ce2" office:value-type="string" calcext:value-type="string">
            <text:p>None</text:p>
          </table:table-cell>
          <table:table-cell table:style-name="ce3" office:value-type="string" calcext:value-type="string">
            <text:p>wife,wives</text:p>
          </table:table-cell>
          <table:table-cell table:style-name="ce3" office:value-type="string" calcext:value-type="string">
            <text:p>employment,employed,employee,work,working,worked,job,occupation</text:p>
          </table:table-cell>
          <table:table-cell table:style-name="ce7" office:value-type="float" office:value="1907" calcext:value-type="float">
            <text:p>1907</text:p>
          </table:table-cell>
          <table:table-cell table:style-name="ce3"/>
        </table:table-row>
        <table:table-row table:style-name="ro7">
          <table:table-cell table:style-name="ce3"/>
          <table:table-cell table:style-name="ce2" table:number-columns-repeated="3"/>
          <table:table-cell table:style-name="ce3" office:value-type="string" calcext:value-type="string">
            <text:p>is provided with a 4-in. sluice valve which would be open to supply the three hydrants in case of fire. the medical and nursing staff consist of medical superintendent (non-resident), matron (nursing), two staff nurses, and one probationer n urse ; and the domestic staff of cook, wardmaid, laundrymaid, housemaid, and entrance lodge porter and his wife. the medical superintendent's residence is connected with the hospital by telephone. the porter's duties consist of looking after the entrance lodge, checking all entries and exits, and working the steam disinfector, etc. his spare time is spent in the gardens. 24 the porter's wife assists, when required, in the laundry etc. visitors are allowed to visit patients on sundays from two to four o'clock, but are only allowed to communicate with the patients through the windows. if any patient is dangerously ill, special arrangements are made. the name of every person entering or leaving the premises, and the time of entry and exit, are entered in a book at the porter's lodge. patients from outside districts are admitted when there is sufficient accommodation for them ; the authorities of the districts from which they come paying the southgate council for their maintenance. the</text:p>
          </table:table-cell>
          <table:table-cell table:style-name="ce3" office:value-type="string" calcext:value-type="string">
            <text:p>Southgate</text:p>
          </table:table-cell>
          <table:table-cell table:style-name="ce3" office:value-type="string" calcext:value-type="string">
            <text:p>Enfield</text:p>
          </table:table-cell>
          <table:table-cell table:style-name="ce5" table:number-columns-repeated="2"/>
          <table:table-cell table:style-name="ce3" office:value-type="string" calcext:value-type="string">
            <text:p>b19794794</text:p>
          </table:table-cell>
          <table:table-cell table:style-name="ce3" office:value-type="string" calcext:value-type="string">
            <text:p>Southgate.1908.b19794794.txt</text:p>
          </table:table-cell>
          <table:table-cell table:style-name="ce2"/>
          <table:table-cell table:style-name="ce2" office:value-type="string" calcext:value-type="string">
            <text:p>AnyTermInList1 AND AnyTermInList2</text:p>
          </table:table-cell>
          <table:table-cell table:style-name="ce2" office:value-type="string" calcext:value-type="string">
            <text:p>None</text:p>
          </table:table-cell>
          <table:table-cell table:style-name="ce3" office:value-type="string" calcext:value-type="string">
            <text:p>wife,wives</text:p>
          </table:table-cell>
          <table:table-cell table:style-name="ce3" office:value-type="string" calcext:value-type="string">
            <text:p>employment,employed,employee,work,working,worked,job,occupation</text:p>
          </table:table-cell>
          <table:table-cell table:style-name="ce7" office:value-type="float" office:value="1908" calcext:value-type="float">
            <text:p>1908</text:p>
          </table:table-cell>
          <table:table-cell table:style-name="ce3"/>
        </table:table-row>
        <table:table-row table:style-name="ro7">
          <table:table-cell table:style-name="ce3"/>
          <table:table-cell table:style-name="ce2" table:number-columns-repeated="3"/>
          <table:table-cell table:style-name="ce3" office:value-type="string" calcext:value-type="string">
            <text:p>passes through a meter on a bye.pass into a 4.in. main with 3.in. branches, and is provided with a 4.in sluice valve which would be open to supply the three hydrants in case of fire. as a protection against fire, a hose reel containing fire.hose, stand.pipes, etc., has been provided, and communication with the council's chief fire siation can be made by telephone. the medical and nursing staff consist of medical superin tendent (non.resident), matron (nursing), two staff nurses, and one probationer nurse ; and the domestic staff of cook. ward. maid, laundrymaid, housemaid, and entrance lodge porter and his wife the medical superintendent's residence is connected with the hospital by telephone. the porter's duties consist of looking after the entrance lodge, checking all entries and exits, and working the steam disinfector, etc. his spare time is spent in the gardens. the porter's wife assists, when required, in the laundry, etc. visitors are allowed to visit patients on sundays from two to four o'clock, but are only allowed to communicate with the patients through the windows. if any patient is dangerously ill, special arrangements are made. the name of every person entering or leaving the premises, and the time of</text:p>
          </table:table-cell>
          <table:table-cell table:style-name="ce3" office:value-type="string" calcext:value-type="string">
            <text:p>Southgate</text:p>
          </table:table-cell>
          <table:table-cell table:style-name="ce3" office:value-type="string" calcext:value-type="string">
            <text:p>Enfield</text:p>
          </table:table-cell>
          <table:table-cell table:style-name="ce5" table:number-columns-repeated="2"/>
          <table:table-cell table:style-name="ce3" office:value-type="string" calcext:value-type="string">
            <text:p>b19794800</text:p>
          </table:table-cell>
          <table:table-cell table:style-name="ce3" office:value-type="string" calcext:value-type="string">
            <text:p>Southgate.1909.b19794800.txt</text:p>
          </table:table-cell>
          <table:table-cell table:style-name="ce2"/>
          <table:table-cell table:style-name="ce2" office:value-type="string" calcext:value-type="string">
            <text:p>AnyTermInList1 AND AnyTermInList2</text:p>
          </table:table-cell>
          <table:table-cell table:style-name="ce2" office:value-type="string" calcext:value-type="string">
            <text:p>None</text:p>
          </table:table-cell>
          <table:table-cell table:style-name="ce3" office:value-type="string" calcext:value-type="string">
            <text:p>wife,wives</text:p>
          </table:table-cell>
          <table:table-cell table:style-name="ce3" office:value-type="string" calcext:value-type="string">
            <text:p>employment,employed,employee,work,working,worked,job,occupation</text:p>
          </table:table-cell>
          <table:table-cell table:style-name="ce7" office:value-type="float" office:value="1909" calcext:value-type="float">
            <text:p>1909</text:p>
          </table:table-cell>
          <table:table-cell table:style-name="ce3"/>
        </table:table-row>
        <table:table-row table:style-name="ro7">
          <table:table-cell table:style-name="ce3"/>
          <table:table-cell table:style-name="ce2" table:number-columns-repeated="3"/>
          <table:table-cell table:style-name="ce3" office:value-type="string" calcext:value-type="string">
            <text:p>station can be made by telephone. the medical and nursing staff consist, at present, of medical superintendent (non-resident), matron (nursing), three staff nurses, and two probationers ; and the domestic staff of cook, wardmaid, laundrymaid, housemaid, general, and entrance lodge porter and his wife. when all the wards are fully occupied a larger staff of nurses are required. the medical superintendent's residence is connected with the hospital by telephone. the porter's duties consist of looking after the entrance lodge, checking all entries and exits, and working the steam disinfector, etc. his spare time is spent in the gardens. the porter's wife assists, when required, in the laundry, etc. relatives and friends are allowed to visit patients on sunday afternoons from two to four o'clock, but are only allowed to communicate with the patients through the windows. if any patient is dangerously ill, special arrangements are made. patients from outside districts, other than friern barnet, with whom there is a special agreement, are admitted when there is sufficient accommodation for them ; the authorities of the districts from which they come paying the southgate council for their maintenance. 27 the cost of feeding staff and patients during the past year averaged</text:p>
          </table:table-cell>
          <table:table-cell table:style-name="ce3" office:value-type="string" calcext:value-type="string">
            <text:p>Southgate</text:p>
          </table:table-cell>
          <table:table-cell table:style-name="ce3" office:value-type="string" calcext:value-type="string">
            <text:p>Enfield</text:p>
          </table:table-cell>
          <table:table-cell table:style-name="ce5" table:number-columns-repeated="2"/>
          <table:table-cell table:style-name="ce3" office:value-type="string" calcext:value-type="string">
            <text:p>b19794812</text:p>
          </table:table-cell>
          <table:table-cell table:style-name="ce3" office:value-type="string" calcext:value-type="string">
            <text:p>Southgate.1913.b19794812.txt</text:p>
          </table:table-cell>
          <table:table-cell table:style-name="ce2"/>
          <table:table-cell table:style-name="ce2" office:value-type="string" calcext:value-type="string">
            <text:p>AnyTermInList1 AND AnyTermInList2</text:p>
          </table:table-cell>
          <table:table-cell table:style-name="ce2" office:value-type="string" calcext:value-type="string">
            <text:p>None</text:p>
          </table:table-cell>
          <table:table-cell table:style-name="ce3" office:value-type="string" calcext:value-type="string">
            <text:p>wife,wives</text:p>
          </table:table-cell>
          <table:table-cell table:style-name="ce3" office:value-type="string" calcext:value-type="string">
            <text:p>employment,employed,employee,work,working,worked,job,occupation</text:p>
          </table:table-cell>
          <table:table-cell table:style-name="ce7" office:value-type="float" office:value="1913" calcext:value-type="float">
            <text:p>1913</text:p>
          </table:table-cell>
          <table:table-cell table:style-name="ce3"/>
        </table:table-row>
        <table:table-row table:style-name="ro7">
          <table:table-cell table:style-name="ce3"/>
          <table:table-cell table:style-name="ce2" table:number-columns-repeated="3"/>
          <table:table-cell table:style-name="ce3" office:value-type="string" calcext:value-type="string">
            <text:p>station can be made by telephone. the medical and nursing staff consist, at present, of medical superintendent (non-resident), matron (nursing), three staff nurses, and two probationers; and the domestic staff of cook, wardmaid, laundrymaid, housemaid, general, and entrance lodge porter and his wife. when all the wards are fully occupied a larger staff of nurses is required. the medical superintendent's residence is connected with the hospital by telephone. the porter's duties consist of looking after the entrance lodge, checking all entries and exits, and working the steam disinfector, etc. his spare time is spent in the gardens, 46 the porter's wife assists, when required, in the laundry, etc. relatives and friends are allowed to visit patients on sunday afternoons between two and four o'clock, but are only allowed to communicate with the patients through the windows. if any patient is dangerously ill, special arrangements are made. an agreement has been entered into with the friern barnet urban district council, whereby from march 25th, 1920, twelve beds are reserved for the exclusive use of friern barnet patients, in consideration of. an annual payment by the friern barnet council of £720, and in addition is. 6d. a day for each patient in</text:p>
          </table:table-cell>
          <table:table-cell table:style-name="ce3" office:value-type="string" calcext:value-type="string">
            <text:p>Southgate</text:p>
          </table:table-cell>
          <table:table-cell table:style-name="ce3" office:value-type="string" calcext:value-type="string">
            <text:p>Enfield</text:p>
          </table:table-cell>
          <table:table-cell table:style-name="ce5" table:number-columns-repeated="2"/>
          <table:table-cell table:style-name="ce3" office:value-type="string" calcext:value-type="string">
            <text:p>b19794873</text:p>
          </table:table-cell>
          <table:table-cell table:style-name="ce3" office:value-type="string" calcext:value-type="string">
            <text:p>Southgate.1920.b19794873.txt</text:p>
          </table:table-cell>
          <table:table-cell table:style-name="ce2"/>
          <table:table-cell table:style-name="ce2" office:value-type="string" calcext:value-type="string">
            <text:p>AnyTermInList1 AND AnyTermInList2</text:p>
          </table:table-cell>
          <table:table-cell table:style-name="ce2" office:value-type="string" calcext:value-type="string">
            <text:p>None</text:p>
          </table:table-cell>
          <table:table-cell table:style-name="ce3" office:value-type="string" calcext:value-type="string">
            <text:p>wife,wives</text:p>
          </table:table-cell>
          <table:table-cell table:style-name="ce3" office:value-type="string" calcext:value-type="string">
            <text:p>employment,employed,employee,work,working,worked,job,occupation</text:p>
          </table:table-cell>
          <table:table-cell table:style-name="ce7" office:value-type="float" office:value="1920" calcext:value-type="float">
            <text:p>1920</text:p>
          </table:table-cell>
          <table:table-cell table:style-name="ce3"/>
        </table:table-row>
        <table:table-row table:style-name="ro7">
          <table:table-cell table:style-name="ce3"/>
          <table:table-cell table:style-name="ce2" table:number-columns-repeated="3"/>
          <table:table-cell table:style-name="ce3" office:value-type="string" calcext:value-type="string">
            <text:p>is supplied free. applications are made on the form given below, and if any doubt arises as to the income being correct, information is obtained from the employers. note.— the application and the statements therein must be signed as correct by the husband and wage-earner, as well as the mother herself, and particular attention is drawn to the warning clause. proceedings will be taken in fraudulent cases. surname address occupation of husband (wage-earner) name and address of employer rent insurances (amounts) income from all sources (total) (casual workers to give details of earnings during past month.) 16 amount allowed to wife for housekeeping expenses simply special circumstances:—loss of work, or illness of parents or children (state if expectant mother) number of children give ages we have each read over this statement, declare same to be correct, and, in witness thereof, have each signed same. (signed) (husband, or wage-earner) (signed) (mother) date milk provided under this arrangement must not be used for any other purpose, or police court proceedings will be taken in the matter. warning.— as instances have occurred of understatement of means, it is imperative that the above be read over carefully and no false statement made, as this</text:p>
          </table:table-cell>
          <table:table-cell table:style-name="ce3" office:value-type="string" calcext:value-type="string">
            <text:p>EastHam</text:p>
          </table:table-cell>
          <table:table-cell table:style-name="ce3" office:value-type="string" calcext:value-type="string">
            <text:p>Newham</text:p>
          </table:table-cell>
          <table:table-cell table:style-name="ce5" table:number-columns-repeated="2"/>
          <table:table-cell table:style-name="ce3" office:value-type="string" calcext:value-type="string">
            <text:p>b19874510</text:p>
          </table:table-cell>
          <table:table-cell table:style-name="ce3" office:value-type="string" calcext:value-type="string">
            <text:p>EastHam.1920.b19874510.txt</text:p>
          </table:table-cell>
          <table:table-cell table:style-name="ce2"/>
          <table:table-cell table:style-name="ce2" office:value-type="string" calcext:value-type="string">
            <text:p>AnyTermInList1 AND AnyTermInList2</text:p>
          </table:table-cell>
          <table:table-cell table:style-name="ce2" office:value-type="string" calcext:value-type="string">
            <text:p>None</text:p>
          </table:table-cell>
          <table:table-cell table:style-name="ce3" office:value-type="string" calcext:value-type="string">
            <text:p>wife,wives</text:p>
          </table:table-cell>
          <table:table-cell table:style-name="ce3" office:value-type="string" calcext:value-type="string">
            <text:p>employment,employed,employee,work,working,worked,job,occupation</text:p>
          </table:table-cell>
          <table:table-cell table:style-name="ce7" office:value-type="float" office:value="1920" calcext:value-type="float">
            <text:p>1920</text:p>
          </table:table-cell>
          <table:table-cell table:style-name="ce3" office:value-type="string" calcext:value-type="string">
            <text:p>Although this isn't about working wives etc, the result is interesting because it assumes that the husband will be the wage-earner and that the wife will not earn.</text:p>
          </table:table-cell>
        </table:table-row>
        <table:table-row table:style-name="ro4">
          <table:table-cell table:style-name="ce3" office:value-type="string" calcext:value-type="string">
            <text:p>Number/proportions</text:p>
          </table:table-cell>
          <table:table-cell table:style-name="ce2" table:number-columns-repeated="3"/>
          <table:table-cell table:style-name="ce3" office:value-type="string" calcext:value-type="string">
            <text:p>12 is given as 19,652; of this number 10,333 were described as gainfully occupied. the following table gives the population in holborn over 12 years of age in relation to marriage and occupation:— males. females. single. married. widowed or divorced. single. married. widowed or divorced. total 8 708 8,297 947 9,415 7,741 2,496 number occupied 6,643 7,296 689 7,149 1,830 1,354 number not occupied 2,065 901 159 2,266 3,911 1,142 the number of married women occupied away from their homes is equal to 23.7 per cent. of the total number of married women in the borough. this high percentage of wives following an occupation is exceeded in london only in the city of london, where the proportion is 30.6 per cent., and in the borough of shoreditch, 24.1 per cent.; holborn is closely followed by finsbury with 23.1 per cent.; at the other end of the scale we have woolwich with 5.3 per cent., lewisham 6.1 per cent., wandsworth 7.8 per cent., and stoke newington 10.2 per cent. the chief occupations of the day population of the borough are connected with professions (law, architecture, etc.); public societies' and commercial offices; hotels and boarding houses; printing and bookbinding; metal refining; precious</text:p>
          </table:table-cell>
          <table:table-cell table:style-name="ce3" office:value-type="string" calcext:value-type="string">
            <text:p>Holborn</text:p>
          </table:table-cell>
          <table:table-cell table:style-name="ce3" office:value-type="string" calcext:value-type="string">
            <text:p>Camden</text:p>
          </table:table-cell>
          <table:table-cell table:style-name="ce5" table:number-columns-repeated="2"/>
          <table:table-cell table:style-name="ce3" office:value-type="string" calcext:value-type="string">
            <text:p>b18116565</text:p>
          </table:table-cell>
          <table:table-cell table:style-name="ce3" office:value-type="string" calcext:value-type="string">
            <text:p>Holborn.1923.b18116565.txt</text:p>
          </table:table-cell>
          <table:table-cell table:style-name="ce2"/>
          <table:table-cell table:style-name="ce2" office:value-type="string" calcext:value-type="string">
            <text:p>AnyTermInList1 AND AnyTermInList2</text:p>
          </table:table-cell>
          <table:table-cell table:style-name="ce2" office:value-type="string" calcext:value-type="string">
            <text:p>None</text:p>
          </table:table-cell>
          <table:table-cell table:style-name="ce3" office:value-type="string" calcext:value-type="string">
            <text:p>wife,wives</text:p>
          </table:table-cell>
          <table:table-cell table:style-name="ce3" office:value-type="string" calcext:value-type="string">
            <text:p>employment,employed,employee,work,working,worked,job,occupation</text:p>
          </table:table-cell>
          <table:table-cell table:style-name="ce7" office:value-type="float" office:value="1923" calcext:value-type="float">
            <text:p>1923</text:p>
          </table:table-cell>
          <table:table-cell table:style-name="ce3"/>
        </table:table-row>
        <table:table-row table:style-name="ro4">
          <table:table-cell table:style-name="ce3"/>
          <table:table-cell table:style-name="ce2" table:number-columns-repeated="3"/>
          <table:table-cell table:style-name="ce3" office:value-type="string" calcext:value-type="string">
            <text:p>who worked as a mixer of fruit drinks before his illness. he was sent under the london county council's tuberculosis scheme first to brompton and then to godalming, where he did very well. on his discharge the care committee got in touch with the welfare department of his firm, asking for more suitable work to be given him. a light open-air job was found, which he has now had for five months and in which he has maintained his recovered health. b.—had broken down in health when first we heard of him. he was under the middlesex hospital, but his wife and children were persuaded by the dispensary nurse to be examined as contacts, and as the two children were found to be very debilitated after pneumonia, they were referred to the invalid children's aid association for convalescence and were sent to worthing. the mother, relieved temporarily of their care, was able to make arrangements for the future, which necessitated her becoming the breadwinner of the family, as b. died while away in sanatorium. c.—was a married woman with three small children, and when it was necessary for her to go away for treatment, arrangements had first to be made</text:p>
          </table:table-cell>
          <table:table-cell table:style-name="ce3" office:value-type="string" calcext:value-type="string">
            <text:p>Fulham</text:p>
          </table:table-cell>
          <table:table-cell table:style-name="ce3" office:value-type="string" calcext:value-type="string">
            <text:p>Hammersmith and Fulham</text:p>
          </table:table-cell>
          <table:table-cell table:style-name="ce2" table:number-columns-repeated="2"/>
          <table:table-cell table:style-name="ce3" office:value-type="string" calcext:value-type="string">
            <text:p>b18220320</text:p>
          </table:table-cell>
          <table:table-cell table:style-name="ce3" office:value-type="string" calcext:value-type="string">
            <text:p>Fulham.1926.b18220320.txt</text:p>
          </table:table-cell>
          <table:table-cell table:style-name="ce2"/>
          <table:table-cell table:style-name="ce2" office:value-type="string" calcext:value-type="string">
            <text:p>AnyTermInList1 AND AnyTermInList2</text:p>
          </table:table-cell>
          <table:table-cell table:style-name="ce2" office:value-type="string" calcext:value-type="string">
            <text:p>None</text:p>
          </table:table-cell>
          <table:table-cell table:style-name="ce3" office:value-type="string" calcext:value-type="string">
            <text:p>wife,wives</text:p>
          </table:table-cell>
          <table:table-cell table:style-name="ce3" office:value-type="string" calcext:value-type="string">
            <text:p>employment,employed,employee,work,working,worked,job,occupation</text:p>
          </table:table-cell>
          <table:table-cell table:style-name="ce7" office:value-type="float" office:value="1926" calcext:value-type="float">
            <text:p>1926</text:p>
          </table:table-cell>
          <table:table-cell table:style-name="ce3" office:value-type="string" calcext:value-type="string">
            <text:p>Also need to check manually - may be more in this entry</text:p>
          </table:table-cell>
        </table:table-row>
        <table:table-row table:style-name="ro5">
          <table:table-cell table:style-name="ce3" office:value-type="string" calcext:value-type="string">
            <text:p>Question relating to policy</text:p>
          </table:table-cell>
          <table:table-cell table:style-name="ce2" table:number-columns-repeated="3"/>
          <table:table-cell table:style-name="ce3" office:value-type="string" calcext:value-type="string">
            <text:p>voluntary effort, and as a result in most places voluntary committees have been formed under the aegis of the local authority. how wide the scope of this side of the work is will be realised if we consider what happens when a member of a family is found to have tuberculosis and has been recommended for institutional treatment, and ask ourselves:— 94 (1) how are the family to carry on during the absence of the patient, especially if he be the breadwinner? this question alone frequently presents enormous difficulties. what is his national health insurance benefit if any? can the wife go out to work if a job can be found? can the children be cared for or boarded out if the wife works? is the patient an ex-service man or the dependent of an ex-service man? (2) has the patient sufficient suitable clothing for institutional treatment? (3) can his wife afford fares to visit him whilst he is undergoing treatment? (4) on his return can he have a separate bed or bedroom? ts he fit to return to his former work? if not, can suitable light work be found? can he meet the cost of attending london hospitals for</text:p>
          </table:table-cell>
          <table:table-cell table:style-name="ce3" office:value-type="string" calcext:value-type="string">
            <text:p>Woolwich</text:p>
          </table:table-cell>
          <table:table-cell table:style-name="ce3" office:value-type="string" calcext:value-type="string">
            <text:p>Greenwich</text:p>
          </table:table-cell>
          <table:table-cell table:style-name="ce5" table:number-columns-repeated="2"/>
          <table:table-cell table:style-name="ce3" office:value-type="string" calcext:value-type="string">
            <text:p>b19823526</text:p>
          </table:table-cell>
          <table:table-cell table:style-name="ce3" office:value-type="string" calcext:value-type="string">
            <text:p>Woolwich.1930.b19823526.txt</text:p>
          </table:table-cell>
          <table:table-cell table:style-name="ce2"/>
          <table:table-cell table:style-name="ce2" office:value-type="string" calcext:value-type="string">
            <text:p>AnyTermInList1 AND AnyTermInList2</text:p>
          </table:table-cell>
          <table:table-cell table:style-name="ce2" office:value-type="string" calcext:value-type="string">
            <text:p>None</text:p>
          </table:table-cell>
          <table:table-cell table:style-name="ce3" office:value-type="string" calcext:value-type="string">
            <text:p>wife,wives</text:p>
          </table:table-cell>
          <table:table-cell table:style-name="ce3" office:value-type="string" calcext:value-type="string">
            <text:p>employment,employed,employee,work,working,worked,job,occupation</text:p>
          </table:table-cell>
          <table:table-cell table:style-name="ce7" office:value-type="float" office:value="1930" calcext:value-type="float">
            <text:p>1930</text:p>
          </table:table-cell>
          <table:table-cell table:style-name="ce3"/>
        </table:table-row>
        <table:table-row table:style-name="ro4">
          <table:table-cell table:style-name="ce3"/>
          <table:table-cell table:style-name="ce2" table:number-columns-repeated="3"/>
          <table:table-cell table:style-name="ce3" office:value-type="string" calcext:value-type="string">
            <text:p>hold water, when it is realised that the welfare of the sufferer is incidental to the prime object of safeguarding the health of others. the prevention of infection should be the guiding principle in the scheme and not the future fitness of the sufferer for employment. if not widened to include all cases of pulmonary tuberculosis the scheme might still be amplified to fill gaps such as the married woman who is advised to give up a gainful occupation but is ineligible to participate in the scheme because she is regarded as the dependent of her husband, or the pregnant wife who must wait for her child to be born before becoming eligible for any extra financial help from any source, unlike the wives of service men who get an ante-natal grant. cases occur where the pregnant woman works right up to the last in order to provide for the baby because there is no provision for assistance under the scheme. 18 notifications received during the year ended 31st december, 1944. scarlet fever 361 (716) diphtheria 66 (103) erysipelas 56 (52) puerperal fever 11 (14) puerperal pyrexia 19 (25) cerebro-spinal fever 10 (7) ophthalmia neonatorum 16 ( 16) measles 442</text:p>
          </table:table-cell>
          <table:table-cell table:style-name="ce3" office:value-type="string" calcext:value-type="string">
            <text:p>LambethMetropolitanBorough</text:p>
          </table:table-cell>
          <table:table-cell table:style-name="ce3" office:value-type="string" calcext:value-type="string">
            <text:p>Lambeth</text:p>
          </table:table-cell>
          <table:table-cell table:style-name="ce5" table:number-columns-repeated="2"/>
          <table:table-cell table:style-name="ce3" office:value-type="string" calcext:value-type="string">
            <text:p>b18239705</text:p>
          </table:table-cell>
          <table:table-cell table:style-name="ce3" office:value-type="string" calcext:value-type="string">
            <text:p>LambethMetropolitanBorough.1944.b18239705.txt</text:p>
          </table:table-cell>
          <table:table-cell table:style-name="ce2"/>
          <table:table-cell table:style-name="ce2" office:value-type="string" calcext:value-type="string">
            <text:p>AnyTermInList1 AND AnyTermInList2</text:p>
          </table:table-cell>
          <table:table-cell table:style-name="ce2" office:value-type="string" calcext:value-type="string">
            <text:p>None</text:p>
          </table:table-cell>
          <table:table-cell table:style-name="ce3" office:value-type="string" calcext:value-type="string">
            <text:p>wife,wives</text:p>
          </table:table-cell>
          <table:table-cell table:style-name="ce3" office:value-type="string" calcext:value-type="string">
            <text:p>employment,employed,employee,work,working,worked,job,occupation</text:p>
          </table:table-cell>
          <table:table-cell table:style-name="ce7" office:value-type="float" office:value="1944" calcext:value-type="float">
            <text:p>1944</text:p>
          </table:table-cell>
          <table:table-cell table:style-name="ce3" office:value-type="string" calcext:value-type="string">
            <text:p>Check manually for context</text:p>
          </table:table-cell>
        </table:table-row>
        <table:table-row table:style-name="ro4">
          <table:table-cell table:style-name="ce3"/>
          <table:table-cell table:style-name="ce2" table:number-columns-repeated="3"/>
          <table:table-cell table:style-name="ce3" office:value-type="string" calcext:value-type="string">
            <text:p>others. the prevention of infection should be the guiding principle in the scheme and not the future fitness of the sufferer for employment. if not widened to include all cases of pulmonary tuberculosis the scheme might still be amplified to fill gaps such as the married woman who is advised to give up a gainful occupation but is ineligible to participate in the scheme because she is regarded as the dependent of her husband, or the pregnant wife who must wait for her child to be born before becoming eligible for any extra financial help from any source, unlike the wives of service men who get an ante-natal grant. cases occur where the pregnant woman works right up to the last in order to provide for the baby because there is no provision for assistance under the scheme. 18 notifications received during the year ended 31st december, 1944. scarlet fever 361 (716) diphtheria 66 (103) erysipelas 56 (52) puerperal fever 11 (14) puerperal pyrexia 19 (25) cerebro-spinal fever 10 (7) ophthalmia neonatorum 16 ( 16) measles 442 (1,288) whooping cough 354 (469) primary pneumonia 76 (81) influenzal pneumonia 24 (65) malaria (induced—1) 4 (2) dysentery 64 (62) food poisoning 4</text:p>
          </table:table-cell>
          <table:table-cell table:style-name="ce3" office:value-type="string" calcext:value-type="string">
            <text:p>LambethMetropolitanBorough</text:p>
          </table:table-cell>
          <table:table-cell table:style-name="ce3" office:value-type="string" calcext:value-type="string">
            <text:p>Lambeth</text:p>
          </table:table-cell>
          <table:table-cell table:style-name="ce5" table:number-columns-repeated="2"/>
          <table:table-cell table:style-name="ce3" office:value-type="string" calcext:value-type="string">
            <text:p>b18239705</text:p>
          </table:table-cell>
          <table:table-cell table:style-name="ce3" office:value-type="string" calcext:value-type="string">
            <text:p>LambethMetropolitanBorough.1944.b18239705.txt</text:p>
          </table:table-cell>
          <table:table-cell table:style-name="ce2"/>
          <table:table-cell table:style-name="ce2" office:value-type="string" calcext:value-type="string">
            <text:p>AnyTermInList1 AND AnyTermInList2</text:p>
          </table:table-cell>
          <table:table-cell table:style-name="ce2" office:value-type="string" calcext:value-type="string">
            <text:p>None</text:p>
          </table:table-cell>
          <table:table-cell table:style-name="ce3" office:value-type="string" calcext:value-type="string">
            <text:p>wife,wives</text:p>
          </table:table-cell>
          <table:table-cell table:style-name="ce3" office:value-type="string" calcext:value-type="string">
            <text:p>employment,employed,employee,work,working,worked,job,occupation</text:p>
          </table:table-cell>
          <table:table-cell table:style-name="ce7" office:value-type="float" office:value="1944" calcext:value-type="float">
            <text:p>1944</text:p>
          </table:table-cell>
          <table:table-cell table:style-name="ce3" office:value-type="string" calcext:value-type="string">
            <text:p>Duplicate with above - has just found a later string of text</text:p>
          </table:table-cell>
        </table:table-row>
        <table:table-row table:style-name="ro7">
          <table:table-cell table:style-name="ce3"/>
          <table:table-cell table:style-name="ce2" table:number-columns-repeated="3"/>
          <table:table-cell table:style-name="ce3" office:value-type="string" calcext:value-type="string">
            <text:p>women being admitted for confinement during 1947. close liaison has been maintained between the borough ante-natal clinics and the maternity department of the hospital. attendances at infant welfare centres totalled 24,434, an increase of 7,400 over the previous year. during the year, work was commenced on the construction of the day nursery in spratt hall road, wanstead. the need for day nursery facilities has been continually evident not only for those mothers desirous of entering industry, but also for those wishing to obtain employment as nurses or teachers. many applications have also been received from war widows, unmarried mothers and wives separated from their husbands for whom work is essential on economic grounds and who, in the absence of nursery facilities would be compelled to separate from their children. further, there is need for nursery accommodation of a temporary nature when sudden illness occurs in a home, or where a mother is being confined. it is gratifying to be able to state that the nursery was officially opened in june, 1948. i am indebted to the chairman and members of the public health and maternity and child welfare committees for the support they have given me in dealing with the</text:p>
          </table:table-cell>
          <table:table-cell table:style-name="ce3" office:value-type="string" calcext:value-type="string">
            <text:p>WansteadandWoodford</text:p>
          </table:table-cell>
          <table:table-cell table:style-name="ce3" office:value-type="string" calcext:value-type="string">
            <text:p>Redbridge</text:p>
          </table:table-cell>
          <table:table-cell table:style-name="ce5" table:number-columns-repeated="2"/>
          <table:table-cell table:style-name="ce3" office:value-type="string" calcext:value-type="string">
            <text:p>b19878606</text:p>
          </table:table-cell>
          <table:table-cell table:style-name="ce3" office:value-type="string" calcext:value-type="string">
            <text:p>WansteadandWoodford.1947.b19878606.txt</text:p>
          </table:table-cell>
          <table:table-cell table:style-name="ce2"/>
          <table:table-cell table:style-name="ce2" office:value-type="string" calcext:value-type="string">
            <text:p>AnyTermInList1 AND AnyTermInList2</text:p>
          </table:table-cell>
          <table:table-cell table:style-name="ce2" office:value-type="string" calcext:value-type="string">
            <text:p>None</text:p>
          </table:table-cell>
          <table:table-cell table:style-name="ce3" office:value-type="string" calcext:value-type="string">
            <text:p>wife,wives</text:p>
          </table:table-cell>
          <table:table-cell table:style-name="ce3" office:value-type="string" calcext:value-type="string">
            <text:p>employment,employed,employee,work,working,worked,job,occupation</text:p>
          </table:table-cell>
          <table:table-cell table:style-name="ce7" office:value-type="float" office:value="1947" calcext:value-type="float">
            <text:p>1947</text:p>
          </table:table-cell>
          <table:table-cell table:style-name="ce3"/>
        </table:table-row>
        <table:table-row table:style-name="ro4">
          <table:table-cell table:style-name="ce3"/>
          <table:table-cell table:style-name="ce2" table:number-columns-repeated="3"/>
          <table:table-cell table:style-name="ce3" office:value-type="string" calcext:value-type="string">
            <text:p>handsworth ave. 48.4 10.0 58.4 november higham hill 46.7 9.1 55.8 handsworth ave. 45.6 9.6 55.2 december . . higham hill 41.4 8.8 50.2 handsworth ave. 45.8 10.4 56.2 whole year higham hill 44.6 10.3 54.9 handsworth ave. 40.8 10.6 51.4 during the current year it has become necessary to reduce the number of names on the register at each nursery from 60 to 55 so as not to exceed the capacity of the nursery (i.e., 50 places). pressure on the day nurseries remains high even in the priority classes, i.e., the children of unmarried mothers, of widows, or of wives separated from their husbands; the children of mothers whose husbands are frequently ill and cannot work full-time or are unemployed, or who are themselves ill; the children of mothers whose husbands are in the forces; and of mothers who are working full-time on essential work. 70 training.—seven probationers obtained the nursery nurses certificate during the year. the council agreed to pay the examination fees of probationers. hours of opening.—the nurseries were open monday to friday from 8 a.m. to 5.30 p.m. throughout the year. control of the day nursery service passed to the county council on july 5th. infant</text:p>
          </table:table-cell>
          <table:table-cell table:style-name="ce3" office:value-type="string" calcext:value-type="string">
            <text:p>Walthamstow</text:p>
          </table:table-cell>
          <table:table-cell table:style-name="ce3" office:value-type="string" calcext:value-type="string">
            <text:p>Waltham Forest</text:p>
          </table:table-cell>
          <table:table-cell table:style-name="ce5" table:number-columns-repeated="2"/>
          <table:table-cell table:style-name="ce3" office:value-type="string" calcext:value-type="string">
            <text:p>b19876695</text:p>
          </table:table-cell>
          <table:table-cell table:style-name="ce3" office:value-type="string" calcext:value-type="string">
            <text:p>Walthamstow.1948.b19876695.txt</text:p>
          </table:table-cell>
          <table:table-cell table:style-name="ce2"/>
          <table:table-cell table:style-name="ce2" office:value-type="string" calcext:value-type="string">
            <text:p>AnyTermInList1 AND AnyTermInList2</text:p>
          </table:table-cell>
          <table:table-cell table:style-name="ce2" office:value-type="string" calcext:value-type="string">
            <text:p>None</text:p>
          </table:table-cell>
          <table:table-cell table:style-name="ce3" office:value-type="string" calcext:value-type="string">
            <text:p>wife,wives</text:p>
          </table:table-cell>
          <table:table-cell table:style-name="ce3" office:value-type="string" calcext:value-type="string">
            <text:p>employment,employed,employee,work,working,worked,job,occupation</text:p>
          </table:table-cell>
          <table:table-cell table:style-name="ce7" office:value-type="float" office:value="1948" calcext:value-type="float">
            <text:p>1948</text:p>
          </table:table-cell>
          <table:table-cell table:style-name="ce3"/>
        </table:table-row>
        <table:table-row table:style-name="ro6">
          <table:table-cell table:style-name="ce3"/>
          <table:table-cell table:style-name="ce2" table:number-columns-repeated="3"/>
          <table:table-cell table:style-name="ce3" office:value-type="string" calcext:value-type="string">
            <text:p>child was at school the day before he died, and the brother, six days after his brother was taken ill, was notified as suffering from poliomyelitis. the brother, who was aged 6 years 4 months recovered. the ages of those who were affected but recovered were one under a year, one 11/4 years old, three 2 years old, one 3i years old, three 4 years old, one 6 years, old and one 9 years old. there were two adults—one female who worked at a hospital suffered a mild attack and the remaining case is interesting, being an adult male whose wife was working in the "polio" ward of a large fever hospital. another interesting case is that of a child who was taken ill at a holiday camp, saw the camp doctor who prescribed a tonic, and a few days after arriving home became weak in her limbs. the first case occurred in september and the last case on the 27th december. the majority of cases (10) were in the months of october. 3 in november and 3 in december. two cases of food poisoning were notified in two separate families in which infection was not due to association. one</text:p>
          </table:table-cell>
          <table:table-cell table:style-name="ce3" office:value-type="string" calcext:value-type="string">
            <text:p>Acton</text:p>
          </table:table-cell>
          <table:table-cell table:style-name="ce3" office:value-type="string" calcext:value-type="string">
            <text:p>Ealing</text:p>
          </table:table-cell>
          <table:table-cell table:style-name="ce5" table:number-columns-repeated="2"/>
          <table:table-cell table:style-name="ce3" office:value-type="string" calcext:value-type="string">
            <text:p>b19783796</text:p>
          </table:table-cell>
          <table:table-cell table:style-name="ce3" office:value-type="string" calcext:value-type="string">
            <text:p>Acton.1949.b19783796.txt</text:p>
          </table:table-cell>
          <table:table-cell table:style-name="ce2"/>
          <table:table-cell table:style-name="ce2" office:value-type="string" calcext:value-type="string">
            <text:p>AnyTermInList1 AND AnyTermInList2</text:p>
          </table:table-cell>
          <table:table-cell table:style-name="ce2" office:value-type="string" calcext:value-type="string">
            <text:p>None</text:p>
          </table:table-cell>
          <table:table-cell table:style-name="ce3" office:value-type="string" calcext:value-type="string">
            <text:p>wife,wives</text:p>
          </table:table-cell>
          <table:table-cell table:style-name="ce3" office:value-type="string" calcext:value-type="string">
            <text:p>employment,employed,employee,work,working,worked,job,occupation</text:p>
          </table:table-cell>
          <table:table-cell table:style-name="ce7" office:value-type="float" office:value="1949" calcext:value-type="float">
            <text:p>1949</text:p>
          </table:table-cell>
          <table:table-cell table:style-name="ce3"/>
        </table:table-row>
        <table:table-row table:style-name="ro5">
          <table:table-cell table:style-name="ce3"/>
          <table:table-cell table:style-name="ce2" table:number-columns-repeated="3"/>
          <table:table-cell table:style-name="ce3" office:value-type="string" calcext:value-type="string">
            <text:p>of sampling, and in consequence are genuine samples of the milk being supplied to the public. in the last annual report the medical officer stressed that the greatest danger as far as milk is concerned is after the retailer has delivered the milk to the consumer, who frequently leaves the full bottles in direct rays of the sun for long periods. it has been noticed that this practice is still very common and is undoubtedly the cause of complaints of souring. probably the entire blame cannot be laid against the housewife who, in these days when a large percentage of wives are working away from home, the milk is delivered at the front door by the roundsman and left by him in an exposed position. ice cream six applications were received for the registration of premises for the sale of ice cream. the premises being satisfactory, all six applications were granted. ninety-six samples were obtained and submitted for bacteriological examination, with the following results:— provisional grade 1 84 2 9 ,, ,, 3 1 ,, „ 4 2 96 although during the year one sample was graded 3 and two were graded 4, the high standard of handling has generally</text:p>
          </table:table-cell>
          <table:table-cell table:style-name="ce3" office:value-type="string" calcext:value-type="string">
            <text:p>EastBarnet</text:p>
          </table:table-cell>
          <table:table-cell table:style-name="ce3" office:value-type="string" calcext:value-type="string">
            <text:p>Barnet</text:p>
          </table:table-cell>
          <table:table-cell table:style-name="ce5" table:number-columns-repeated="2"/>
          <table:table-cell table:style-name="ce3" office:value-type="string" calcext:value-type="string">
            <text:p>b19788460</text:p>
          </table:table-cell>
          <table:table-cell table:style-name="ce3" office:value-type="string" calcext:value-type="string">
            <text:p>EastBarnet.1953.b19788460.txt</text:p>
          </table:table-cell>
          <table:table-cell table:style-name="ce2"/>
          <table:table-cell table:style-name="ce2" office:value-type="string" calcext:value-type="string">
            <text:p>AnyTermInList1 AND AnyTermInList2</text:p>
          </table:table-cell>
          <table:table-cell table:style-name="ce2" office:value-type="string" calcext:value-type="string">
            <text:p>None</text:p>
          </table:table-cell>
          <table:table-cell table:style-name="ce3" office:value-type="string" calcext:value-type="string">
            <text:p>wife,wives</text:p>
          </table:table-cell>
          <table:table-cell table:style-name="ce3" office:value-type="string" calcext:value-type="string">
            <text:p>employment,employed,employee,work,working,worked,job,occupation</text:p>
          </table:table-cell>
          <table:table-cell table:style-name="ce7" office:value-type="float" office:value="1953" calcext:value-type="float">
            <text:p>1953</text:p>
          </table:table-cell>
          <table:table-cell table:style-name="ce3"/>
        </table:table-row>
        <table:table-row table:style-name="ro8">
          <table:table-cell/>
          <table:table-cell office:value-type="string" calcext:value-type="string">
            <text:p>Not appplicable/No view</text:p>
          </table:table-cell>
          <table:table-cell office:value-type="string" calcext:value-type="string">
            <text:p>No</text:p>
          </table:table-cell>
          <table:table-cell office:value-type="string" calcext:value-type="string">
            <text:p>Unspecified</text:p>
          </table:table-cell>
          <table:table-cell office:value-type="string" calcext:value-type="string">
            <text:p>chest (excluding phthisis), the result of exposure, and from miasmatic diseases, probably derived from their residences. They exhibit a high proportion of fatal liver disease. The high proportion of heart disease is probably the result, through rheumatism or bronchitis, of exposure to cold and we.t. 16. Schoolmasters.—Only a small proportion of these died, the expectation of life, from our limited experience, being 34 years. b. FEMALES. The rate of mortality of females following industrial occupations cannot be estimated, nor yet, fairly, the average age at death, in consequence of the imperfection of the mortuary returns, which in the instance of married women do not in all cases specify the occupation followed. The particulars as to the cause of death, as given in Table XIV., are open to fewer crbjections on this score. Dressmakers and Milliners appear to die to a large extent from consumption, 42 per cent, of the deaths being attributable to this cause. There is no difficulty in associating this with the damage inflicted upon the health from excessive and late hours of work in close, crowded, and confined rooms, together with deficient bodily exercise. The large proportion of young persons following these occupations, who at a later</text:p>
          </table:table-cell>
          <table:table-cell office:value-type="string" calcext:value-type="string">
            <text:p>IslingtonMetropolitanBorough</text:p>
          </table:table-cell>
          <table:table-cell office:value-type="string" calcext:value-type="string">
            <text:p>Islington</text:p>
          </table:table-cell>
          <table:table-cell table:number-columns-repeated="2"/>
          <table:table-cell office:value-type="string" calcext:value-type="string">
            <text:p>b18248640</text:p>
          </table:table-cell>
          <table:table-cell office:value-type="string" calcext:value-type="string">
            <text:p>IslingtonMetropolitanBorough.1864.b18248640.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864" calcext:value-type="float">
            <text:p>1864</text:p>
          </table:table-cell>
          <table:table-cell/>
        </table:table-row>
        <table:table-row table:style-name="ro8">
          <table:table-cell/>
          <table:table-cell office:value-type="string" calcext:value-type="string">
            <text:p>Negative</text:p>
          </table:table-cell>
          <table:table-cell office:value-type="string" calcext:value-type="string">
            <text:p>No</text:p>
          </table:table-cell>
          <table:table-cell office:value-type="string" calcext:value-type="string">
            <text:p>Retail, Factory, Unspecified</text:p>
          </table:table-cell>
          <table:table-cell office:value-type="string" calcext:value-type="string">
            <text:p>class, are now becoming absolutely essential to preserve healthy vitality, and save the risk which threatens large numbers of persons from a gradual degeneration. Abundant proof of this can be found in the more thickly populated parts of this wealthy Parish. A few hundred pounds would be amply repaid in health and in having the satisfaction of some benefit for rates, while the diminution of pauperism would soon be manifest. 25 Female Labour. Female labour is on a very unsatisfactory footing— young women living at home with their parents, certainly earn wages which contribute partly to their maintenance ; some married women work far below the fair value of labour to supplement the wages of a husband whose work is casual and uncertain, often from drunkenness ; female labour even attempts to compete with manufacturing establishments ; some married women again, who erroneously desire to utilize their spare time in working for shops, neglect domestic duties, and thus lower the price of female labour of single women. The worst cases, however, are those of the solitary sempstress, prolonging her hours of work in a small close room, or working by candle light, far into the night, bringing about some debilitating</text:p>
          </table:table-cell>
          <table:table-cell office:value-type="string" calcext:value-type="string">
            <text:p>Paddington</text:p>
          </table:table-cell>
          <table:table-cell office:value-type="string" calcext:value-type="string">
            <text:p>City of Westminster</text:p>
          </table:table-cell>
          <table:table-cell table:number-columns-repeated="2"/>
          <table:table-cell office:value-type="string" calcext:value-type="string">
            <text:p>b19955212</text:p>
          </table:table-cell>
          <table:table-cell office:value-type="string" calcext:value-type="string">
            <text:p>Paddington.1870.b19955212.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870" calcext:value-type="float">
            <text:p>1870</text:p>
          </table:table-cell>
          <table:table-cell/>
        </table:table-row>
        <table:table-row table:style-name="ro8">
          <table:table-cell/>
          <table:table-cell office:value-type="string" calcext:value-type="string">
            <text:p>Neutral</text:p>
          </table:table-cell>
          <table:table-cell office:value-type="string" calcext:value-type="string">
            <text:p>Yes</text:p>
          </table:table-cell>
          <table:table-cell office:value-type="string" calcext:value-type="string">
            <text:p>Laundry, Domestic Service, Outwork, Factory</text:p>
          </table:table-cell>
          <table:table-cell office:value-type="string" calcext:value-type="string">
            <text:p>known as the Domestic Workshop, and the establishment of Cretches would provide for the occasional absence of the mother, should she get a day's washing or charing. Moreover, it would not be impossible to utilize these establishments for educational purposes, and some plain and simple instructions in the feeding of infants might be given to the mothers who bring children to be taken care of. I have made some enquiries amongst the manufacturers in my district and also amongst the women themselves. I find that the employment of child-bearing women is not very prevalent in large Factories and Workshops. The married women mostly work at home at Boxmaking, Tailoring, or Bootwork. Factory Owners tell me that the proportion of married women among their female hands does not exceed five per cent., and some of these are widows. Occasionally their female hands continue their occupation for a time after marriage, but if they become pregnant they leave the Factory six or eight weeks before the expected confinement. Some employers say they will not be bothered with women who have children and decline to allow them to return, as they are apt to be irregular in attendance, and frequently kept at home</text:p>
          </table:table-cell>
          <table:table-cell office:value-type="string" calcext:value-type="string">
            <text:p>BethnalGreen</text:p>
          </table:table-cell>
          <table:table-cell office:value-type="string" calcext:value-type="string">
            <text:p>Tower Hamlets</text:p>
          </table:table-cell>
          <table:table-cell table:number-columns-repeated="2"/>
          <table:table-cell office:value-type="string" calcext:value-type="string">
            <text:p>b17997598</text:p>
          </table:table-cell>
          <table:table-cell office:value-type="string" calcext:value-type="string">
            <text:p>BethnalGreen.1893.b17997598.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893" calcext:value-type="float">
            <text:p>1893</text:p>
          </table:table-cell>
          <table:table-cell office:value-type="string" calcext:value-type="string">
            <text:p>check later text</text:p>
          </table:table-cell>
        </table:table-row>
        <table:table-row table:style-name="ro8">
          <table:table-cell/>
          <table:table-cell office:value-type="string" calcext:value-type="string">
            <text:p>Positive</text:p>
          </table:table-cell>
          <table:table-cell office:value-type="string" calcext:value-type="string">
            <text:p>No</text:p>
          </table:table-cell>
          <table:table-cell office:value-type="string" calcext:value-type="string">
            <text:p>Outwork</text:p>
          </table:table-cell>
          <table:table-cell office:value-type="string" calcext:value-type="string">
            <text:p>Walthamstow General Hospital, and the remainder, 17, to various London Hospitals. Factory and Workshop Act.—The number of premises registered under the Factory and Workshop Act has increased from 216 to 501, in consequence of the obligation cast upon authorities to communicate to each other semi-annually the names and addresses of any "Outworkers" residing in their respective districts. The work of inspection of these premises is most complicated by the constant changes in the lists, half of each succeeding list consisting of new names in place of the old ones who have ceased to be employed. Many of the outworkers being married women working at home, anxious to add to the family income, work under fair sanitary conditions, and it is rare to find any cause for complaint. The various matters dealt with have been supplied to, and are dealt with in the report of, the Medical Officer of Health. The special premises periodically visited, besides Factories and Workshops, include:— Slaughterhouses 12 Dairies, Cowsheds and Milk Sellers 99 Fishmongers 39 Offensive Trades 3 Only minor causes of complaint were discovered in any of these, which were readily attended to by occupiers when pointed out. The two premises situate in the Northern</text:p>
          </table:table-cell>
          <table:table-cell office:value-type="string" calcext:value-type="string">
            <text:p>Walthamstow</text:p>
          </table:table-cell>
          <table:table-cell office:value-type="string" calcext:value-type="string">
            <text:p>Waltham Forest</text:p>
          </table:table-cell>
          <table:table-cell table:number-columns-repeated="2"/>
          <table:table-cell office:value-type="string" calcext:value-type="string">
            <text:p>b19971011</text:p>
          </table:table-cell>
          <table:table-cell office:value-type="string" calcext:value-type="string">
            <text:p>Walthamstow.1902.b19971011.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02" calcext:value-type="float">
            <text:p>1902</text:p>
          </table:table-cell>
          <table:table-cell/>
        </table:table-row>
        <table:table-row table:style-name="ro8">
          <table:table-cell/>
          <table:table-cell office:value-type="string" calcext:value-type="string">
            <text:p>Not applicable/no view</text:p>
          </table:table-cell>
          <table:table-cell office:value-type="string" calcext:value-type="string">
            <text:p>No</text:p>
          </table:table-cell>
          <table:table-cell office:value-type="string" calcext:value-type="string">
            <text:p>Unspecified</text:p>
          </table:table-cell>
          <table:table-cell office:value-type="string" calcext:value-type="string">
            <text:p>(the lowest). TABLE 5. (Census, 1901.) Of 1,000 Females aged 15-45 Proportion occupied per 1,000. Unmarried. Married. Females 15-45. Married and Widowed, 15 years and upwards. Borough 621 354 534 165 London 524 448 466 172 Kensington 688 284 602 234 Westminster 648 320 629 267 Marylebone 634 334 601 250 Hampstead 708 561 128 Willesden 465 513 377 115 Note.—The Condensed Tables of Occupations do not distinguish the ages of "married and widowed" engaged in occupations. No female under 15 years of age was returned as married at the last Census. The birth-rate ought to be calculated on the married women of child-bearing ages, due correction being made for the births of illegitimate children. Unfortunatelv the whole of the data necessary for such correction are not available. In Table 6 rates are given based on all births, and also on legitimate and illegitimate, as far as can be done. The table at present gives but little information ; but continued for a series of years, will afford a clear indication of the changes in the fruitfulness of marriage and the improvement (or deterioration) in the morality of the various districts. The only point to which attention need be called</text:p>
          </table:table-cell>
          <table:table-cell office:value-type="string" calcext:value-type="string">
            <text:p>PaddingtonMetropolitanBorough</text:p>
          </table:table-cell>
          <table:table-cell office:value-type="string" calcext:value-type="string">
            <text:p>City of Westminster</text:p>
          </table:table-cell>
          <table:table-cell table:number-columns-repeated="2"/>
          <table:table-cell office:value-type="string" calcext:value-type="string">
            <text:p>b18245195</text:p>
          </table:table-cell>
          <table:table-cell office:value-type="string" calcext:value-type="string">
            <text:p>PaddingtonMetropolitanBorough.1904.b18245195.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04" calcext:value-type="float">
            <text:p>1904</text:p>
          </table:table-cell>
          <table:table-cell office:value-type="string" calcext:value-type="string">
            <text:p>This is a table - would need to extract the whole thing for it to be useful and the text above it</text:p>
          </table:table-cell>
        </table:table-row>
        <table:table-row table:style-name="ro8">
          <table:table-cell/>
          <table:table-cell office:value-type="string" calcext:value-type="string">
            <text:p>Not applicable/no view</text:p>
          </table:table-cell>
          <table:table-cell office:value-type="string" calcext:value-type="string">
            <text:p>No</text:p>
          </table:table-cell>
          <table:table-cell office:value-type="string" calcext:value-type="string">
            <text:p>Unspecified</text:p>
          </table:table-cell>
          <table:table-cell office:value-type="string" calcext:value-type="string">
            <text:p>the Boiler Makers Society members deaths from all causes were 47, from phthisis 38½ wives of members from all causes 43, from phthisis 35½ Among Railway Servants from all causes 44½, from phthisis 36½. Thus we see that the question of the prevention of tuberculosis is of the very utmost importance to Friendly Societies, and to Sick Benefit Societies generally, and, therefore, to working men. A POOR LAW QUESTION. But outside of these Societies there is a huge mass of humanity who have no Society to look to, labourers, persons in casual employment, widows, orphans, and especially single women, or married women deserted by their husbands, who earn a precarious livelihood, and whose ultimate fate is to flee to the workhouses and their infirmaries when disease overtakes them. The prevention of phthisis is, therefore, a great question for those engaged in Poor Law Administration, as well as for Sanitary Authorities. And here let me state that something of this has dawned on the Islington Guardians, for they are now through their Relieving Officers notifying cases of the disease which come under their notice. All of them had, however, previously been removed to hospital or had died. The figures as to</text:p>
          </table:table-cell>
          <table:table-cell table:number-columns-repeated="2" office:value-type="string" calcext:value-type="string">
            <text:p>Islington</text:p>
          </table:table-cell>
          <table:table-cell table:number-columns-repeated="2"/>
          <table:table-cell office:value-type="string" calcext:value-type="string">
            <text:p>b18047257</text:p>
          </table:table-cell>
          <table:table-cell office:value-type="string" calcext:value-type="string">
            <text:p>Islington.1904.b18047257.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04" calcext:value-type="float">
            <text:p>1904</text:p>
          </table:table-cell>
          <table:table-cell/>
        </table:table-row>
        <table:table-row table:style-name="ro8">
          <table:table-cell/>
          <table:table-cell office:value-type="string" calcext:value-type="string">
            <text:p>Negative</text:p>
          </table:table-cell>
          <table:table-cell office:value-type="string" calcext:value-type="string">
            <text:p>Yes</text:p>
          </table:table-cell>
          <table:table-cell office:value-type="string" calcext:value-type="string">
            <text:p>Unspecified</text:p>
          </table:table-cell>
          <table:table-cell office:value-type="string" calcext:value-type="string">
            <text:p>In better social position they form the class of ' delicate' children. "The majority of 'ill-nourished' children are so from a complexity of causes, of which want of food during school life is a comparatively trivial one. "Frequently they seem the offspring of people who from inherent want of efficiency, mental or otherwise, have gone to the wall. These most often present evidences of mental slackness, and with this is associated in great measure alcoholism and its associates, want of regular employment, and poor housing. Insufficient rest for the young children is a frequent contributory cause due to housing. "The married women also have to work, and infants are artificially fed; a want of cheap milk supply leading to the use of tinned milks deficient in fat, and also of preparations of various foods. 'The children are frequently fed on foods which are savoury from containing stimulating extractive matters their debilitated condition leading to their passing over wholesome food which is not tasty. The want of a sufficiency of fat and perhaps sugar is the chief defect noticeable in children's diets. "Ill-nutrition associated with heredity and home conditions is due to deeper causes than any school feeding yet attempted is</text:p>
          </table:table-cell>
          <table:table-cell office:value-type="string" calcext:value-type="string">
            <text:p>LondonCountyCouncil</text:p>
          </table:table-cell>
          <table:table-cell office:value-type="string" calcext:value-type="string">
            <text:p>London County Council</text:p>
          </table:table-cell>
          <table:table-cell table:number-columns-repeated="2"/>
          <table:table-cell office:value-type="string" calcext:value-type="string">
            <text:p>b18252539</text:p>
          </table:table-cell>
          <table:table-cell office:value-type="string" calcext:value-type="string">
            <text:p>LondonCountyCouncil.1904.b18252539.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04" calcext:value-type="float">
            <text:p>1904</text:p>
          </table:table-cell>
          <table:table-cell/>
        </table:table-row>
        <table:table-row table:style-name="ro8">
          <table:table-cell/>
          <table:table-cell office:value-type="string" calcext:value-type="string">
            <text:p>Negative</text:p>
          </table:table-cell>
          <table:table-cell office:value-type="string" calcext:value-type="string">
            <text:p>No</text:p>
          </table:table-cell>
          <table:table-cell office:value-type="string" calcext:value-type="string">
            <text:p>Outwork</text:p>
          </table:table-cell>
          <table:table-cell office:value-type="string" calcext:value-type="string">
            <text:p>whose premises are subject to inspection. The system of giving out work to be done by home-workers does not appear to be a desirable one, and is to a great extent responsible for certain evils in the industrial world. Homework is done mostly by women who are unskilled and unorganised, and thus without the means of insisting upon a proper wage. When the work is sublet several times, as frequently happens, the wages paid to the final Outworker must necessarily be low, even if a fair wage be paid in the first instance. The work is also frequently done by married women who do not absolutely require to work, and so work for a small wage, in this way bringing down the earnings of all. There seems to be an increasing tendency amongst employers to employ Table CXX. Giving a Summary of Miss Brown's Workshop Work during the Year 1905. Register. Inspections. Forms and Notices. Sanitary Defects Discovered. Improvements Effected. 1905 Quarter ending. Number of Workshops. Number of Laundries. Additions To. Removals From. Total. Number of Workrooms. Registered Workshops, &amp;c. Homeworkers' Premises. Restaurant Kitchens. Miscellaneous. Total. Calls and Re-inspections. Workrooms. Workshops Reported to H.M. Inspector. Homeworkers notified to Local Authorities.</text:p>
          </table:table-cell>
          <table:table-cell table:number-columns-repeated="2" office:value-type="string" calcext:value-type="string">
            <text:p>Islington</text:p>
          </table:table-cell>
          <table:table-cell table:number-columns-repeated="2"/>
          <table:table-cell office:value-type="string" calcext:value-type="string">
            <text:p>b18106614</text:p>
          </table:table-cell>
          <table:table-cell office:value-type="string" calcext:value-type="string">
            <text:p>Islington.1905.b18106614.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05" calcext:value-type="float">
            <text:p>1905</text:p>
          </table:table-cell>
          <table:table-cell/>
        </table:table-row>
        <table:table-row table:style-name="ro8">
          <table:table-cell/>
          <table:table-cell office:value-type="string" calcext:value-type="string">
            <text:p>Negative</text:p>
          </table:table-cell>
          <table:table-cell office:value-type="string" calcext:value-type="string">
            <text:p>Yes</text:p>
          </table:table-cell>
          <table:table-cell office:value-type="string" calcext:value-type="string">
            <text:p>Domestic Service, Factory, Laundry</text:p>
          </table:table-cell>
          <table:table-cell office:value-type="string" calcext:value-type="string">
            <text:p>obtained in 1905, with an average of nine cases per week. It would appear that about 25 per cent. of the births are attended by registered midwives, but as the available statistics cover a short period only, the conclusions can hardly be taken as final. The majority of the infants are breast fed, at all events for the first few weeks. Only a comparatively small number of mothers in this district go to work regularly and leave their children in charge of others. As there are few factories and laundries in the neighbourhood as compared with other districts further west, married women have limited opportunity of getting work other than as domestic servants or charwomen, so there would appear to be little inducement for them to do so. In some cases, however, mothers, who would otherwise have been able to nurse their infants, were obliged to partially wean them in order to go to work. The percentage of those who did so was increased during the winter quarter, the period which corresponded to the time when the 45 greatest number of men were out of employment. The mothers of illegitimate children are almost invariably obliged to go to work, so</text:p>
          </table:table-cell>
          <table:table-cell office:value-type="string" calcext:value-type="string">
            <text:p>Chelsea</text:p>
          </table:table-cell>
          <table:table-cell office:value-type="string" calcext:value-type="string">
            <text:p>Kensington and Chelsea</text:p>
          </table:table-cell>
          <table:table-cell table:number-columns-repeated="2"/>
          <table:table-cell office:value-type="string" calcext:value-type="string">
            <text:p>b18044578</text:p>
          </table:table-cell>
          <table:table-cell office:value-type="string" calcext:value-type="string">
            <text:p>Chelsea.1905.b18044578.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05" calcext:value-type="float">
            <text:p>1905</text:p>
          </table:table-cell>
          <table:table-cell/>
        </table:table-row>
        <table:table-row table:style-name="ro8">
          <table:table-cell/>
          <table:table-cell office:value-type="string" calcext:value-type="string">
            <text:p>Negative</text:p>
          </table:table-cell>
          <table:table-cell office:value-type="string" calcext:value-type="string">
            <text:p>Yes</text:p>
          </table:table-cell>
          <table:table-cell office:value-type="string" calcext:value-type="string">
            <text:p>Factory</text:p>
          </table:table-cell>
          <table:table-cell office:value-type="string" calcext:value-type="string">
            <text:p>hoped that this cause may soon no longer exist. The average level of the streets is 6ft. below Trinity high water mark. This must mean that the ground is to a large extent waterlogged, and that ground air is forced into those houses not sufficiently protected with concrete, twice daily. A large part of the ground, too, was made up with house refuse, and consequently the soil and ground air is impure. Owing to the existence of large factories employing female labour in the Borough, and in the adjoining part of West Ham, it is probable that the number of married women employed away from home exceeds that in the whole Borough. This would mean more hand-fed children and more Diarrhoea. The Lady Inspector is giving special attention to this district, and an improvement is to be anticipated before long. 69. The rate in Eltham exceeded that in the Borough, for the first time since 1901. 70. Voluntary Notification of Zymotic Enteritis was instituted during the summer quarter, and a full report on the results obtained is found in an appendix, with the method adopted and action taken in notified cases. The following leaflet is given to the mother of</text:p>
          </table:table-cell>
          <table:table-cell office:value-type="string" calcext:value-type="string">
            <text:p>Woolwich</text:p>
          </table:table-cell>
          <table:table-cell office:value-type="string" calcext:value-type="string">
            <text:p>Greenwich</text:p>
          </table:table-cell>
          <table:table-cell table:number-columns-repeated="2"/>
          <table:table-cell office:value-type="string" calcext:value-type="string">
            <text:p>b19823307</text:p>
          </table:table-cell>
          <table:table-cell office:value-type="string" calcext:value-type="string">
            <text:p>Woolwich.1905.b19823307.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05" calcext:value-type="float">
            <text:p>1905</text:p>
          </table:table-cell>
          <table:table-cell/>
        </table:table-row>
        <table:table-row table:style-name="ro8">
          <table:table-cell/>
          <table:table-cell office:value-type="string" calcext:value-type="string">
            <text:p>Not applicable/no view</text:p>
          </table:table-cell>
          <table:table-cell office:value-type="string" calcext:value-type="string">
            <text:p>Yes</text:p>
          </table:table-cell>
          <table:table-cell office:value-type="string" calcext:value-type="string">
            <text:p>Factory, Unspecified</text:p>
          </table:table-cell>
          <table:table-cell office:value-type="string" calcext:value-type="string">
            <text:p>authority to charge the former with the cost of a suitable maintenance, with the farther liability in case of default of being placed in a labour establishment under State supervision until the debt is worked off." A departmental committee on vagrancy has recently been collecting evidence concerning labour colonies, and I think the Council would do well to have before it that committee's report before expressing any opinion. With regard to public nurseries, the recommendation needs to be considered in connection with recommendation (44), which is as follows— (44) Creches. "Wherever it was thought desirable, owing to the employment of married women in factories or for other reasons, to establish municipal creches, girls over 14 might be made to attend occasionally and the teaching of infant management to such girls should be eligible for aid from the grant for public education." A report on creches prepared by the chief officer of the Public Control department was printed by order of the Public Control Committee on 8th July, 1904. That report and recommendation (44) have already been considered by the Education Committee, who state in a memorandum, dated 5th April, 1905, addressed to the Public Health Committee, that they have informed</text:p>
          </table:table-cell>
          <table:table-cell office:value-type="string" calcext:value-type="string">
            <text:p>LondonCountyCouncil</text:p>
          </table:table-cell>
          <table:table-cell office:value-type="string" calcext:value-type="string">
            <text:p>London County Council</text:p>
          </table:table-cell>
          <table:table-cell table:number-columns-repeated="2"/>
          <table:table-cell office:value-type="string" calcext:value-type="string">
            <text:p>b18252540</text:p>
          </table:table-cell>
          <table:table-cell office:value-type="string" calcext:value-type="string">
            <text:p>LondonCountyCouncil.1905.b18252540.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05" calcext:value-type="float">
            <text:p>1905</text:p>
          </table:table-cell>
          <table:table-cell/>
        </table:table-row>
        <table:table-row table:style-name="ro8">
          <table:table-cell/>
          <table:table-cell office:value-type="string" calcext:value-type="string">
            <text:p>Not applicable/no view</text:p>
          </table:table-cell>
          <table:table-cell office:value-type="string" calcext:value-type="string">
            <text:p>Yes</text:p>
          </table:table-cell>
          <table:table-cell office:value-type="string" calcext:value-type="string">
            <text:p>Factory, Unspecified</text:p>
          </table:table-cell>
          <table:table-cell office:value-type="string" calcext:value-type="string">
            <text:p>think, be taken as showing the need for creche accommodation; but more and better organised means are necessary to grapple successfully with the problem. This is being realized by certain local authorities; and already one authority on the outskirts of London (Acton) has endeavoured to obtain Parliamentary powers, to establish a creche, whilst several of the more important corporations in the country are considering the question. The Committee call attention to the fact that the Inter-Departmental Committee on Physical Deterioration, in their report, made a recommendation to the effect that, whenever it was thought desirable, owing to the employment of married women in factories, or for other reasons, to establish municipal creches, girls over 14 might be made to attend occasionally, and that the teaching of infant management to such girls should be eligible for aid from the grant for public education. Public money could not be more usefully expended! The Committee recommended, (a) That the standing order (No. 1G1), limiting the period for considering applications to Parliament, be suspended, so far as may be necessary to enable the Council to consider their recommendations with regard to the provision and maintenance of creches in the County of London; (b) That</text:p>
          </table:table-cell>
          <table:table-cell office:value-type="string" calcext:value-type="string">
            <text:p>Kensington</text:p>
          </table:table-cell>
          <table:table-cell office:value-type="string" calcext:value-type="string">
            <text:p>Kensington and Chelsea</text:p>
          </table:table-cell>
          <table:table-cell table:number-columns-repeated="2"/>
          <table:table-cell office:value-type="string" calcext:value-type="string">
            <text:p>b18111427</text:p>
          </table:table-cell>
          <table:table-cell office:value-type="string" calcext:value-type="string">
            <text:p>Kensington.1905.b18111427.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05" calcext:value-type="float">
            <text:p>1905</text:p>
          </table:table-cell>
          <table:table-cell/>
        </table:table-row>
        <table:table-row table:style-name="ro8">
          <table:table-cell/>
          <table:table-cell office:value-type="string" calcext:value-type="string">
            <text:p>Neutral</text:p>
          </table:table-cell>
          <table:table-cell office:value-type="string" calcext:value-type="string">
            <text:p>No</text:p>
          </table:table-cell>
          <table:table-cell office:value-type="string" calcext:value-type="string">
            <text:p>Outwork</text:p>
          </table:table-cell>
          <table:table-cell office:value-type="string" calcext:value-type="string">
            <text:p>premises have been visited, and that 55 men and 351 women were found to be engaged in home work. Seventeen of these premises were reported to the Home Office as "Domestic Workshops," (i.e. a 164 workshop where only resident members of the same family are employed). Of the 55 men, 33 were tailors, and 22 were shoemakers, umbrella makers, &amp;c. Of the 351 women, 120 were widows or single women ; these latter workers, generally speaking, work at greater-pressure owing to the fact that they are often entirely dependent upon such work for their livelihood. The greater number of the married women are obliged to work owing to the want of employment, or low wages, of the husband; a certain number of young married women and elderly married women, with few home duties, work from choice as well as for the extra money they are thus able to obtain. In some instances home work is taken in to assist in the support of an aged relative. From the table (p. 165), it will be seen that over 80 per cent. of the home workers live in 1, 2 or 3 room tenements, and the majority being married women, mostly with</text:p>
          </table:table-cell>
          <table:table-cell office:value-type="string" calcext:value-type="string">
            <text:p>Finsbury</text:p>
          </table:table-cell>
          <table:table-cell office:value-type="string" calcext:value-type="string">
            <text:p>Islington</text:p>
          </table:table-cell>
          <table:table-cell table:number-columns-repeated="2"/>
          <table:table-cell office:value-type="string" calcext:value-type="string">
            <text:p>b1804461x</text:p>
          </table:table-cell>
          <table:table-cell office:value-type="string" calcext:value-type="string">
            <text:p>Finsbury.1905.b1804461x.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05" calcext:value-type="float">
            <text:p>1905</text:p>
          </table:table-cell>
          <table:table-cell/>
        </table:table-row>
        <table:table-row table:style-name="ro8">
          <table:table-cell/>
          <table:table-cell office:value-type="string" calcext:value-type="string">
            <text:p>Not applicable/No view</text:p>
          </table:table-cell>
          <table:table-cell office:value-type="string" calcext:value-type="string">
            <text:p>Yes</text:p>
          </table:table-cell>
          <table:table-cell office:value-type="string" calcext:value-type="string">
            <text:p>Factory</text:p>
          </table:table-cell>
          <table:table-cell office:value-type="string" calcext:value-type="string">
            <text:p>the Conference :— The teaching in schools of elementary hygiene in reference to the rearing of infants. The appointment of qualified women with special reference to the hygiene and feeding of infants. The public supply of pure or specially prepared milk for the feeding of infants. Premature birth in relation to infantile mortality. Ante-Natal causes of infantile mortality, including parental alcoholism. The teaching of the hygiene of the expectant and suckling mother. Earlier notification or registration of births. On the earlier registration or notification of births. Infant life insurance. Infantile mortality and life insurance. Infant mortality and the employment of married women in factory labour before and after confinement. The regulation of the placing of infants out to nurse. The amendment of the Infant Life Protection Act. The chemistry of infant foods. Increase of the powers of local authorities with regard to milk supply. The operation of the Midwives Act in England, with a view to its extension to Scotland and Ireland, in relation to infantile mortality. 14 As a result of the discussion of the foregoing subjects the following resolutions were passed by the Conference:— 1. That the Education Department be urged to add instruction in elementary hygiene with</text:p>
          </table:table-cell>
          <table:table-cell table:number-columns-repeated="2" office:value-type="string" calcext:value-type="string">
            <text:p>Hackney</text:p>
          </table:table-cell>
          <table:table-cell table:number-columns-repeated="2"/>
          <table:table-cell office:value-type="string" calcext:value-type="string">
            <text:p>b19885428</text:p>
          </table:table-cell>
          <table:table-cell office:value-type="string" calcext:value-type="string">
            <text:p>Hackney.1906.b19885428.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06" calcext:value-type="float">
            <text:p>1906</text:p>
          </table:table-cell>
          <table:table-cell/>
        </table:table-row>
        <table:table-row table:style-name="ro8">
          <table:table-cell/>
          <table:table-cell office:value-type="string" calcext:value-type="string">
            <text:p>Not applicable/No view</text:p>
          </table:table-cell>
          <table:table-cell office:value-type="string" calcext:value-type="string">
            <text:p>Yes</text:p>
          </table:table-cell>
          <table:table-cell office:value-type="string" calcext:value-type="string">
            <text:p>Laundry, Domestic Service</text:p>
          </table:table-cell>
          <table:table-cell office:value-type="string" calcext:value-type="string">
            <text:p>cases which gave rise to divergences of opinion— some of which were settled, others being reserved for the decision of the Local Government Board. 1. The Company claimed to exclude from the scheme a number of minors of both sexes earning small weekly wages. It was contended on behalf of the Council that the said persons were not "independent," their earnings being insufficient to keep them; they, moreover, residing with their families, and the fathers in several cases working "within one mile" of the houses. Most of these persons were retained in the scheme. 2. The Company claimed to exclude married women employed as laundresses, charwomen, &amp;c., "within one mile" from their homes, on the ground that they must follow their husbands who are employed without the mile, and are the tenants of the rooms occupied by the family. Dissent from this view was expressed ; it being contended that as bona-fide workers "within one mile," and "having regard to all the circumstances of the case," these women were entitled to be provided for, and their families. In more than one such case the father was unemployed, and children were employed " within one mile " of the house. 3.</text:p>
          </table:table-cell>
          <table:table-cell office:value-type="string" calcext:value-type="string">
            <text:p>Kensington</text:p>
          </table:table-cell>
          <table:table-cell office:value-type="string" calcext:value-type="string">
            <text:p>Kensington and Chelsea</text:p>
          </table:table-cell>
          <table:table-cell table:number-columns-repeated="2"/>
          <table:table-cell office:value-type="string" calcext:value-type="string">
            <text:p>b18111439</text:p>
          </table:table-cell>
          <table:table-cell office:value-type="string" calcext:value-type="string">
            <text:p>Kensington.1906.b18111439.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06" calcext:value-type="float">
            <text:p>1906</text:p>
          </table:table-cell>
          <table:table-cell/>
        </table:table-row>
        <table:table-row table:style-name="ro8">
          <table:table-cell/>
          <table:table-cell office:value-type="string" calcext:value-type="string">
            <text:p>Negative</text:p>
          </table:table-cell>
          <table:table-cell office:value-type="string" calcext:value-type="string">
            <text:p>No</text:p>
          </table:table-cell>
          <table:table-cell office:value-type="string" calcext:value-type="string">
            <text:p>Unspecified</text:p>
          </table:table-cell>
          <table:table-cell office:value-type="string" calcext:value-type="string">
            <text:p>it could be overcome, the problem of lowering the rate of infantile mortality would be in a great measure solved. This ignorance is not limited to one section of the community, but the time and opportunities amongst the poor for gaining knowledge are far less, and they are seldom in a position to devote the same amount of care and attention to their children, even when they have the means to buy the requisite food and clothing, and to house their children under suitable conditions. Any general improvement in the conditions of employment, such as would obviate the necessity for married women working away from their homes, can only be brought about by slow degrees, and even then much must depend on the thrift and industry of the individual worker. In the meantime much may be done to remedy defective knowledge, firstly at the schools by instruction in the practice and principles of personal hygiene, and secondly by teaching the mothers at their homes and by lectures given at Mother's Meetings and other gatherings. Instruction in hygiene is already being given in 17 the public elementary schools in the district, and 1 find that during the past year a course</text:p>
          </table:table-cell>
          <table:table-cell office:value-type="string" calcext:value-type="string">
            <text:p>Finchley</text:p>
          </table:table-cell>
          <table:table-cell office:value-type="string" calcext:value-type="string">
            <text:p>Barnet</text:p>
          </table:table-cell>
          <table:table-cell table:number-columns-repeated="2"/>
          <table:table-cell office:value-type="string" calcext:value-type="string">
            <text:p>b19790119</text:p>
          </table:table-cell>
          <table:table-cell office:value-type="string" calcext:value-type="string">
            <text:p>Finchley.1906.b19790119.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06" calcext:value-type="float">
            <text:p>1906</text:p>
          </table:table-cell>
          <table:table-cell/>
        </table:table-row>
        <table:table-row table:style-name="ro8">
          <table:table-cell/>
          <table:table-cell office:value-type="string" calcext:value-type="string">
            <text:p>Not applicable/No view</text:p>
          </table:table-cell>
          <table:table-cell office:value-type="string" calcext:value-type="string">
            <text:p>Yes</text:p>
          </table:table-cell>
          <table:table-cell office:value-type="string" calcext:value-type="string">
            <text:p>Laundry, Unspecified</text:p>
          </table:table-cell>
          <table:table-cell office:value-type="string" calcext:value-type="string">
            <text:p>the factors which compel artificial feeding, to what extent they can be obviated, and when artificial feeding becomes inevitable, can the conditions under which the artificial food is handled be improved. At the Census of 1901, there were 2,488 women employed in the laundries of the district. The number has considerably increased since then. There are at the present time 93 factory laundries registered, and 230 workshop laundries. In addition, about 300 women are employed as homeworkers. It is probably no exaggeration to state that 3,500 women are employed in the laundry industry alone, and of these about 1,500 are married women or widows. From inquiries made, it may be stated that one-third of the married women in the South-West Ward are employed in laundry work. In 1906, 724 births were registered in this ward, and in 1907, 671, so that in this ward alone there are over 200 children under one year of age who are, at any rate, +.o some extent, artifically fed, as a result of this one factor. These women are occupied in this employment, not from choice, but from necessity. But whatever may be the cause, whether it be physical or economic, we are face</text:p>
          </table:table-cell>
          <table:table-cell office:value-type="string" calcext:value-type="string">
            <text:p>Acton</text:p>
          </table:table-cell>
          <table:table-cell office:value-type="string" calcext:value-type="string">
            <text:p>Ealing</text:p>
          </table:table-cell>
          <table:table-cell table:number-columns-repeated="2"/>
          <table:table-cell office:value-type="string" calcext:value-type="string">
            <text:p>b19783425</text:p>
          </table:table-cell>
          <table:table-cell office:value-type="string" calcext:value-type="string">
            <text:p>Acton.1907.b19783425.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07" calcext:value-type="float">
            <text:p>1907</text:p>
          </table:table-cell>
          <table:table-cell office:value-type="string" calcext:value-type="string">
            <text:p>More text would also be useful</text:p>
          </table:table-cell>
        </table:table-row>
        <table:table-row table:style-name="ro8">
          <table:table-cell/>
          <table:table-cell office:value-type="string" calcext:value-type="string">
            <text:p>Neutral</text:p>
          </table:table-cell>
          <table:table-cell office:value-type="string" calcext:value-type="string">
            <text:p>Yes</text:p>
          </table:table-cell>
          <table:table-cell office:value-type="string" calcext:value-type="string">
            <text:p>Factory</text:p>
          </table:table-cell>
          <table:table-cell office:value-type="string" calcext:value-type="string">
            <text:p>deaths whose sub-district or any part thereof is situate within any area in which this Act is adopted shall at all reasonable times have access to notices of births received by the Medical Officer of Health under this Act, or to any book in which those notices may be recorded, for the purpose of obtaining information concerning births which may have occurred in his sub-district. (5). This section shall apply to any child which has issued forth from its mother after the expiration of the twenty-eighth week of pregnancy, whether alive or dead. The relation of the industrial employment of married women to infantile mortality is a question that has been much discussed of late years. At one time it was thought that the employment of married women in factories and workshops was a very important cause of infantile mortality, but the evidence that has so far been adduced in support of this view is far from conclusive, and there is now a tendency to regard the industrial employment of married women as but a minor factor in the causation of infantile mortality. During 1907, the Home Secretary took steps to elicit some adequate information on this subject, and on</text:p>
          </table:table-cell>
          <table:table-cell office:value-type="string" calcext:value-type="string">
            <text:p>Hampstead</text:p>
          </table:table-cell>
          <table:table-cell office:value-type="string" calcext:value-type="string">
            <text:p>Camden</text:p>
          </table:table-cell>
          <table:table-cell table:number-columns-repeated="2"/>
          <table:table-cell office:value-type="string" calcext:value-type="string">
            <text:p>b18106420</text:p>
          </table:table-cell>
          <table:table-cell office:value-type="string" calcext:value-type="string">
            <text:p>Hampstead.1907.b18106420.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07" calcext:value-type="float">
            <text:p>1907</text:p>
          </table:table-cell>
          <table:table-cell/>
        </table:table-row>
        <table:table-row table:style-name="ro8">
          <table:table-cell/>
          <table:table-cell office:value-type="string" calcext:value-type="string">
            <text:p>Neutral</text:p>
          </table:table-cell>
          <table:table-cell office:value-type="string" calcext:value-type="string">
            <text:p>No</text:p>
          </table:table-cell>
          <table:table-cell office:value-type="string" calcext:value-type="string">
            <text:p>Outwork</text:p>
          </table:table-cell>
          <table:table-cell office:value-type="string" calcext:value-type="string">
            <text:p>by the Lady Sanitary Inspectors, and the result is set out in the table on p. 116. It will be seen that 214 home-workers' premises have been inspected, and 114 that 27 men and 217 women were found to be engaged in home work. Of the 27 men, about half were tailors, and the remainder were shoe-makers, umbrella makers, etc. Of the 217 women, 75 were widows or single women; these latter workers, generally speaking, work at greater pressure, owing to the fact that they are often entirely dependent upon such work for their livelihood. The greater number of the married women are obliged to work owing to the want of employment, or low wages, of the husband; a certain number of young married women and elderly married women, with few home duties, woirk from choice as well as for the extra money they are thus able to obtain. In some instances home work is taken in to assist in the support of an aged relative. The Council's duties in regard to the home work provisions of the Factory and Workshop Act, 1901 (Sections 107-114), concern four points, viz.:—(1) outworkers' lists, (2) the communication of the addresses of outworkers to</text:p>
          </table:table-cell>
          <table:table-cell office:value-type="string" calcext:value-type="string">
            <text:p>Finsbury</text:p>
          </table:table-cell>
          <table:table-cell office:value-type="string" calcext:value-type="string">
            <text:p>Islington</text:p>
          </table:table-cell>
          <table:table-cell table:number-columns-repeated="2"/>
          <table:table-cell office:value-type="string" calcext:value-type="string">
            <text:p>b18106158</text:p>
          </table:table-cell>
          <table:table-cell office:value-type="string" calcext:value-type="string">
            <text:p>Finsbury.1907.b18106158.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07" calcext:value-type="float">
            <text:p>1907</text:p>
          </table:table-cell>
          <table:table-cell/>
        </table:table-row>
        <table:table-row table:style-name="ro8">
          <table:table-cell/>
          <table:table-cell office:value-type="string" calcext:value-type="string">
            <text:p>Not applicable/No view</text:p>
          </table:table-cell>
          <table:table-cell office:value-type="string" calcext:value-type="string">
            <text:p>Yes</text:p>
          </table:table-cell>
          <table:table-cell office:value-type="string" calcext:value-type="string">
            <text:p>Unspecified</text:p>
          </table:table-cell>
          <table:table-cell office:value-type="string" calcext:value-type="string">
            <text:p>coming ox Depot. Any artifical feeding being only a regrettable alternative to breast-feeding it is necessary to give a reason for 204 children admitted to the Depot in 1907 not being able to have their own natural food. The table below gives full particulars. It is to be noted that 153 mothers were unable to suckle on account of illness or entire loss of milk from other causes, and with 62 the 157 mother's milk was so poor that the child was wasting and its food had to be supplemented ; 7 were twin children. In only three cases of married women did the mother's occupation prevent her suckling, but 6 children were illegitimate and no doubt in most of these the mother was obliged to go to work to support herself. It must be remembered that the milk was never supplied to a child not already weaned without a doctor's certificate so there was no encouragement given to discontinue breast-feeding. Social Condition of Parents. The social condition of the parents who came to the Depot for milk is best indicated by the number of rooms occupied by each family. Out of "295 cases in which information was obtained, 14</text:p>
          </table:table-cell>
          <table:table-cell office:value-type="string" calcext:value-type="string">
            <text:p>Woolwich</text:p>
          </table:table-cell>
          <table:table-cell office:value-type="string" calcext:value-type="string">
            <text:p>Greenwich</text:p>
          </table:table-cell>
          <table:table-cell table:number-columns-repeated="2"/>
          <table:table-cell office:value-type="string" calcext:value-type="string">
            <text:p>b19823320</text:p>
          </table:table-cell>
          <table:table-cell office:value-type="string" calcext:value-type="string">
            <text:p>Woolwich.1907.b19823320.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07" calcext:value-type="float">
            <text:p>1907</text:p>
          </table:table-cell>
          <table:table-cell/>
        </table:table-row>
        <table:table-row table:style-name="ro8">
          <table:table-cell/>
          <table:table-cell office:value-type="string" calcext:value-type="string">
            <text:p>Not applicable/No view</text:p>
          </table:table-cell>
          <table:table-cell office:value-type="string" calcext:value-type="string">
            <text:p>No</text:p>
          </table:table-cell>
          <table:table-cell office:value-type="string" calcext:value-type="string">
            <text:p>Factory</text:p>
          </table:table-cell>
          <table:table-cell office:value-type="string" calcext:value-type="string">
            <text:p>317 77 l 1 l Nil. Other Workshops 385 2862 134 6 5 l Domestic Workshops 69 148 12 .. .. .. Home Workplaces 267 267 270 1 1 .. .. Restaurant Kitchens 158 337 11 2 1 .. .. Other Duties .. .. 486 .. .. .. .. Totals .. 7004 1063 10 9 2 .. The numbers employed are approximate only and probably understate the case. They refer to women only, with the exception of about 120 men working in their own homes. During the year enquiries into the following questions have been made: — The employment of married women in factories and workshops of the district. The living accommodation available for working women. The cleansing of schools. The voluntarily notified cases of consumption, with special reference to industrial conditions affecting the disease. A separate report on consumption appears in that section of your Report dealing with the question. Throughout the year I have given much attention to the connection of the Children's Baths and the Schools. The Baths have done excellent and much appreciated work for the children of the Borough. Every effort is made that the treatment may be as effectual, as educational, and as kindly</text:p>
          </table:table-cell>
          <table:table-cell office:value-type="string" calcext:value-type="string">
            <text:p>StPancrasMetropolitanBorough</text:p>
          </table:table-cell>
          <table:table-cell office:value-type="string" calcext:value-type="string">
            <text:p>Camden</text:p>
          </table:table-cell>
          <table:table-cell table:number-columns-repeated="2"/>
          <table:table-cell office:value-type="string" calcext:value-type="string">
            <text:p>b18251900</text:p>
          </table:table-cell>
          <table:table-cell office:value-type="string" calcext:value-type="string">
            <text:p>StPancrasMetropolitanBorough.1907.b18251900.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07" calcext:value-type="float">
            <text:p>1907</text:p>
          </table:table-cell>
          <table:table-cell office:value-type="string" calcext:value-type="string">
            <text:p>Is there more information in the table that appears at the beginning of the extract?</text:p>
          </table:table-cell>
        </table:table-row>
        <table:table-row table:style-name="ro8">
          <table:table-cell/>
          <table:table-cell office:value-type="string" calcext:value-type="string">
            <text:p>Negative</text:p>
          </table:table-cell>
          <table:table-cell office:value-type="string" calcext:value-type="string">
            <text:p>Yes</text:p>
          </table:table-cell>
          <table:table-cell office:value-type="string" calcext:value-type="string">
            <text:p>Factory</text:p>
          </table:table-cell>
          <table:table-cell office:value-type="string" calcext:value-type="string">
            <text:p>being due to this cause. 33 Preventive Methods. To cure a disease you must first find the cause. I have tried to indicate in the previous chapter the principal conditions which are associated with a high infant death-rate. The first of these is concerned with the physical well-being of the mother, and is, consequently, a social and economic problem of the first magnitude, towards which there are indications that the State is turning its attention. There can be little doubt but that a considerable proportion of the deaths of infants are due to industrial necessities, and that the employment of married women in factories is responsible for many of the deaths from prematurity and allied conditions. The recent conference on infantile mortality devoted a good deal of attention to this aspect of the question, and passed a resolution-demanding an amendment of the present Factory and Workshops Act, to extend the period during which a factory or workshop shall not "knowingly" employ a woman within four weeks after childbirth, to three months. It is clear, therefore, that measures which have for their object the physical welfare of the mothers must of necessity tend to raise the standard of motherhood, and thereby</text:p>
          </table:table-cell>
          <table:table-cell office:value-type="string" calcext:value-type="string">
            <text:p>Battersea</text:p>
          </table:table-cell>
          <table:table-cell office:value-type="string" calcext:value-type="string">
            <text:p>Wandsworth</text:p>
          </table:table-cell>
          <table:table-cell table:number-columns-repeated="2"/>
          <table:table-cell office:value-type="string" calcext:value-type="string">
            <text:p>b18048390</text:p>
          </table:table-cell>
          <table:table-cell office:value-type="string" calcext:value-type="string">
            <text:p>Battersea.1907.b18048390.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07" calcext:value-type="float">
            <text:p>1907</text:p>
          </table:table-cell>
          <table:table-cell/>
        </table:table-row>
        <table:table-row table:style-name="ro8">
          <table:table-cell/>
          <table:table-cell office:value-type="string" calcext:value-type="string">
            <text:p>Neutral</text:p>
          </table:table-cell>
          <table:table-cell office:value-type="string" calcext:value-type="string">
            <text:p>Yes</text:p>
          </table:table-cell>
          <table:table-cell office:value-type="string" calcext:value-type="string">
            <text:p>Factory</text:p>
          </table:table-cell>
          <table:table-cell office:value-type="string" calcext:value-type="string">
            <text:p>the question of premature weaning, but under present social conditions it is doubtful if it is so important a factor in infantile mortality as it is somtimes represented to be. The Registrar General in his Report for 1905, discusses the question of Infantile Mortality and the employment of married women. He took two groups of fifteen towns, each containing respectively the lowest and the highest proportions of occupied married women, and compared their birth rate and infantile mortality in two quinquennia. The birth rate is, as might have been anticipated, lower in the towns having a high proportion of the married women industrially employed. The relationship between industrial employment of married women and infant mortality is however, not very visible. In the first group of towns, having only 4 to 8 per cent. of its married women engaged in occupations, the infant mortality in 1901-5 varied from 104 in Burton-on-Trent to 202 in Aberdare, the average for the 15 towns being 161; in the second group of towns having from 20 to 39 per cent. of its married women engaged in occupations, the infant mortality varied from 140 in Rochdale to 206 in Longton, the average for the 15 towns</text:p>
          </table:table-cell>
          <table:table-cell office:value-type="string" calcext:value-type="string">
            <text:p>Acton</text:p>
          </table:table-cell>
          <table:table-cell office:value-type="string" calcext:value-type="string">
            <text:p>Ealing</text:p>
          </table:table-cell>
          <table:table-cell table:number-columns-repeated="2"/>
          <table:table-cell office:value-type="string" calcext:value-type="string">
            <text:p>b19783437</text:p>
          </table:table-cell>
          <table:table-cell office:value-type="string" calcext:value-type="string">
            <text:p>Acton.1908.b19783437.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08" calcext:value-type="float">
            <text:p>1908</text:p>
          </table:table-cell>
          <table:table-cell/>
        </table:table-row>
        <table:table-row table:style-name="ro8">
          <table:table-cell/>
          <table:table-cell office:value-type="string" calcext:value-type="string">
            <text:p>Neutral</text:p>
          </table:table-cell>
          <table:table-cell office:value-type="string" calcext:value-type="string">
            <text:p>Yes</text:p>
          </table:table-cell>
          <table:table-cell office:value-type="string" calcext:value-type="string">
            <text:p>Outwork</text:p>
          </table:table-cell>
          <table:table-cell office:value-type="string" calcext:value-type="string">
            <text:p>other persons of the same earning capacity. The home-workers themselves in our district are an industrious and deserving class. Some work at home because they are not young enough or not strong enough for factory conditions. Others work at home so as to supervise their families, and at the same time to earn some contribution to the support of parents or children. Others again work so as to keep in touch with the industrial world, and to keep their deftness of touch and general skill unimpaired. In the uncertainty of men's employment precaution of this kind on the part of married women out-workers is not without justification. Possibly these workers, who are not entirely dependent on their earnings from outwork may tend to bring down wages and so to injure those who work for their livelihood, but occasionally their partial independence enables them to refuse unfair terms, probably with good effect. The usual clerical work accompanying the work of inspection, including notices, notifications, reports, registers, etc., etc., has been done. I am, Sir, Your obedient Servant, M. E. Bibby, Sanitary Inspector of Workshops (Women). 101 Woman Inspector's Work ONLY. FACTORIES, WORKSHOPS, LAUNDRIES, WORKPLACES, AND HOMEWORK. 1.—Inspection. Including Inspections made by</text:p>
          </table:table-cell>
          <table:table-cell office:value-type="string" calcext:value-type="string">
            <text:p>StPancrasMetropolitanBorough</text:p>
          </table:table-cell>
          <table:table-cell office:value-type="string" calcext:value-type="string">
            <text:p>Camden</text:p>
          </table:table-cell>
          <table:table-cell table:number-columns-repeated="2"/>
          <table:table-cell office:value-type="string" calcext:value-type="string">
            <text:p>b18251912</text:p>
          </table:table-cell>
          <table:table-cell office:value-type="string" calcext:value-type="string">
            <text:p>StPancrasMetropolitanBorough.1908.b18251912.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08" calcext:value-type="float">
            <text:p>1908</text:p>
          </table:table-cell>
          <table:table-cell/>
        </table:table-row>
        <table:table-row table:style-name="ro8">
          <table:table-cell/>
          <table:table-cell office:value-type="string" calcext:value-type="string">
            <text:p>Not applicable/No view</text:p>
          </table:table-cell>
          <table:table-cell office:value-type="string" calcext:value-type="string">
            <text:p>Yes</text:p>
          </table:table-cell>
          <table:table-cell office:value-type="string" calcext:value-type="string">
            <text:p>Factory</text:p>
          </table:table-cell>
          <table:table-cell office:value-type="string" calcext:value-type="string">
            <text:p>The Council has continued the special attention it has given for some years to the purity of the food sold in the City and the sanitary condition of the places in which it is prepared. The inspection of workshops and workplaces occupies a large part of the time of the Inspectors, and especially of the two Lady Inspectors. Details of the defects found are set out in special tables, and particulars are also given relative to houses in which work is carried out by out-workers. The results of an enquiry on the effect of industrial employment on the health of married women and their children are mentioned. I regret to have to record the loss sustained by the Department by the death of Inspector Folland, an able and conscientious officer. His place has been filled by the appointment of Mr. H. E. Hardy, who was a sanitary inspector under the Wandsworth Borough Council. I desire to express my appreciation of the able assistance I have received from all the staff in the work of the Department. I have the honour to be, Mr. Mayor, my Lords and Gentlemen, Your obedient servant, FRANCIS J. ALLAN, Medical Officer of Health. March, 1910.</text:p>
          </table:table-cell>
          <table:table-cell office:value-type="string" calcext:value-type="string">
            <text:p>CityofWestminster</text:p>
          </table:table-cell>
          <table:table-cell office:value-type="string" calcext:value-type="string">
            <text:p>City of Westminster</text:p>
          </table:table-cell>
          <table:table-cell table:number-columns-repeated="2"/>
          <table:table-cell office:value-type="string" calcext:value-type="string">
            <text:p>b1824774x</text:p>
          </table:table-cell>
          <table:table-cell office:value-type="string" calcext:value-type="string">
            <text:p>CityofWestminster.1909.b1824774x.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09" calcext:value-type="float">
            <text:p>1909</text:p>
          </table:table-cell>
          <table:table-cell office:value-type="string" calcext:value-type="string">
            <text:p>Text also indicates there is more elsewhere in the report's tables - check manually</text:p>
          </table:table-cell>
        </table:table-row>
        <table:table-row table:style-name="ro8">
          <table:table-cell/>
          <table:table-cell office:value-type="string" calcext:value-type="string">
            <text:p>Neutral</text:p>
          </table:table-cell>
          <table:table-cell office:value-type="string" calcext:value-type="string">
            <text:p>Yes</text:p>
          </table:table-cell>
          <table:table-cell office:value-type="string" calcext:value-type="string">
            <text:p>Factory</text:p>
          </table:table-cell>
          <table:table-cell office:value-type="string" calcext:value-type="string">
            <text:p>deaths of illegitimate children during the year, or at the rate of 306 per 1,000 illegitimate births. 12 belonged to the Limehouse District, or at the rate of 375 per 1,000 illegitimate births. 12 belonged to St. George-in-the-East, or at the rate of 285 per 1,000 illegitimate births. 21 belonged to Mile End Old Town, or at the rate of 318 per 1,000 illegitimate births. 9 belonged to the Whitechapel District, or at the rate of 250 per 1,000 illegitimate births. 29 Among the factors which are supposed to enter into the causation of infantile mortality, the industrial employment of married women ranks high in some quarters. Formerly, married female labour was almost universally held to be an etiological factor of preponderating importance, and the general tendency of legislation has been towards placing checks on the industrial employment of married women. It is very difficult to eradicate a fallacy which has originated in high quarters, and when a high authority asserted that the absence of the mother from the home, constitutes one of the greatest dangers to infant life, those unacquainted with the social, economic and sanitary circumstances of the industrial classes accepted the dictum in its entirety. The application</text:p>
          </table:table-cell>
          <table:table-cell office:value-type="string" calcext:value-type="string">
            <text:p>Stepney</text:p>
          </table:table-cell>
          <table:table-cell office:value-type="string" calcext:value-type="string">
            <text:p>Tower Hamlets</text:p>
          </table:table-cell>
          <table:table-cell table:number-columns-repeated="2"/>
          <table:table-cell office:value-type="string" calcext:value-type="string">
            <text:p>b19822728</text:p>
          </table:table-cell>
          <table:table-cell office:value-type="string" calcext:value-type="string">
            <text:p>Stepney.1909.b19822728.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09" calcext:value-type="float">
            <text:p>1909</text:p>
          </table:table-cell>
          <table:table-cell office:value-type="string" calcext:value-type="string">
            <text:p>More text would also be useful from the end</text:p>
          </table:table-cell>
        </table:table-row>
        <table:table-row table:style-name="ro8">
          <table:table-cell/>
          <table:table-cell office:value-type="string" calcext:value-type="string">
            <text:p>Neutral</text:p>
          </table:table-cell>
          <table:table-cell office:value-type="string" calcext:value-type="string">
            <text:p>Yes</text:p>
          </table:table-cell>
          <table:table-cell office:value-type="string" calcext:value-type="string">
            <text:p>Factory, Domestic Service, Laundry</text:p>
          </table:table-cell>
          <table:table-cell office:value-type="string" calcext:value-type="string">
            <text:p>at the nominal payment of Id. per head, has continued throughout the year under the direction of Mrs. W. E. Gordon and her friends. The total number of dinners provided was 13,241, the mothers being eligible three months before confinement, and 9 months after, if still nursing. Very satisfactory results have been obtained, both as regards the health of the mothers and of the infants. Employment of Married Women in relatioti to Child-birth—It will be remembered that, as far back as 1907, several communications were received from the Home Office with regard to a proposed enquiry into the employment of married women both before and after child-birth, which was about to be organised throughout the various districts of England and Wales; and the Home Secretary expressed a hope that the Public Heatlh Department of this Borough would be able to co-operate. In order that the Inquiry throughout the country should be of a uniform character, it was decided that investigations should only extend to births registered in 1908; but since it was desirable to complete the records of the first year of life, the enquiry could not be concluded before the end of 1909. In accordance, therefore, with the instructions</text:p>
          </table:table-cell>
          <table:table-cell office:value-type="string" calcext:value-type="string">
            <text:p>Chelsea</text:p>
          </table:table-cell>
          <table:table-cell office:value-type="string" calcext:value-type="string">
            <text:p>Kensington and Chelsea</text:p>
          </table:table-cell>
          <table:table-cell table:number-columns-repeated="2"/>
          <table:table-cell office:value-type="string" calcext:value-type="string">
            <text:p>b18106304</text:p>
          </table:table-cell>
          <table:table-cell office:value-type="string" calcext:value-type="string">
            <text:p>Chelsea.1909.b18106304.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09" calcext:value-type="float">
            <text:p>1909</text:p>
          </table:table-cell>
          <table:table-cell office:value-type="string" calcext:value-type="string">
            <text:p>More text needed too at the end of this extract. Maybe 100 extra words?</text:p>
          </table:table-cell>
        </table:table-row>
        <table:table-row table:style-name="ro8">
          <table:table-cell/>
          <table:table-cell office:value-type="string" calcext:value-type="string">
            <text:p>Neutral</text:p>
          </table:table-cell>
          <table:table-cell office:value-type="string" calcext:value-type="string">
            <text:p>Yes</text:p>
          </table:table-cell>
          <table:table-cell office:value-type="string" calcext:value-type="string">
            <text:p>Factory, Domestic Service</text:p>
          </table:table-cell>
          <table:table-cell office:value-type="string" calcext:value-type="string">
            <text:p>week day except Saturday, and any eligible woman with a proper recommendation may avail herself of this on payment of twopence. Some of the women are unable to pay even this small sum, and arrangements have been made for them to be supplied with free dinner tickets by health visitors and other responsible persons. 537 newly-born infants were visited by the lady inspectors during 1910, and 711 re-visits were paid. In my Annual Report for the year 1907 particulars Were given of ail inquiry, instituted at the suggestion of the Home Secretary, on the relation of the industrial employment of married women to infantile 33 mortality. The object of the inquiry was to keep a number of children under observation during the first twelve months of life, with a view to ascertain, among other things, how the infants of mothers employed industrially compared with those of mothers not fo employed. The inquiry was prosecuted in a large number of districts, under the direction of the respective Medical Officers of Health, and the results forwarded to the Home Office to be collated and published in a complete form. The Home Office has not yet issued the complete results, but those of</text:p>
          </table:table-cell>
          <table:table-cell office:value-type="string" calcext:value-type="string">
            <text:p>Hampstead</text:p>
          </table:table-cell>
          <table:table-cell office:value-type="string" calcext:value-type="string">
            <text:p>Camden</text:p>
          </table:table-cell>
          <table:table-cell table:number-columns-repeated="2"/>
          <table:table-cell office:value-type="string" calcext:value-type="string">
            <text:p>b18106456</text:p>
          </table:table-cell>
          <table:table-cell office:value-type="string" calcext:value-type="string">
            <text:p>Hampstead.1910.b18106456.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10" calcext:value-type="float">
            <text:p>1910</text:p>
          </table:table-cell>
          <table:table-cell office:value-type="string" calcext:value-type="string">
            <text:p>need more text - maybe 100 words at end</text:p>
          </table:table-cell>
        </table:table-row>
        <table:table-row table:style-name="ro8">
          <table:table-cell/>
          <table:table-cell office:value-type="string" calcext:value-type="string">
            <text:p>Negative</text:p>
          </table:table-cell>
          <table:table-cell office:value-type="string" calcext:value-type="string">
            <text:p>Yes</text:p>
          </table:table-cell>
          <table:table-cell office:value-type="string" calcext:value-type="string">
            <text:p>Laundry</text:p>
          </table:table-cell>
          <table:table-cell office:value-type="string" calcext:value-type="string">
            <text:p>know how to use it to the best advantage and how also what goods to get, their prices and how to combine them ; in fact, all the things which make the difference between a well-kept and a badly-kept house. 108 It may be argued that these are subjects which are best learnt in the home, but very few of the girls have mothers who are in a position to give them efficient training in home mangement. This is especially the case in Acton where 3,500 women are employed in the laundry industry alone, and of these about 1,500 are married women or widows. About one-third of the married women in the South-West Ward are employed in laundry work, often the mothers do not come home in the middle of the day, or they have no time or energy to prepare a proper meal for themselves or their children. Under these circumstances a creche is almost a necessity, for in the South-West Ward alone there are about 200 babies under 12 months of age placed out with neighbours during the day, and the conditions under which they are cared for is extremely unsatisfactory. Since 1908 a creche has been established</text:p>
          </table:table-cell>
          <table:table-cell office:value-type="string" calcext:value-type="string">
            <text:p>Acton</text:p>
          </table:table-cell>
          <table:table-cell office:value-type="string" calcext:value-type="string">
            <text:p>Ealing</text:p>
          </table:table-cell>
          <table:table-cell table:number-columns-repeated="2"/>
          <table:table-cell office:value-type="string" calcext:value-type="string">
            <text:p>b19783450</text:p>
          </table:table-cell>
          <table:table-cell office:value-type="string" calcext:value-type="string">
            <text:p>Acton.1910.b19783450.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10" calcext:value-type="float">
            <text:p>1910</text:p>
          </table:table-cell>
          <table:table-cell/>
        </table:table-row>
        <table:table-row table:style-name="ro8">
          <table:table-cell/>
          <table:table-cell office:value-type="string" calcext:value-type="string">
            <text:p>Not applicable/No view</text:p>
          </table:table-cell>
          <table:table-cell office:value-type="string" calcext:value-type="string">
            <text:p>No</text:p>
          </table:table-cell>
          <table:table-cell office:value-type="string" calcext:value-type="string">
            <text:p>Midwifery</text:p>
          </table:table-cell>
          <table:table-cell office:value-type="string" calcext:value-type="string">
            <text:p>two Italian midwives in practice in London. Fees charged by Midwives. Ihe fee a midwife receives for attending a confinement and the subsequent visiting for 10 days varies in different localities from 5s. per case upwards, but usually a fee of 7s. 6d. to 10s. is expected. The charities employing midwives pay 5s. or 6s. a case, and provide the midwife with registers, forms, antiseptics, etc. It is apparent from the number of cases taken by midwives and the small fees paid that very few can rely solely on their practice as a means of livelihood. Many of them are married women who do not trouble to obtain a large practice, a few keep lying-in homes ; others, especially those with a fairly large practice, are approved by the Central Midwives Board to give practical instruction to pupils preparing for the Board's examination. The pupil resides with the midwife and goes with her to cases. The fees for pupils are usually about £1 Is. per week, which includes board and lodging in addition to the practical instruction civen bv the midwife. Maternity charity. Many midwives are employed in Poor Law Infirmaries, and a large proportion of the 3,000 confinements in</text:p>
          </table:table-cell>
          <table:table-cell office:value-type="string" calcext:value-type="string">
            <text:p>LondonCountyCouncil</text:p>
          </table:table-cell>
          <table:table-cell office:value-type="string" calcext:value-type="string">
            <text:p>London County Council</text:p>
          </table:table-cell>
          <table:table-cell table:number-columns-repeated="2"/>
          <table:table-cell office:value-type="string" calcext:value-type="string">
            <text:p>b18252606</text:p>
          </table:table-cell>
          <table:table-cell office:value-type="string" calcext:value-type="string">
            <text:p>LondonCountyCouncil.1911.b18252606.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11" calcext:value-type="float">
            <text:p>1911</text:p>
          </table:table-cell>
          <table:table-cell/>
        </table:table-row>
        <table:table-row table:style-name="ro8">
          <table:table-cell/>
          <table:table-cell office:value-type="string" calcext:value-type="string">
            <text:p>Neutral</text:p>
          </table:table-cell>
          <table:table-cell office:value-type="string" calcext:value-type="string">
            <text:p>Yes</text:p>
          </table:table-cell>
          <table:table-cell office:value-type="string" calcext:value-type="string">
            <text:p>Factory</text:p>
          </table:table-cell>
          <table:table-cell office:value-type="string" calcext:value-type="string">
            <text:p>mortality was 36 per 1,000' births higher than in 1910. Compared with 1910, the infantile mortality was higher in all the wards. The diseases which showed the greatest increase in the number of deaths were Diarrhœeal Diseases and Measles. Therewas a slight increase also in the number of deaths from Prematurity and Congenital Debility. There were 37 deaths from Prematurity and 23 from Atrophy,. Debility and Marasmus. These are the two groups of cases which are usually supposed to be affected by antenaital causes. A few 43 years ago it was frequently stated and believed that the industrial employment of married women was one of the most important direct factors in the causation of infantile mortality in large towns Owing to investigations carried out in certain large towns, it is now possible to approach this portion of the subject with greater accuracy than formerly. Although the number of cases investigated are not so large as could be desired, certain results have been obtained which cast some doubt upon the direct influence exerted by the industrial employment of women in producing excessive infantile mortality. Section 61 of the Factory and Workshop Act, 1901, makes it an offence for the occupier of</text:p>
          </table:table-cell>
          <table:table-cell office:value-type="string" calcext:value-type="string">
            <text:p>Acton</text:p>
          </table:table-cell>
          <table:table-cell office:value-type="string" calcext:value-type="string">
            <text:p>Ealing</text:p>
          </table:table-cell>
          <table:table-cell table:number-columns-repeated="2"/>
          <table:table-cell office:value-type="string" calcext:value-type="string">
            <text:p>b19783462</text:p>
          </table:table-cell>
          <table:table-cell office:value-type="string" calcext:value-type="string">
            <text:p>Acton.1911.b19783462.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11" calcext:value-type="float">
            <text:p>1911</text:p>
          </table:table-cell>
          <table:table-cell office:value-type="string" calcext:value-type="string">
            <text:p>More text needed too - another 100 words?</text:p>
          </table:table-cell>
        </table:table-row>
        <table:table-row table:style-name="ro8">
          <table:table-cell/>
          <table:table-cell office:value-type="string" calcext:value-type="string">
            <text:p>Negative</text:p>
          </table:table-cell>
          <table:table-cell office:value-type="string" calcext:value-type="string">
            <text:p>Yes</text:p>
          </table:table-cell>
          <table:table-cell office:value-type="string" calcext:value-type="string">
            <text:p>Factory</text:p>
          </table:table-cell>
          <table:table-cell office:value-type="string" calcext:value-type="string">
            <text:p>to child life. (4) The number of still births. (5) The quality of the help given at birth. Want of skilled care at birth may bear an important part in the number of deaths from accidents of child-birth. (6) The age of the mother. Excessive infant mortality is often ascribable in part to too early motherhood, with its associated inexperience and possible carelessness. (7) Poverty and social condition. Infant mortality is higher among the poor and lowest among the well-to-do. 64 (8) The non-domestic employment of married women. The infantile mortality is greatest in districts having the highest proportion of married women industrially employed. Such employment must necessarily involve some neglect of the home, and especially of any young children. (9) Poverty is a direct cause of infant mortality where it induces malnutrition of mother or infant, or where it implies that the mother cannot give adequate care to the infant. (10) Poverty is also an important indirect cause of infant mortality. Its influence is exercised in the following among other ways:— (a) Poverty is not infrequently associated with ignorance and carelessness. (b) With these are commonly associated overcrowding and uncleanliness. (c) Alcoholic habits frequently result from living under conditions</text:p>
          </table:table-cell>
          <table:table-cell office:value-type="string" calcext:value-type="string">
            <text:p>Stepney</text:p>
          </table:table-cell>
          <table:table-cell office:value-type="string" calcext:value-type="string">
            <text:p>Tower Hamlets</text:p>
          </table:table-cell>
          <table:table-cell table:number-columns-repeated="2"/>
          <table:table-cell office:value-type="string" calcext:value-type="string">
            <text:p>b19822765</text:p>
          </table:table-cell>
          <table:table-cell office:value-type="string" calcext:value-type="string">
            <text:p>Stepney.1913.b19822765.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13" calcext:value-type="float">
            <text:p>1913</text:p>
          </table:table-cell>
          <table:table-cell/>
        </table:table-row>
        <table:table-row table:style-name="ro8">
          <table:table-cell/>
          <table:table-cell office:value-type="string" calcext:value-type="string">
            <text:p>Not applicable/No view</text:p>
          </table:table-cell>
          <table:table-cell office:value-type="string" calcext:value-type="string">
            <text:p>No</text:p>
          </table:table-cell>
          <table:table-cell office:value-type="string" calcext:value-type="string">
            <text:p>Midwifery</text:p>
          </table:table-cell>
          <table:table-cell office:value-type="string" calcext:value-type="string">
            <text:p>79 Report of the County Medical Officer—General. Fees charged by midwives. The fee a midwife receives for attending a confinement and for the subsequent 10 days' visiting varies in different localities from 5s. per case upwards, but usually a fee of 7s. 6d. to 10s. is expected. The charities employing midwives pay 5s. or 6s. a case, and provide the midwife with registers, forms, antiseptics, etc. It is apparent from the number of cases taken by midwives and the small fees paid that very few can rely solely on their practice as a means of livelihood. Many of them are married women who do not trouble to obtain a large practice; a few keep lying-in homes ; others, especially those with a fairly large practice, are approved by the Central Midwives Board to give practical instruction to pupils preparing for the Board's examination. The pupil resides with the midwife and goes with her to cases. The fees for pupils are usually about £1 1s. per week, which includes board and lodging in addition to the practical instruction given bv the midwife. Maternity charities. Many midwives are employed in Poor Law Infirmaries, and a large proportion of the 3,000 confinements in</text:p>
          </table:table-cell>
          <table:table-cell office:value-type="string" calcext:value-type="string">
            <text:p>LondonCountyCouncil</text:p>
          </table:table-cell>
          <table:table-cell office:value-type="string" calcext:value-type="string">
            <text:p>London County Council</text:p>
          </table:table-cell>
          <table:table-cell table:number-columns-repeated="2"/>
          <table:table-cell office:value-type="string" calcext:value-type="string">
            <text:p>b1825262x</text:p>
          </table:table-cell>
          <table:table-cell office:value-type="string" calcext:value-type="string">
            <text:p>LondonCountyCouncil.1913.b1825262x.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13" calcext:value-type="float">
            <text:p>1913</text:p>
          </table:table-cell>
          <table:table-cell/>
        </table:table-row>
        <table:table-row table:style-name="ro8">
          <table:table-cell/>
          <table:table-cell office:value-type="string" calcext:value-type="string">
            <text:p>Negative</text:p>
          </table:table-cell>
          <table:table-cell office:value-type="string" calcext:value-type="string">
            <text:p>Yes</text:p>
          </table:table-cell>
          <table:table-cell office:value-type="string" calcext:value-type="string">
            <text:p>Factory</text:p>
          </table:table-cell>
          <table:table-cell office:value-type="string" calcext:value-type="string">
            <text:p>Mortality, and I do not think it is possible to improve upon the concise summary which the Medical Officer gives in that part of the Report which deals with the Special Conditions associated with high Infant Mortality. 1. The relative importance of the many factors concerned in causing excessive infant and child mortality is difficult to assess; these factors are not identical for all districts. In this part of the present report special stress has been laid upon the factors of defective sanitation and housing, the removal of which is within the control of Sanitary 2. The industrial employment of married women must necessarily involve some neglect of the home, and especially of any young children. 28 3. Conservancy systems of disposal of excreta are very commonly associated with excessive infant mortality. 4. The smallest incidence of disease, especially of diarrhœal diseases, occurs usually in districts supplied with water-closets. 5. In the history of several towns the conversion of a conservancy into a water-carriage system has been associated with a great reduction of mortality from diarrhceal diseases; whilst in other towns the continuance of conservancy systems has been associated with continued high diarrhceal mortality. 6. Unpaved yards and streets and</text:p>
          </table:table-cell>
          <table:table-cell office:value-type="string" calcext:value-type="string">
            <text:p>Finchley</text:p>
          </table:table-cell>
          <table:table-cell office:value-type="string" calcext:value-type="string">
            <text:p>Barnet</text:p>
          </table:table-cell>
          <table:table-cell table:number-columns-repeated="2"/>
          <table:table-cell office:value-type="string" calcext:value-type="string">
            <text:p>b19790156</text:p>
          </table:table-cell>
          <table:table-cell office:value-type="string" calcext:value-type="string">
            <text:p>Finchley.1913.b19790156.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13" calcext:value-type="float">
            <text:p>1913</text:p>
          </table:table-cell>
          <table:table-cell/>
        </table:table-row>
        <table:table-row table:style-name="ro8">
          <table:table-cell/>
          <table:table-cell office:value-type="string" calcext:value-type="string">
            <text:p>Not appplicable/No view</text:p>
          </table:table-cell>
          <table:table-cell office:value-type="string" calcext:value-type="string">
            <text:p>No</text:p>
          </table:table-cell>
          <table:table-cell office:value-type="string" calcext:value-type="string">
            <text:p>Laundry, Domestic Service</text:p>
          </table:table-cell>
          <table:table-cell office:value-type="string" calcext:value-type="string">
            <text:p>Employments. Although in some cases it has not been easy to determine the past or present occupations of some 111 of the 220 Heads of families, they may be roughly classified as follows:— Men 125 in unskilled labour (of whom few are in regular employment. 19 in skilled trades. 21 costers or general dealers. 10 organ grinders or professional beggars. 12 no occupation or unknown. 2 agents for the property. 189 Total As quite a number of these men are from various causes habitually out of work, or do only occasionally wood chopping or costering, there are in consequence 47 married women who either supplement their wages or who are the real wage earners of the family. About half of these women work at laundries and the rest are employed charring, or similar work. There are also 36 widows or deserted wives who support their families in the following ways:— 18 work in laundries or do charing, etc. 2 have small shops. 5 are costers or professional beggars. Thus out of 226 families, 93 are seen to be mainly, if not entirely dependant on the work of the women. Police Records, &amp;c. The records of police convictions have not been</text:p>
          </table:table-cell>
          <table:table-cell office:value-type="string" calcext:value-type="string">
            <text:p>Fulham</text:p>
          </table:table-cell>
          <table:table-cell office:value-type="string" calcext:value-type="string">
            <text:p>Hammersmith and Fulham</text:p>
          </table:table-cell>
          <table:table-cell table:number-columns-repeated="2"/>
          <table:table-cell office:value-type="string" calcext:value-type="string">
            <text:p>b18110885</text:p>
          </table:table-cell>
          <table:table-cell office:value-type="string" calcext:value-type="string">
            <text:p>Fulham.1913.b18110885.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13" calcext:value-type="float">
            <text:p>1913</text:p>
          </table:table-cell>
          <table:table-cell/>
        </table:table-row>
        <table:table-row table:style-name="ro8">
          <table:table-cell/>
          <table:table-cell office:value-type="string" calcext:value-type="string">
            <text:p>Not appplicable/No view</text:p>
          </table:table-cell>
          <table:table-cell office:value-type="string" calcext:value-type="string">
            <text:p>No</text:p>
          </table:table-cell>
          <table:table-cell office:value-type="string" calcext:value-type="string">
            <text:p>Unspecified</text:p>
          </table:table-cell>
          <table:table-cell office:value-type="string" calcext:value-type="string">
            <text:p>of work largely engaged in locally is fieldlabour in the market gardens. In this class of work the wages paid are low, and a considerable amount of female labour is used. The number of women returned as engaged in agriculture is 146, but this is largely a seasonal trade, and it should be borne in mind that the Census is taken in April: probably the actual number is much greater. 7 Female labour is also largely used in the Chemists' Works, the Soap Factory, the Confectionery Works, and the Laundries. The Census of Occupations gives the proportion of (industrially) occupied married women as 95 per 1,000 of all occupied women. I have been unable to furnish the information with respect to the amount of poor-law relief. There are approximately, however, 750 old age pensioners in this district. In addition to this, there are the Heston Charity Trustees and the Isleworth Parochial Charities, who provide monies for pensions. To state the extent to which Hospital and other forms of gratuitous medical relief are utilised, is somewhat difficult. If, however, the number of deaths occurring in Institutions is stated, it will probably give a rough idea of the extent to which these</text:p>
          </table:table-cell>
          <table:table-cell office:value-type="string" calcext:value-type="string">
            <text:p>Heston</text:p>
          </table:table-cell>
          <table:table-cell office:value-type="string" calcext:value-type="string">
            <text:p>Hounslow</text:p>
          </table:table-cell>
          <table:table-cell table:number-columns-repeated="2"/>
          <table:table-cell office:value-type="string" calcext:value-type="string">
            <text:p>b19969764</text:p>
          </table:table-cell>
          <table:table-cell office:value-type="string" calcext:value-type="string">
            <text:p>Heston.1914.b19969764.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14" calcext:value-type="float">
            <text:p>1914</text:p>
          </table:table-cell>
          <table:table-cell/>
        </table:table-row>
        <table:table-row table:style-name="ro8">
          <table:table-cell/>
          <table:table-cell office:value-type="string" calcext:value-type="string">
            <text:p>Negative</text:p>
          </table:table-cell>
          <table:table-cell office:value-type="string" calcext:value-type="string">
            <text:p>Yes</text:p>
          </table:table-cell>
          <table:table-cell office:value-type="string" calcext:value-type="string">
            <text:p>Factory</text:p>
          </table:table-cell>
          <table:table-cell office:value-type="string" calcext:value-type="string">
            <text:p>and I do not think it is possible to improve upon the concise summary which the Medical Officer gives in that part of the Report- which deals with the Special Conditions associated with high Infant Mortality. 1. The relative importance of the many factors concerned in causing excessive infant and child mortality is difficult to assess; these factors are not identical for all districts. In this part of the present report special stress has been laid upon the factors of defective sanitation and housing, the removal of which is within the control of Sanitary Authorities. 2. The industrial employment of married women must necessarily involve some neglect of the home, and especially of any young children. 28 3. Conservancy systems of disposal of excreta are very commonly associated with excessive infant mortality. 4. The smallest incidence of disease, especially of diarrhœal diseases, occurs usually in districts supplied with water-closets. 5. In the history of several towns the conversion of a conservancy into a water-carriage system has been associated with a great reduction of mortality from diarrhœal diseases; whilst in other towns the continuance of conservancy systems has been associated with continued high diarrhœal mortality. 6. Unpaved yards and streets and</text:p>
          </table:table-cell>
          <table:table-cell office:value-type="string" calcext:value-type="string">
            <text:p>Finchley</text:p>
          </table:table-cell>
          <table:table-cell office:value-type="string" calcext:value-type="string">
            <text:p>Barnet</text:p>
          </table:table-cell>
          <table:table-cell table:number-columns-repeated="2"/>
          <table:table-cell office:value-type="string" calcext:value-type="string">
            <text:p>b19790168</text:p>
          </table:table-cell>
          <table:table-cell office:value-type="string" calcext:value-type="string">
            <text:p>Finchley.1914.b19790168.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14" calcext:value-type="float">
            <text:p>1914</text:p>
          </table:table-cell>
          <table:table-cell/>
        </table:table-row>
        <table:table-row table:style-name="ro8">
          <table:table-cell/>
          <table:table-cell office:value-type="string" calcext:value-type="string">
            <text:p>Negative</text:p>
          </table:table-cell>
          <table:table-cell office:value-type="string" calcext:value-type="string">
            <text:p>Yes</text:p>
          </table:table-cell>
          <table:table-cell office:value-type="string" calcext:value-type="string">
            <text:p>Factory</text:p>
          </table:table-cell>
          <table:table-cell office:value-type="string" calcext:value-type="string">
            <text:p>Table are the results of observations taken at the Royal Observatory, Greenwich. 10. Industrial employment of many of our women in the borough is probably one of the important influences at work, for it is obvious that girls and young women who are employed in industrial work for many hours daily have but little time to make themselves practically familiar with the very numerous, and often apparently unimportant matters, which make all the difference between a well-ordered home and one which lacks the influence of a capable mother. Nevertheless, to what extent and in what manner the industrial employment of married women affects the infantile mortality is still a matter of discussion. Under present social conditions, the harmful effects are partly counteracted by the greater comfort and increased nourishment which such employment enables the mother to secure. The mortality from prematurity and congenital defects is higher in the East Ward of Deptford than in the remainder of the Borough and greater than the average of some other large towns. One reason why diarrhceal diseases are excessive in the locality mentioned above may partly be put down to artificial feeding but the disadvantages of artificial feeding are further accentuated by the</text:p>
          </table:table-cell>
          <table:table-cell office:value-type="string" calcext:value-type="string">
            <text:p>Deptford</text:p>
          </table:table-cell>
          <table:table-cell office:value-type="string" calcext:value-type="string">
            <text:p>Lewisham</text:p>
          </table:table-cell>
          <table:table-cell table:number-columns-repeated="2"/>
          <table:table-cell office:value-type="string" calcext:value-type="string">
            <text:p>b18123697</text:p>
          </table:table-cell>
          <table:table-cell office:value-type="string" calcext:value-type="string">
            <text:p>Deptford.1914.b18123697.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14" calcext:value-type="float">
            <text:p>1914</text:p>
          </table:table-cell>
          <table:table-cell/>
        </table:table-row>
        <table:table-row table:style-name="ro8">
          <table:table-cell/>
          <table:table-cell office:value-type="string" calcext:value-type="string">
            <text:p>Negative</text:p>
          </table:table-cell>
          <table:table-cell office:value-type="string" calcext:value-type="string">
            <text:p>Yes</text:p>
          </table:table-cell>
          <table:table-cell office:value-type="string" calcext:value-type="string">
            <text:p>Factory</text:p>
          </table:table-cell>
          <table:table-cell office:value-type="string" calcext:value-type="string">
            <text:p>means that over 800 mothers die each year in England and Wales, as the result of child-bearing, whose lives would be saved if the experience of the rest of England and Wales were as favourable as that of London. But the recorded experience of London in respect of 20 puerperal fever is as unfavourable as that of the provinces. If this disease were to be eliminated, as it has been substantially from the experience of many lying-in-hospitals, a further saving of 1,100 lives of mothers would be secured annually in England and Wales. The close relationship between factory work for married women and excessive mortality from child-bearing is indicated. Although dogmatism as to causation is not justified, and the need for further intensive inquiry is suggested by the facts under each heading, Dr. Newsholme says the presumption is justified that better arrangements for ante-natal care and for midwifery attendance would go far to reduce the mortality from child-bearing. In order that official action may be taken for reducing maternal mortaliy and suffering in child-bearing, measures must be adopted for ascertaining what cases need help. This condition, the report states, can be fulfilled by : (a) The provision of skilled assistance</text:p>
          </table:table-cell>
          <table:table-cell office:value-type="string" calcext:value-type="string">
            <text:p>Deptford</text:p>
          </table:table-cell>
          <table:table-cell office:value-type="string" calcext:value-type="string">
            <text:p>Lewisham</text:p>
          </table:table-cell>
          <table:table-cell table:number-columns-repeated="2"/>
          <table:table-cell office:value-type="string" calcext:value-type="string">
            <text:p>b18123703</text:p>
          </table:table-cell>
          <table:table-cell office:value-type="string" calcext:value-type="string">
            <text:p>Deptford.1915.b18123703.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15" calcext:value-type="float">
            <text:p>1915</text:p>
          </table:table-cell>
          <table:table-cell/>
        </table:table-row>
        <table:table-row table:style-name="ro8">
          <table:table-cell/>
          <table:table-cell office:value-type="string" calcext:value-type="string">
            <text:p>Not applicable/no view</text:p>
          </table:table-cell>
          <table:table-cell office:value-type="string" calcext:value-type="string">
            <text:p>Yes</text:p>
          </table:table-cell>
          <table:table-cell office:value-type="string" calcext:value-type="string">
            <text:p>Factory</text:p>
          </table:table-cell>
          <table:table-cell office:value-type="string" calcext:value-type="string">
            <text:p>of the enquiry of the Carnegie United Kingdom Trust, there may be a further grant from this source, thereby still further reducing the cost to the Council. I am, your obedient servant, GEORGE F. BUCHAN, Mcdical Officer. APPENDIX D. 17th July, 1916. To the Chairman and Members of the Health Committee. DAY AND NIGHT NURSERY EOR CHILDREN OF MUNITION WORKERS. As instructed by the General Purposes Committee I beg to report on the above subject. The Matron of the Women Workers at the Perivale Fuse Filling Factory brought under my notice the difficulty of obtaining and retaining the services of married women at this factory on account of their inability to make arrangements for the care of their children. She informed me that there were approximately 1,800 women workers in the factory now, and that when the buildings were completed and the factory full, there would be not less than 4,000 to 5,000 women workers. Enquiries made by her amongst the women now employed at the factory showed that at the present time there were 26 who would leave 30 children to be looked after by day, and a similar number by night, and the Matron was of opinion that</text:p>
          </table:table-cell>
          <table:table-cell office:value-type="string" calcext:value-type="string">
            <text:p>Willesden</text:p>
          </table:table-cell>
          <table:table-cell office:value-type="string" calcext:value-type="string">
            <text:p>Brent</text:p>
          </table:table-cell>
          <table:table-cell table:number-columns-repeated="2"/>
          <table:table-cell office:value-type="string" calcext:value-type="string">
            <text:p>b19796699</text:p>
          </table:table-cell>
          <table:table-cell office:value-type="string" calcext:value-type="string">
            <text:p>Willesden.1916.b19796699.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16" calcext:value-type="float">
            <text:p>1916</text:p>
          </table:table-cell>
          <table:table-cell office:value-type="string" calcext:value-type="string">
            <text:p>Get the following 15 words or so for this entry</text:p>
          </table:table-cell>
        </table:table-row>
        <table:table-row table:style-name="ro8">
          <table:table-cell/>
          <table:table-cell office:value-type="string" calcext:value-type="string">
            <text:p>Negative</text:p>
          </table:table-cell>
          <table:table-cell office:value-type="string" calcext:value-type="string">
            <text:p>Yes</text:p>
          </table:table-cell>
          <table:table-cell office:value-type="string" calcext:value-type="string">
            <text:p>Factory, Unspecified</text:p>
          </table:table-cell>
          <table:table-cell office:value-type="string" calcext:value-type="string">
            <text:p>some other child is reared in a yet more healthy manner. I would like the Committee to get clearly in. their minds that a child is a living unit from the time that conception occurs in the mother's womb. It will therefore be readily understood and conceded that everything that helps the mother helps the child. The first problem then is how can the mother be helped. There are many methods. There should be no industrial employment of women before and for some time after childbirth. Indeed it would be to the national advantage if there were no employment of married women who are rearing families. The mother during the period of bearing and nursing the child must be well fed. Willesden has recognised this fact and has provided hot and wholesome mid-day meals for expectant and nursing mothers. 907 such meals were provided during the eight weeks since the Committee last met. Medical advice should be available for the mother during pregnancy and a Municipal Antenatal Clinic has been established at 9, Willesden Lane, for expectant mothers. This has proved a boon and is being increasingly made use of. Such clinics will also be associated with the other clinics</text:p>
          </table:table-cell>
          <table:table-cell office:value-type="string" calcext:value-type="string">
            <text:p>Willesden</text:p>
          </table:table-cell>
          <table:table-cell office:value-type="string" calcext:value-type="string">
            <text:p>Brent</text:p>
          </table:table-cell>
          <table:table-cell table:number-columns-repeated="2"/>
          <table:table-cell office:value-type="string" calcext:value-type="string">
            <text:p>b19796705</text:p>
          </table:table-cell>
          <table:table-cell office:value-type="string" calcext:value-type="string">
            <text:p>Willesden.1917.b19796705.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17" calcext:value-type="float">
            <text:p>1917</text:p>
          </table:table-cell>
          <table:table-cell/>
        </table:table-row>
        <table:table-row table:style-name="ro8">
          <table:table-cell/>
          <table:table-cell office:value-type="string" calcext:value-type="string">
            <text:p>Not applicable/no view</text:p>
          </table:table-cell>
          <table:table-cell office:value-type="string" calcext:value-type="string">
            <text:p>Yes</text:p>
          </table:table-cell>
          <table:table-cell office:value-type="string" calcext:value-type="string">
            <text:p>Unspecified</text:p>
          </table:table-cell>
          <table:table-cell office:value-type="string" calcext:value-type="string">
            <text:p>during the first 4 weeks of life. Twenty deaths were due to premature birth, including Congenital Debility and Malformation, 5 to Pneumonia, 3 to Bronchitis, and 1 to Diarrhœa. I have in an earlier part of the Report given an account of the work done by the Child Welfare Department, and I think that the figures with regard to infantile mortality afford unmistakeable evidence of the value of that work. The sanitary conditions of the district are all favourable, there are no slums, no back to back houses, plenty of open spaces and fresh air, there are no industries employing married women to any large extent, and work has been fairly plentiful so that with the exception of that due to the strike of moulders there has been very little unemployment. 52 Table I.—Vital Statistics of Whole District during 1919 and previous years. Year. Population estimated to middle of each year. Births. Ttl. Deaths registrd. in the Distr's. Transferable Deaths. Nett Deaths belonging to the District. Uncorrected Number. Nett. Number. Rate. of Non-residents registered in the District. of Resid'ts not registered in the District. Under 1 year of age. At all Ague, Number Rate. No. Kate per 1000 nett Births.</text:p>
          </table:table-cell>
          <table:table-cell office:value-type="string" calcext:value-type="string">
            <text:p>Erith</text:p>
          </table:table-cell>
          <table:table-cell office:value-type="string" calcext:value-type="string">
            <text:p>Bexley</text:p>
          </table:table-cell>
          <table:table-cell table:number-columns-repeated="2"/>
          <table:table-cell office:value-type="string" calcext:value-type="string">
            <text:p>b19789713</text:p>
          </table:table-cell>
          <table:table-cell office:value-type="string" calcext:value-type="string">
            <text:p>Erith.1919.b19789713.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19" calcext:value-type="float">
            <text:p>1919</text:p>
          </table:table-cell>
          <table:table-cell/>
        </table:table-row>
        <table:table-row table:style-name="ro8">
          <table:table-cell/>
          <table:table-cell office:value-type="string" calcext:value-type="string">
            <text:p>Neutral</text:p>
          </table:table-cell>
          <table:table-cell office:value-type="string" calcext:value-type="string">
            <text:p>Yes</text:p>
          </table:table-cell>
          <table:table-cell office:value-type="string" calcext:value-type="string">
            <text:p>Factory</text:p>
          </table:table-cell>
          <table:table-cell office:value-type="string" calcext:value-type="string">
            <text:p>simply results in the more complete dissemination of dust into the atmosphere. 10. Industrial employment of many of our women in the borough is probably one of the important influences at work, for it is obvious that girls and young women who are employed in industrial work for many hours daily have but little time to make themselves practically familiar with the very numerous, and often apparently unimportant matters, which make all the difference between a well-ordered home and one which lacks the influence of a capable mother. Nevertheless, to what extent and in what manner the industrial employment of married women affects the infantile mortality is still a matter of discussion. Until the present improved social conditions of the bread winner the harmful effects were partly counteracted by the greater comfort and increased nourishment which such employment enabled the mother to secure. The mortality from prematurity and congenital defects is higher in the East Ward of Deptford than in the remainder of the Borough and greater than the average of some other large towns. One reason why diarrhœal diseases are excessive in the locality mentioned above may partly be put down to artificial feeding, but the disadvantages of artificial</text:p>
          </table:table-cell>
          <table:table-cell office:value-type="string" calcext:value-type="string">
            <text:p>Deptford</text:p>
          </table:table-cell>
          <table:table-cell office:value-type="string" calcext:value-type="string">
            <text:p>Lewisham</text:p>
          </table:table-cell>
          <table:table-cell table:number-columns-repeated="2"/>
          <table:table-cell office:value-type="string" calcext:value-type="string">
            <text:p>b18123740</text:p>
          </table:table-cell>
          <table:table-cell office:value-type="string" calcext:value-type="string">
            <text:p>Deptford.1919.b18123740.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19" calcext:value-type="float">
            <text:p>1919</text:p>
          </table:table-cell>
          <table:table-cell/>
        </table:table-row>
        <table:table-row table:style-name="ro8">
          <table:table-cell/>
          <table:table-cell office:value-type="string" calcext:value-type="string">
            <text:p>Not applicable/no view</text:p>
          </table:table-cell>
          <table:table-cell office:value-type="string" calcext:value-type="string">
            <text:p>No</text:p>
          </table:table-cell>
          <table:table-cell office:value-type="string" calcext:value-type="string">
            <text:p>Teaching, Nursing</text:p>
          </table:table-cell>
          <table:table-cell office:value-type="string" calcext:value-type="string">
            <text:p>and 24 as a result of the subsequent examinations. The reasons for rejection were: unsatisfactory general health, 9 ; defective vision, 9 ; unsatisfactory condition of heart, 3 ; defective teeth, 14 ; miscellaneous, 7. Cases specially referred These referred cases relate to leave granted to employees absent owing to personal illness; to cases in which questions have arisen in regard to students in institutions for higher education whose health is considered such as to render exceptional attention advisable; to teachers returning to duty after extended leave of absence (a) owing to personal illness, (b) for educational purposes, (c) to married women under No. 31 of the regulations in regard to the education service; to teachers about to be superannuated; to teachers demobilised from the Forces who applied for special consideration owing to wounds, etc.; and to cases in which claims were received from teachers and others in the permanent service for exceptional treatment as regards sick pay and re-imbursement of medical and other expenses in respect of illnesses alleged to be due to the conditions under which they were required to carry out their duties. The number of cases thus specially referred was 1,565, as compared with 1,262 in</text:p>
          </table:table-cell>
          <table:table-cell office:value-type="string" calcext:value-type="string">
            <text:p>LondonCountyCouncil</text:p>
          </table:table-cell>
          <table:table-cell office:value-type="string" calcext:value-type="string">
            <text:p>London County Council</text:p>
          </table:table-cell>
          <table:table-cell table:number-columns-repeated="2"/>
          <table:table-cell office:value-type="string" calcext:value-type="string">
            <text:p>b18252679</text:p>
          </table:table-cell>
          <table:table-cell office:value-type="string" calcext:value-type="string">
            <text:p>LondonCountyCouncil.1919.b18252679.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19" calcext:value-type="float">
            <text:p>1919</text:p>
          </table:table-cell>
          <table:table-cell/>
        </table:table-row>
        <table:table-row table:style-name="ro8">
          <table:table-cell/>
          <table:table-cell office:value-type="string" calcext:value-type="string">
            <text:p>Not applicable/no view</text:p>
          </table:table-cell>
          <table:table-cell office:value-type="string" calcext:value-type="string">
            <text:p>No</text:p>
          </table:table-cell>
          <table:table-cell office:value-type="string" calcext:value-type="string">
            <text:p>Laundry</text:p>
          </table:table-cell>
          <table:table-cell office:value-type="string" calcext:value-type="string">
            <text:p>comprises Bedford Park is almost entirely residential in character, and there are only a few factories in the ward, and these are along the borders of the ward. A considerable proportion of the inhabitants, and especially those of the North East, North West and South East Wards are employed outside the district. The oldest industry, and at one time the most important, and almost the sole one, is the laundry industry. This industry has been established in the district for nearly half a century, and absorbs a large number of workers. In August 1915, there were 1048 single and 1640 married women employed in the laundry industry. It is probable that this number was exceeded ten years ago, and it is likely that at the present time fewer persons are employed than in 1915. The introduction of labour saving machinery has had the effect of closing most of the hand laundries, and this fact alone would account for a diminished number of employees. But it is also possible that less work is now done in the laundries of the district than was the case ten years ago. In addition to the small hand laundries, some factory laundries have recently been</text:p>
          </table:table-cell>
          <table:table-cell office:value-type="string" calcext:value-type="string">
            <text:p>Acton</text:p>
          </table:table-cell>
          <table:table-cell office:value-type="string" calcext:value-type="string">
            <text:p>Ealing</text:p>
          </table:table-cell>
          <table:table-cell table:number-columns-repeated="2"/>
          <table:table-cell office:value-type="string" calcext:value-type="string">
            <text:p>b19783498</text:p>
          </table:table-cell>
          <table:table-cell office:value-type="string" calcext:value-type="string">
            <text:p>Acton.1919.b19783498.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19" calcext:value-type="float">
            <text:p>1919</text:p>
          </table:table-cell>
          <table:table-cell/>
        </table:table-row>
        <table:table-row table:style-name="ro8">
          <table:table-cell/>
          <table:table-cell office:value-type="string" calcext:value-type="string">
            <text:p>Not applicable/no view</text:p>
          </table:table-cell>
          <table:table-cell office:value-type="string" calcext:value-type="string">
            <text:p>No</text:p>
          </table:table-cell>
          <table:table-cell office:value-type="string" calcext:value-type="string">
            <text:p>Teaching</text:p>
          </table:table-cell>
          <table:table-cell office:value-type="string" calcext:value-type="string">
            <text:p>63 ; unsatisfactory personal hygiene 10 ; defective teeth 12 ; unsatisfactory general health 23 ; tuberculosis 3 ; unsatisfactory condition of heart 5 ; miscellaneous 33. Cases specially referred. There are also referred to the Public Health Department cases in relation to employees in the Education Service absent owing to personal illness ; questions in regard to students in institutions for higher education whose health is considered such as to render exceptional attention advisable ; cases of teachers returning to duty after extended leave of absence (a) owing to personal illness ; (b) for educational purposes ; (c) to married women under No. 31 of the Regulations in regard to the Education Service; cases of teachers about to be superannuated; applications for special consideration owing to wounds, etc., of teachers demobilised from the Forces ; and claims received from teachers and others in the permanent service for exceptional treatment as regards sick pay and re-imbursement of medical and other expenses in respect of illnesses alleged to be due to the conditions under which they may have been required to carry out their duties. The number of cases thus specially referred was 1,806, as compared with 1,565 in 1919, an</text:p>
          </table:table-cell>
          <table:table-cell office:value-type="string" calcext:value-type="string">
            <text:p>LondonCountyCouncil</text:p>
          </table:table-cell>
          <table:table-cell office:value-type="string" calcext:value-type="string">
            <text:p>London County Council</text:p>
          </table:table-cell>
          <table:table-cell table:number-columns-repeated="2"/>
          <table:table-cell office:value-type="string" calcext:value-type="string">
            <text:p>b18244105</text:p>
          </table:table-cell>
          <table:table-cell office:value-type="string" calcext:value-type="string">
            <text:p>LondonCountyCouncil.1920.b18244105.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20" calcext:value-type="float">
            <text:p>1920</text:p>
          </table:table-cell>
          <table:table-cell/>
        </table:table-row>
        <table:table-row table:style-name="ro8">
          <table:table-cell/>
          <table:table-cell office:value-type="string" calcext:value-type="string">
            <text:p>Negative</text:p>
          </table:table-cell>
          <table:table-cell office:value-type="string" calcext:value-type="string">
            <text:p>Yes</text:p>
          </table:table-cell>
          <table:table-cell office:value-type="string" calcext:value-type="string">
            <text:p>Teaching, Unspecified</text:p>
          </table:table-cell>
          <table:table-cell office:value-type="string" calcext:value-type="string">
            <text:p>out simple tasks, such as weighing the babies and the sale of virol, etc. To take over temporarily their infants from the mothers enables the latter to give their undivided attention to the health-talks of the Lady Superintendent, Miss A. Bintcliffe, who was appointed in April, 1921. These little talks, now resumed, will benefit the loving, but ignorant, mothers immensely. I hope that the horrid spectacle of babies sucking " dumb teats " will never be seen again in our Centres. Married Women's Labour.—Ever since I have had women officers on my staff, they have been instructed to advise all married women to let the care of the home, husband and children, take the first place in their life-work and therefore not to attempt work which necessitates their absence from the home for long periods of each day. Shocking examples of neglect of this advice too frequently come under my notice in connection with dirty homes and verminous and neglected children. This teaching has been continued up-to-date, but it is difficult for myself and officers to enforce in Edmonton, when it is common knowledge that my Council itself employs married women amongst the school teachers. Indeed, the medical officers of</text:p>
          </table:table-cell>
          <table:table-cell office:value-type="string" calcext:value-type="string">
            <text:p>Edmonton</text:p>
          </table:table-cell>
          <table:table-cell office:value-type="string" calcext:value-type="string">
            <text:p>Enfield</text:p>
          </table:table-cell>
          <table:table-cell table:number-columns-repeated="2"/>
          <table:table-cell office:value-type="string" calcext:value-type="string">
            <text:p>b19788721</text:p>
          </table:table-cell>
          <table:table-cell office:value-type="string" calcext:value-type="string">
            <text:p>Edmonton.1920.b19788721.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20" calcext:value-type="float">
            <text:p>1920</text:p>
          </table:table-cell>
          <table:table-cell office:value-type="string" calcext:value-type="string">
            <text:p>Need more text here too - end section is very relevant</text:p>
          </table:table-cell>
        </table:table-row>
        <table:table-row table:style-name="ro8">
          <table:table-cell/>
          <table:table-cell office:value-type="string" calcext:value-type="string">
            <text:p>Not applicable/no view</text:p>
          </table:table-cell>
          <table:table-cell office:value-type="string" calcext:value-type="string">
            <text:p>No</text:p>
          </table:table-cell>
          <table:table-cell office:value-type="string" calcext:value-type="string">
            <text:p>Teaching</text:p>
          </table:table-cell>
          <table:table-cell office:value-type="string" calcext:value-type="string">
            <text:p>as the result of their subsequent examination. The reasons for rejection were :—defective vision 48; unsatisfactory personal hygiene 10; defective teeth 10; unsatisfactory general health 17; unsatisfactory condition of heart 2; miscellaneous 25. There are also referred to the Public Health department special cases of employees in the education service absent owing to personal illness ; questions in regard to students in institutions for higher education whose health is considered such as to render exceptional attention advisable ; cases ofteachers returning to duty after extended leave of absence (a) owing to personal illness ; (6) for educational purposes; (c) to married women under No 31 of the Regulations in regard to the education service ; cases of teachers about to be superannuated ; applications for special consideration owing to wounds, etc., of teachers demobilised from H.M. Forces ; and claims received from teachers and others in the permanent service for exceptional treatment as regards sick pay and re-imbursement of medical and other expenses in respect of illnesses alleged to be due to the conditions under which they may have been required to carry out their duties. The number of cases thus referred was 2,333 as compared with 1,806 in 1920,</text:p>
          </table:table-cell>
          <table:table-cell office:value-type="string" calcext:value-type="string">
            <text:p>LondonCountyCouncil</text:p>
          </table:table-cell>
          <table:table-cell office:value-type="string" calcext:value-type="string">
            <text:p>London County Council</text:p>
          </table:table-cell>
          <table:table-cell table:number-columns-repeated="2"/>
          <table:table-cell office:value-type="string" calcext:value-type="string">
            <text:p>b18252680</text:p>
          </table:table-cell>
          <table:table-cell office:value-type="string" calcext:value-type="string">
            <text:p>LondonCountyCouncil.1921.b18252680.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21" calcext:value-type="float">
            <text:p>1921</text:p>
          </table:table-cell>
          <table:table-cell/>
        </table:table-row>
        <table:table-row table:style-name="ro8">
          <table:table-cell/>
          <table:table-cell office:value-type="string" calcext:value-type="string">
            <text:p>Negative</text:p>
          </table:table-cell>
          <table:table-cell office:value-type="string" calcext:value-type="string">
            <text:p>No</text:p>
          </table:table-cell>
          <table:table-cell office:value-type="string" calcext:value-type="string">
            <text:p>Medicine, Other</text:p>
          </table:table-cell>
          <table:table-cell office:value-type="string" calcext:value-type="string">
            <text:p>the end of 1921 will be found on pages 5 and 6. Dr. G. T. Calthrop, Tuberculosis Officer, resigned his position in July, but continued to act until 1st October. His place was taken from 3rd October by Dr. G. F. Hardy, M.C., who was appointed temporarily. Dr. Gladys Miall-Smith, Assistant Medical Officer for Maternity and Child Welfare, left the Council's service on 19th November, in consequence of her marriage. Her medical consultations at the Council's Centres were undertaken temporarily by part-time medical officers. In consequence of the same resolution of the Council on the subject of the employment of married women whose husbands were in a position to support them, Mrs. Barrett and Mrs. Cook, assistants at the Personal Cleansing Station, and Mrs. Reid, assistant at the Prospect Terrace Baths, left in July. Mrs. Baxter's place was filled temporarily and Mrs. A. Wright and Mrs. A. Styles were appointed at the Cleansing Station on 13th July. Mrs. Wright afterwards resigned and Mrs. L. Blaby was appointed in her place on 16th November. Mrs. L. Arnold was appointed in Mrs. Reid's place on 13th July. Miss H. Payne, sanitary inspector, left the Council's service at the end of May in</text:p>
          </table:table-cell>
          <table:table-cell office:value-type="string" calcext:value-type="string">
            <text:p>StPancrasMetropolitanBorough</text:p>
          </table:table-cell>
          <table:table-cell office:value-type="string" calcext:value-type="string">
            <text:p>Camden</text:p>
          </table:table-cell>
          <table:table-cell table:number-columns-repeated="2"/>
          <table:table-cell office:value-type="string" calcext:value-type="string">
            <text:p>b1825200x</text:p>
          </table:table-cell>
          <table:table-cell office:value-type="string" calcext:value-type="string">
            <text:p>StPancrasMetropolitanBorough.1921.b1825200x.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21" calcext:value-type="float">
            <text:p>1921</text:p>
          </table:table-cell>
          <table:table-cell office:value-type="string" calcext:value-type="string">
            <text:p>Add more text to the end of this</text:p>
          </table:table-cell>
        </table:table-row>
        <table:table-row table:style-name="ro8">
          <table:table-cell/>
          <table:table-cell office:value-type="string" calcext:value-type="string">
            <text:p>Not applicable/no view</text:p>
          </table:table-cell>
          <table:table-cell office:value-type="string" calcext:value-type="string">
            <text:p>No</text:p>
          </table:table-cell>
          <table:table-cell office:value-type="string" calcext:value-type="string">
            <text:p>Unspecified</text:p>
          </table:table-cell>
          <table:table-cell office:value-type="string" calcext:value-type="string">
            <text:p>men to work on munitions during the war. The smaller proportion of females in the age groups 20-39 may be due to young women leaving Woolwich to find employment elsewhere, or to the fact that the London female population at these ages is increased by provincial immigrants who would not be likely to settle in Woolwich where there is very little opportunity for them to find work. This explanation is supported by the fact that, comparatively speaking, there is less female labour employed in Woolwich than in any other Metropolitan Borough, and particularly is this so in the case of married women of whom, approximately, one in twenty is employed compared with one in nine in London as a whole. 14 SECTION II.—VITAL STATISTICS. In accordance with the requirements of the Ministry of Health, the following extracts from the Vital Statistics of year are shewn below. TABLE No. 4. Births—Legitimate 2,835 „ Illegitimate 106 2,941 Birth rate 21.3 Deaths 1,603 Death rate 1.6 Number of women dying in, or in consequence of, child birth 6 (a) From Sepsis 3 (6) From other causes 2 Deaths of infants under 1 year 184 (a) Legitimate 171 (b) Illegitimate 13 Infantile Mortality rate</text:p>
          </table:table-cell>
          <table:table-cell office:value-type="string" calcext:value-type="string">
            <text:p>Woolwich</text:p>
          </table:table-cell>
          <table:table-cell office:value-type="string" calcext:value-type="string">
            <text:p>Greenwich</text:p>
          </table:table-cell>
          <table:table-cell table:number-columns-repeated="2"/>
          <table:table-cell office:value-type="string" calcext:value-type="string">
            <text:p>b19823447</text:p>
          </table:table-cell>
          <table:table-cell office:value-type="string" calcext:value-type="string">
            <text:p>Woolwich.1922.b19823447.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22" calcext:value-type="float">
            <text:p>1922</text:p>
          </table:table-cell>
          <table:table-cell/>
        </table:table-row>
        <table:table-row table:style-name="ro8">
          <table:table-cell/>
          <table:table-cell office:value-type="string" calcext:value-type="string">
            <text:p>Not applicable</text:p>
          </table:table-cell>
          <table:table-cell office:value-type="string" calcext:value-type="string">
            <text:p>No</text:p>
          </table:table-cell>
          <table:table-cell office:value-type="string" calcext:value-type="string">
            <text:p>Unspecified</text:p>
          </table:table-cell>
          <table:table-cell office:value-type="string" calcext:value-type="string">
            <text:p>in the Borough is given in the Census Report as 17,853; of this number 14,728 are stated to be gainfully occupied. The total number of females over 12 is given as 19,652; of this number 10,333 were described as gainfully occupied. The following table gives the population in Holborn over 12 years of age in relation to marriage and occupation:— Males. Females. Single. Married. Widowed or Divorced. Single. Married. Widowed or Divorced. Total 8 708 8,297 947 9,415 7,741 2,496 Number occupied 6,643 7,296 689 7,149 1,830 1,354 Number not occupied 2,065 901 159 2,266 3,911 1,142 The number of married women occupied away from their homes is equal to 23.7 per cent. of the total number of married women in the Borough. This high percentage of wives following an occupation is exceeded in London only in the City of London, where the proportion is 30.6 per cent., and in the Borough of Shoreditch, 24.1 per cent.; Holborn is closely followed by Finsbury with 23.1 per cent.; at the other end of the scale we have Woolwich with 5.3 per cent., Lewisham 6.1 per cent., Wandsworth 7.8 per cent., and Stoke Newington 10.2 per cent. The chief occupations of the</text:p>
          </table:table-cell>
          <table:table-cell office:value-type="string" calcext:value-type="string">
            <text:p>Holborn</text:p>
          </table:table-cell>
          <table:table-cell office:value-type="string" calcext:value-type="string">
            <text:p>Camden</text:p>
          </table:table-cell>
          <table:table-cell table:number-columns-repeated="2"/>
          <table:table-cell office:value-type="string" calcext:value-type="string">
            <text:p>b18116565</text:p>
          </table:table-cell>
          <table:table-cell office:value-type="string" calcext:value-type="string">
            <text:p>Holborn.1923.b18116565.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23" calcext:value-type="float">
            <text:p>1923</text:p>
          </table:table-cell>
          <table:table-cell office:value-type="string" calcext:value-type="string">
            <text:p>This includes a table</text:p>
          </table:table-cell>
        </table:table-row>
        <table:table-row table:style-name="ro8">
          <table:table-cell/>
          <table:table-cell office:value-type="string" calcext:value-type="string">
            <text:p>Not applicable/No view</text:p>
          </table:table-cell>
          <table:table-cell office:value-type="string" calcext:value-type="string">
            <text:p>Yes</text:p>
          </table:table-cell>
          <table:table-cell office:value-type="string" calcext:value-type="string">
            <text:p>Unspecified, Laundry</text:p>
          </table:table-cell>
          <table:table-cell office:value-type="string" calcext:value-type="string">
            <text:p>the distribution reveals some puzzling figures and does not lead to a definite conclusion. In the poor working class Metropolitan Borough of Shoreditch, the rate of mortality in 1919-22 (2.55) was the lowest but two of all the Metropolitan Boroughs, surpassed only by the City of 17 London-a very special district-1.66 and the working class Borough of Stepney (2.42). Both Hampstead and Lewisham with the lowest rates of infant mortality of the metropolis had higher maternal mortality rates than Shoreditch (with the highest rate of infant mortality). Maternal mortality does not seem to bear much relation to the percentage of married women engaged in extra-domestic duties. In the Metropolitan Boroughs, the lowest mortalities are in those districts which have the highest percentage of married women engaged in some extra-domestic occupation. In last year's report, figures were given showing the position of Acton in this respect. The relationship between these two factors has been discussed, but no definite conclusion can be drawn. Certain kinds of employment may be harmful. The nature of the work may be such as to exert a harmful effect upon pregnancy and child-bearing, as, for example, certain processes necessitating the use of lead; or the work may</text:p>
          </table:table-cell>
          <table:table-cell office:value-type="string" calcext:value-type="string">
            <text:p>Acton</text:p>
          </table:table-cell>
          <table:table-cell office:value-type="string" calcext:value-type="string">
            <text:p>Ealing</text:p>
          </table:table-cell>
          <table:table-cell table:number-columns-repeated="2"/>
          <table:table-cell office:value-type="string" calcext:value-type="string">
            <text:p>b19783541</text:p>
          </table:table-cell>
          <table:table-cell office:value-type="string" calcext:value-type="string">
            <text:p>Acton.1924.b19783541.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24" calcext:value-type="float">
            <text:p>1924</text:p>
          </table:table-cell>
          <table:table-cell office:value-type="string" calcext:value-type="string">
            <text:p>Get more text to add to end</text:p>
          </table:table-cell>
        </table:table-row>
        <table:table-row table:style-name="ro8">
          <table:table-cell/>
          <table:table-cell office:value-type="string" calcext:value-type="string">
            <text:p>Not applicable/No view</text:p>
          </table:table-cell>
          <table:table-cell office:value-type="string" calcext:value-type="string">
            <text:p>No</text:p>
          </table:table-cell>
          <table:table-cell office:value-type="string" calcext:value-type="string">
            <text:p>Teaching</text:p>
          </table:table-cell>
          <table:table-cell office:value-type="string" calcext:value-type="string">
            <text:p>examinations. The reasons for rejections were: defective vision, 97 ; unsatisfactory general health, 40 ; unsatisfactory condition of heart, 13 ; miscellaneous, 32. One candidate was reiected for two defects. Cases specially referred. Ihere are also referred to the public health department special cases or employes in the education service absent owing to illness ; questions in regard to students 105 in institutions for higher education whose health renders exceptional attention advisable ; teachers proceeding overseas under the interchange scheme ; teachers returning to duty after extended leave of absence (i.) owing to personal illness; (ii.) for educational purposes; (iii.) married women under E.22 of the Regulations ; teachers about to apply for a breakdown allowance ; applications for special consideration owing to wounds, etc., of teachers demobilised from H.M. Forces ; and claims received from teachers and others in the permanent service for exceptional treatment as regards sick pay and reimbursement of medical and other expenses, in respect of illnesses alleged to be due to the conditions under which they may have to work. The number dealt with was 3,751 as compared with 3,154 in 1923, an increase of 597, due largely to extensive sickness in the early part</text:p>
          </table:table-cell>
          <table:table-cell office:value-type="string" calcext:value-type="string">
            <text:p>LondonCountyCouncil</text:p>
          </table:table-cell>
          <table:table-cell office:value-type="string" calcext:value-type="string">
            <text:p>London County Council</text:p>
          </table:table-cell>
          <table:table-cell table:number-columns-repeated="2"/>
          <table:table-cell office:value-type="string" calcext:value-type="string">
            <text:p>b18252710</text:p>
          </table:table-cell>
          <table:table-cell office:value-type="string" calcext:value-type="string">
            <text:p>LondonCountyCouncil.1924.b18252710.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24" calcext:value-type="float">
            <text:p>1924</text:p>
          </table:table-cell>
          <table:table-cell/>
        </table:table-row>
        <table:table-row table:style-name="ro8">
          <table:table-cell/>
          <table:table-cell office:value-type="string" calcext:value-type="string">
            <text:p>Not applicable/No view</text:p>
          </table:table-cell>
          <table:table-cell office:value-type="string" calcext:value-type="string">
            <text:p>Yes</text:p>
          </table:table-cell>
          <table:table-cell office:value-type="string" calcext:value-type="string">
            <text:p>Unspecified</text:p>
          </table:table-cell>
          <table:table-cell office:value-type="string" calcext:value-type="string">
            <text:p>apparatus and the Middlesex King Edward Memorial scheme in giving holidays at their Holiday Home at Heme Bay for anaemic or badly nourished children. —101— NURSERY SCHOOLS. There are no nursery schools in the district. Children under 5 years of age are admitted to the Infants' Departments whenever, in the opinion of the School Attendance Committee, it is desirable because the children cannot be properly cared for at home on account of the mother having to go out to work or on account of some other circumstance militating against proper care at home during the ordinary school hours. Very few married women are engaged in regular employment in the district and consequently there is little demand for a special nursery school. SECONDARY SCHOOLS. Secondary Schools, one for boys and one for girls, have been provided by the Middlesex Education Committee in Ealing. The school for girls was opened during the year under review. Medical inspection is carried out by the Ealing School Medical Department, but the report on this inspection is submitted to the Middlesex Education Committee. BLIND, DEAF, DEFECTIVE AND EPILEPTIC CHILDREN. The school enquiry officers report to the school medical department all children of school age who are</text:p>
          </table:table-cell>
          <table:table-cell table:number-columns-repeated="2" office:value-type="string" calcext:value-type="string">
            <text:p>Ealing</text:p>
          </table:table-cell>
          <table:table-cell table:number-columns-repeated="2"/>
          <table:table-cell office:value-type="string" calcext:value-type="string">
            <text:p>b19787856</text:p>
          </table:table-cell>
          <table:table-cell office:value-type="string" calcext:value-type="string">
            <text:p>Ealing.1925.b19787856.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25" calcext:value-type="float">
            <text:p>1925</text:p>
          </table:table-cell>
          <table:table-cell/>
        </table:table-row>
        <table:table-row table:style-name="ro8">
          <table:table-cell/>
          <table:table-cell office:value-type="string" calcext:value-type="string">
            <text:p>Not applicable/No view</text:p>
          </table:table-cell>
          <table:table-cell office:value-type="string" calcext:value-type="string">
            <text:p>Yes</text:p>
          </table:table-cell>
          <table:table-cell office:value-type="string" calcext:value-type="string">
            <text:p>Unspecified</text:p>
          </table:table-cell>
          <table:table-cell office:value-type="string" calcext:value-type="string">
            <text:p>giving holidays, at their Holiday Home at Heme Bay, for anaemic or badly nourished children. NURSERY SCHOOLS. There are no Nursery Schools in the district, but children between 4 and 5 years of age are admitted to the Infants' Departments whenever, in the opinion of the School Attendance Committee, it is considered advisable that the children should be cared for in school when they cannot be properly cared for at home on account of the mother having to go out to work or on account of some other circumstance preventing proper care at home during ordinary school hours. Comparatively few married women are engaged in regular employment in the Borough and consequently there has not been much demand for Nursery Schools. SECONDARY SCHOOLS. There are two Secondary Schools in Ealing provided by the Middlesex Education Committee, one for boys and one for girls the latter having been opened in February, 1926. Medical Inspection is carried out for this Committee by the Ealing school medical staff. BLIND, DEAF, DEFECTIVE AND EPILEPTIC CHILDREN. The School Enquiry Officers report to the School Medical department all children of school age who are blind, deaf, defective or epileptic and not in attendance at any school;</text:p>
          </table:table-cell>
          <table:table-cell table:number-columns-repeated="2" office:value-type="string" calcext:value-type="string">
            <text:p>Ealing</text:p>
          </table:table-cell>
          <table:table-cell table:number-columns-repeated="2"/>
          <table:table-cell office:value-type="string" calcext:value-type="string">
            <text:p>b19787868</text:p>
          </table:table-cell>
          <table:table-cell office:value-type="string" calcext:value-type="string">
            <text:p>Ealing.1926.b19787868.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26" calcext:value-type="float">
            <text:p>1926</text:p>
          </table:table-cell>
          <table:table-cell/>
        </table:table-row>
        <table:table-row table:style-name="ro8">
          <table:table-cell/>
          <table:table-cell office:value-type="string" calcext:value-type="string">
            <text:p>Not applicable/No view</text:p>
          </table:table-cell>
          <table:table-cell office:value-type="string" calcext:value-type="string">
            <text:p>Yes</text:p>
          </table:table-cell>
          <table:table-cell office:value-type="string" calcext:value-type="string">
            <text:p>Unspecified</text:p>
          </table:table-cell>
          <table:table-cell office:value-type="string" calcext:value-type="string">
            <text:p>King Edward Memorial Committee in giving holidays, at their Holiday Home at Heme Bay, for anaemic or weakly children. NURSERY SCHOOLS. There are no Nursery Schools within the Borough, but children between 4 and 5 years of age are admitted to the Infants' Departments whenever the School Attendance Committee is of opinion that it is to their advantage, on account of special home circumstances such as the occupation of the mother or the overcrowded or unsuitable conditions, to be admitted. Each case is considered on its merits by the Committee on an application being made by the parents. Very few married women in the district are engaged in regular employment, so that there has at no time been any insistent demand for Nursery Schools. SECONDARY SCHOOLS. Medical inspection at the two Secondary Schools, provided by the Middlesex Education Committee, is carried out by the Ealing School Medical Staff. This arrangement is very convenient as the great majority of the boys and girls attending these schools come from Ealing Public Elementary Schools, where they have already been under medical supervision. 69 BLIND, DEAF, DEFECTIVE AND EPILEPTIC CHILDREN. Specially defective children are ascertained through the School Enquiry Officers, who report all such</text:p>
          </table:table-cell>
          <table:table-cell table:number-columns-repeated="2" office:value-type="string" calcext:value-type="string">
            <text:p>Ealing</text:p>
          </table:table-cell>
          <table:table-cell table:number-columns-repeated="2"/>
          <table:table-cell office:value-type="string" calcext:value-type="string">
            <text:p>b1978787x</text:p>
          </table:table-cell>
          <table:table-cell office:value-type="string" calcext:value-type="string">
            <text:p>Ealing.1927.b1978787x.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27" calcext:value-type="float">
            <text:p>1927</text:p>
          </table:table-cell>
          <table:table-cell/>
        </table:table-row>
        <table:table-row table:style-name="ro8">
          <table:table-cell/>
          <table:table-cell office:value-type="string" calcext:value-type="string">
            <text:p>Not applicable/No view</text:p>
          </table:table-cell>
          <table:table-cell office:value-type="string" calcext:value-type="string">
            <text:p>Yes</text:p>
          </table:table-cell>
          <table:table-cell office:value-type="string" calcext:value-type="string">
            <text:p>Unspecified</text:p>
          </table:table-cell>
          <table:table-cell office:value-type="string" calcext:value-type="string">
            <text:p>at Heme Bay to anaemic and weakly children. NURSERY SCHOOLS. The Local Education Authority have not established any Nursery Schools, but children between four and five years of age are admitted to the Infants' Departments if accommodation is available whenever the School Attendance Sub-Committee are satisfied that it will be of advantage to the child to be so dealt with, because of particular circumstances such as the employment of the mother or the overcrowded or unsuitable conditions of the home. Each case is considered on its merits by the Committee on an application being made by the parents. Very few married women engage in regular employment in the Borough so that there is no insistent demand for Nursery Schools. 69 SECONDARY SCHOOLS. By an arrangement with the Middlesex Education Committee, the Ealing School Medical Staff carries out medical inspection at the Secondary Schools for boys and girls. This arrangement is very suitable as most of the boys and girls attending these schools come from Public Elementary Schools where they have already been under medical supervision. BLIND, DEAF, DEFECTIVE AND EPILEPTIC CHILDREN. Specially defective children are ascertained through the School Enquiry Officers, who report all such cases not attending school, through</text:p>
          </table:table-cell>
          <table:table-cell table:number-columns-repeated="2" office:value-type="string" calcext:value-type="string">
            <text:p>Ealing</text:p>
          </table:table-cell>
          <table:table-cell table:number-columns-repeated="2"/>
          <table:table-cell office:value-type="string" calcext:value-type="string">
            <text:p>b19787881</text:p>
          </table:table-cell>
          <table:table-cell office:value-type="string" calcext:value-type="string">
            <text:p>Ealing.1928.b19787881.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28" calcext:value-type="float">
            <text:p>1928</text:p>
          </table:table-cell>
          <table:table-cell/>
        </table:table-row>
        <table:table-row table:style-name="ro8">
          <table:table-cell/>
          <table:table-cell office:value-type="string" calcext:value-type="string">
            <text:p>Not applicable/no view</text:p>
          </table:table-cell>
          <table:table-cell office:value-type="string" calcext:value-type="string">
            <text:p>Yes</text:p>
          </table:table-cell>
          <table:table-cell office:value-type="string" calcext:value-type="string">
            <text:p>Laundry, Factory, Unspecified</text:p>
          </table:table-cell>
          <table:table-cell office:value-type="string" calcext:value-type="string">
            <text:p>51 of the deaths, the death was due to a pre-natal cause such as premature births, inanitation, congential debility etc. Into all these deaths, enquiries are carefully made, and though the mothers state the premature birth was brought about by some accident, such as a fall in the house, or a fright or some other innocent or trivial cause, there is reason to believe that other 48 causes have been in operation. Formerly, extra domestic labour carried on into late pregnancy was supposed to have considerable influence in bringing: about a premature birth. It is quite conceivable that employment of married women in laundries, which involved prolonged periods on their feet and in an upright position would be conducive to premature birth, but such conditions are now rare and in very few instances were the mothers employed in laundries or in any other industrial employment. An examination of the distribution of deaths from prematurity and other pre-natal causes would suggest that extra domestic labour is not now an important factor. The relative incidence of deaths from pre-natal causes is Jower in the South West Ward than in the other Wards. We hear nowadays a good deal about birth-control and instruction</text:p>
          </table:table-cell>
          <table:table-cell office:value-type="string" calcext:value-type="string">
            <text:p>Acton</text:p>
          </table:table-cell>
          <table:table-cell office:value-type="string" calcext:value-type="string">
            <text:p>Ealing</text:p>
          </table:table-cell>
          <table:table-cell table:number-columns-repeated="2"/>
          <table:table-cell office:value-type="string" calcext:value-type="string">
            <text:p>b19783590</text:p>
          </table:table-cell>
          <table:table-cell office:value-type="string" calcext:value-type="string">
            <text:p>Acton.1929.b19783590.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29" calcext:value-type="float">
            <text:p>1929</text:p>
          </table:table-cell>
          <table:table-cell/>
        </table:table-row>
        <table:table-row table:style-name="ro8">
          <table:table-cell/>
          <table:table-cell office:value-type="string" calcext:value-type="string">
            <text:p>Not applicable/no view</text:p>
          </table:table-cell>
          <table:table-cell office:value-type="string" calcext:value-type="string">
            <text:p>Yes</text:p>
          </table:table-cell>
          <table:table-cell office:value-type="string" calcext:value-type="string">
            <text:p>Unspecified</text:p>
          </table:table-cell>
          <table:table-cell office:value-type="string" calcext:value-type="string">
            <text:p>for the valuable assistance from the Central Aid Society, who assist in obtaining Special Hospital and Convalescent Home treatment for anaemic or badly nourished children; from the National Society for the Prevention of Cruelty to Children in bringing pressure to bear on parents who are neglecting their children; from the School Attendance Aid Committee in supplying boots for necessitous children and from the Middlesex King Edward Memorial Committee in giving holidays at their Holiday Home at Heme Bay to anaemic and weakly children. NURSERY SCHOOLS. There is little demand for the establishment of Nursery Schools in the Borough. Very few married women engaged in regular employment and the housing difficulties are not so insistent as they are in crowded industrial areas. The Education Committee have therefore not established any Nursery Schools or Classes but children between four and five years of age are admitted to the Infants' Departments whenever accommodation is available and whenever the Attendance Sub-Committee are satisfied that it will be of advantage to the children to be admitted. Each case is considered on its merits on the application of the parents to the Sub-Committee. SECONDARY SCHOOLS. On behalf of the Middlesex County Council the Ealing School Medical</text:p>
          </table:table-cell>
          <table:table-cell table:number-columns-repeated="2" office:value-type="string" calcext:value-type="string">
            <text:p>Ealing</text:p>
          </table:table-cell>
          <table:table-cell table:number-columns-repeated="2"/>
          <table:table-cell office:value-type="string" calcext:value-type="string">
            <text:p>b19787893</text:p>
          </table:table-cell>
          <table:table-cell office:value-type="string" calcext:value-type="string">
            <text:p>Ealing.1929.b19787893.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29" calcext:value-type="float">
            <text:p>1929</text:p>
          </table:table-cell>
          <table:table-cell/>
        </table:table-row>
        <table:table-row table:style-name="ro8">
          <table:table-cell/>
          <table:table-cell office:value-type="string" calcext:value-type="string">
            <text:p>Not applicable/no view</text:p>
          </table:table-cell>
          <table:table-cell office:value-type="string" calcext:value-type="string">
            <text:p>Yes</text:p>
          </table:table-cell>
          <table:table-cell office:value-type="string" calcext:value-type="string">
            <text:p>Unspecified</text:p>
          </table:table-cell>
          <table:table-cell office:value-type="string" calcext:value-type="string">
            <text:p>money in trying to cure them between the ages of 5 and 15. The main aspects of the problem were, therefore, the discovery of defects which existed and the securing of treatment when necessary. In the circular it was suggested that more Nursery Schools might be provided by Education Authorities and more Day Nurseries by Maternity and Child Welfare Authorities. Woolwich had had experience of day nurseries. They were established during the war and extensively used, but immediately after the war they were closed because nobody wanted to use them—no doubt due to the fact that there are relatively fewer married women employed in Woolwich than in any other Borough in London. With this avenue closed, it was necessary to find some other means of approaching the problem, and ultimately it was decided to institute a scheme to provide for the medical inspection of the toddler on similar lines to the medical examination of school children, but making provision for such examination in the third, fourth and fifth year of life. By such a scheme it is hoped to discover defects at least a year or two earlier than they would be discovered by the School Medical Service. With regard</text:p>
          </table:table-cell>
          <table:table-cell office:value-type="string" calcext:value-type="string">
            <text:p>Woolwich</text:p>
          </table:table-cell>
          <table:table-cell office:value-type="string" calcext:value-type="string">
            <text:p>Greenwich</text:p>
          </table:table-cell>
          <table:table-cell table:number-columns-repeated="2"/>
          <table:table-cell office:value-type="string" calcext:value-type="string">
            <text:p>b19823526</text:p>
          </table:table-cell>
          <table:table-cell office:value-type="string" calcext:value-type="string">
            <text:p>Woolwich.1930.b19823526.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30" calcext:value-type="float">
            <text:p>1930</text:p>
          </table:table-cell>
          <table:table-cell/>
        </table:table-row>
        <table:table-row table:style-name="ro8">
          <table:table-cell/>
          <table:table-cell office:value-type="string" calcext:value-type="string">
            <text:p>Not applicable/no view</text:p>
          </table:table-cell>
          <table:table-cell office:value-type="string" calcext:value-type="string">
            <text:p>Yes</text:p>
          </table:table-cell>
          <table:table-cell office:value-type="string" calcext:value-type="string">
            <text:p>Unspecified</text:p>
          </table:table-cell>
          <table:table-cell office:value-type="string" calcext:value-type="string">
            <text:p>school medical inspection came into being. Thus the results of the service are proving much more profitable to the children in relation to their health and to their education. As in previous years appreciation has to be expressed for assistance rendered in connexion with the care and treatment of school children by the Central Aid Society, the National Society for the Prevention of Cruelty to Children, the School Attendance Aid Committee, and the Middlesex King Edward Memorial Committee. NURSERY SCHOOLS. No nursery schools, as such are defined, have been established in the Borough. There is very little regular employment of married women and housing difficulties are not so acute as to call for special provision for children under 5 years of age. Some mothers certainly do go out to work and their children have to be looked after in their absence, but they are located at widely scattered parts in the Borough and are not so congregated as to make the opening of a nursery school convenient for all or even most of them. Children under 5 years of age are admitted to the Infant Schools whenever accommodation is available and whenever the School Attendance Sub-Committee deem it advisable that</text:p>
          </table:table-cell>
          <table:table-cell table:number-columns-repeated="2" office:value-type="string" calcext:value-type="string">
            <text:p>Ealing</text:p>
          </table:table-cell>
          <table:table-cell table:number-columns-repeated="2"/>
          <table:table-cell office:value-type="string" calcext:value-type="string">
            <text:p>b19787923</text:p>
          </table:table-cell>
          <table:table-cell office:value-type="string" calcext:value-type="string">
            <text:p>Ealing.1932.b19787923.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32" calcext:value-type="float">
            <text:p>1932</text:p>
          </table:table-cell>
          <table:table-cell/>
        </table:table-row>
        <table:table-row table:style-name="ro8">
          <table:table-cell/>
          <table:table-cell office:value-type="string" calcext:value-type="string">
            <text:p>Not applicable/No view</text:p>
          </table:table-cell>
          <table:table-cell office:value-type="string" calcext:value-type="string">
            <text:p>No</text:p>
          </table:table-cell>
          <table:table-cell office:value-type="string" calcext:value-type="string">
            <text:p>Domestic Service</text:p>
          </table:table-cell>
          <table:table-cell office:value-type="string" calcext:value-type="string">
            <text:p>Female. Male. Female. Single 534 574 524 517 Married 426 312 438 384 Widowed or divorced 40 110 38 99 These tables give a good indication of certain of the special features of the population of the City. It is essentially an older population, the average age being 35.5 years for males and 36.9 for females, as compared with the averages for the whole County of 32.0 and 33.9 The preponderance of females over males is above the average for the County, and the proportion of single persons, especially females, is high. The last facts, and the greater number of married women who are over childbearing age in an older population, account largely for a low birth-rate. The relatively very low proportion of children in the population is due to this low birth-rate, and to the fact that the larger families are particularly apt to move away from Central London. The City offiers much employment to single persons in resident posts as hotel, club or domestic servants, and to married couples without children as caretakers. 17.2 per cent, of the population recorded in the Census were resident in hotels, boarding houses and lodging houses, as compared with 3.6 over the</text:p>
          </table:table-cell>
          <table:table-cell office:value-type="string" calcext:value-type="string">
            <text:p>CityofWestminster</text:p>
          </table:table-cell>
          <table:table-cell office:value-type="string" calcext:value-type="string">
            <text:p>City of Westminster</text:p>
          </table:table-cell>
          <table:table-cell table:number-columns-repeated="2"/>
          <table:table-cell office:value-type="string" calcext:value-type="string">
            <text:p>b18247945</text:p>
          </table:table-cell>
          <table:table-cell office:value-type="string" calcext:value-type="string">
            <text:p>CityofWestminster.1932.b18247945.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32" calcext:value-type="float">
            <text:p>1932</text:p>
          </table:table-cell>
          <table:table-cell/>
        </table:table-row>
        <table:table-row table:style-name="ro8">
          <table:table-cell/>
          <table:table-cell office:value-type="string" calcext:value-type="string">
            <text:p>Not applicable/No view</text:p>
          </table:table-cell>
          <table:table-cell office:value-type="string" calcext:value-type="string">
            <text:p>No</text:p>
          </table:table-cell>
          <table:table-cell office:value-type="string" calcext:value-type="string">
            <text:p>Medicine</text:p>
          </table:table-cell>
          <table:table-cell office:value-type="string" calcext:value-type="string">
            <text:p>conditions. Renewed acknowledgment must be made of the excellent work of the staff. Women's Clinic.—The staffing and scope of this Clinic were detailed in the Report for 1932, and remained unaltered up to the end of September, when Miss M. Basden, M.D., F.R.C.S., F.C.O.G., was appointed to succeed Mrs. Ivens-Knowles who, unfortunately, resigned for personal reasons. In February, the sessions were increased from one to two per month. Total attendances have been as follows:— New Old Total Ante-Natal Cases 14 9 23 Gynaecological 115 246 361 Contraceptive 11 41 52 Total 140 296 436 Contraceptive advice is only given to married women in whose cases further pregnancy would be detrimental to health. It is hoped that private practitioners will utilise the Clinic particularly for Consultant ante-natal advice for those of their patients requiring it. (vi) Hospitals.— There were no changes during 1933 in the Hospital services used by the inhabitants of the Borough. Public Assistance in Walthamstow is provided by the SouthWest Area Committee of the Essex County Council, which retains a certain proportion of beds in each of the local institutions formerly provided by the West Ham Board of Guardians. Mr. Pegram, the Clerk to the Committee, has kindly</text:p>
          </table:table-cell>
          <table:table-cell office:value-type="string" calcext:value-type="string">
            <text:p>Walthamstow</text:p>
          </table:table-cell>
          <table:table-cell office:value-type="string" calcext:value-type="string">
            <text:p>Waltham Forest</text:p>
          </table:table-cell>
          <table:table-cell table:number-columns-repeated="2"/>
          <table:table-cell office:value-type="string" calcext:value-type="string">
            <text:p>b19876397</text:p>
          </table:table-cell>
          <table:table-cell office:value-type="string" calcext:value-type="string">
            <text:p>Walthamstow.1933.b19876397.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33" calcext:value-type="float">
            <text:p>1933</text:p>
          </table:table-cell>
          <table:table-cell office:value-type="string" calcext:value-type="string">
            <text:p>N/A</text:p>
          </table:table-cell>
        </table:table-row>
        <table:table-row table:style-name="ro8">
          <table:table-cell/>
          <table:table-cell office:value-type="string" calcext:value-type="string">
            <text:p>Not applicable/no view</text:p>
          </table:table-cell>
          <table:table-cell office:value-type="string" calcext:value-type="string">
            <text:p>No</text:p>
          </table:table-cell>
          <table:table-cell office:value-type="string" calcext:value-type="string">
            <text:p>Not specified</text:p>
          </table:table-cell>
          <table:table-cell office:value-type="string" calcext:value-type="string">
            <text:p>which falls to 750 or 1,000 in the summer, the reduction being due to the engagement of employees in the building trade. During weather in the winter unfavourable for building operations there might be a rise to an additional one-third or even one-half the winter standard. There are no skilled men unemployed in the building, engineering or allied trades, practically all the unemployed being unskilled men who have come to friends or who have of their own accord come from distressed areas. The figures for unemployed women vary from 250 in winter to 160 in summer. These are chiefly young married women who are "in and out," not being on the register long. There is practically no juvenile unemployment in the district. None of the local forms of employment prejudicially affects the health of the workers. Extracts from Vital Statistics for the Year. Live Births:— Total. Male. e. Legitimate 2,441 1,301 1,140 Birth Rate per 1,000 of the estimated resident population, 17.5 Illegitimate 82 38 44 Stillbirths:— Legitimate 77 43 34 Rate per 1,000 total (live and still) births, 30 Illegitimate 2 - 2 Deaths 1,108 547 561 Death rate per 1,000 of the estimated resident population, 7.7 Rate per</text:p>
          </table:table-cell>
          <table:table-cell table:number-columns-repeated="2" office:value-type="string" calcext:value-type="string">
            <text:p>Harrow</text:p>
          </table:table-cell>
          <table:table-cell table:number-columns-repeated="2"/>
          <table:table-cell office:value-type="string" calcext:value-type="string">
            <text:p>b19824361</text:p>
          </table:table-cell>
          <table:table-cell office:value-type="string" calcext:value-type="string">
            <text:p>Harrow.1935.b19824361.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35" calcext:value-type="float">
            <text:p>1935</text:p>
          </table:table-cell>
          <table:table-cell/>
        </table:table-row>
        <table:table-row table:style-name="ro8">
          <table:table-cell/>
          <table:table-cell office:value-type="string" calcext:value-type="string">
            <text:p>Positive</text:p>
          </table:table-cell>
          <table:table-cell office:value-type="string" calcext:value-type="string">
            <text:p>No</text:p>
          </table:table-cell>
          <table:table-cell office:value-type="string" calcext:value-type="string">
            <text:p>Midwifery</text:p>
          </table:table-cell>
          <table:table-cell office:value-type="string" calcext:value-type="string">
            <text:p>that they should receive £25 a year in addition to the scale already mentioned. To encourage midwives in the employment of the Council to improve their status in the profession and thereby be of more value to the Council's Scheme, an additional increment of £10 a year should be granted to any midwife obtaining the teacher's certificate or an increment of £25 a year if she is ultimately employed in training pupils. 38 Appointment of married women. The Minister of Health in his Circular draws special attention to the fact that many authorities have a rule prohibiting the employment of married women and trusts that when first selecting midwives for salaried posts, the local authority will, where necessary, so revise this rule as to enable them to have regard only to their efficiency as midwives, subject, of course, to their ability to undertake whole-time employment. In view of this recommendation by the Minister it is suggested that in respect of the first appointments to the service married women at present in practice in the area be considered, subject to their ability to undertake whole-time employment. Payment of Allowances, provision of equipment, etc. The Council should pay an allowance in respect</text:p>
          </table:table-cell>
          <table:table-cell table:number-columns-repeated="2" office:value-type="string" calcext:value-type="string">
            <text:p>Ealing</text:p>
          </table:table-cell>
          <table:table-cell table:number-columns-repeated="2"/>
          <table:table-cell office:value-type="string" calcext:value-type="string">
            <text:p>b19787960</text:p>
          </table:table-cell>
          <table:table-cell office:value-type="string" calcext:value-type="string">
            <text:p>Ealing.1936.b19787960.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36" calcext:value-type="float">
            <text:p>1936</text:p>
          </table:table-cell>
          <table:table-cell/>
        </table:table-row>
        <table:table-row table:style-name="ro8">
          <table:table-cell/>
          <table:table-cell office:value-type="string" calcext:value-type="string">
            <text:p>Neutral</text:p>
          </table:table-cell>
          <table:table-cell office:value-type="string" calcext:value-type="string">
            <text:p>Yes</text:p>
          </table:table-cell>
          <table:table-cell office:value-type="string" calcext:value-type="string">
            <text:p>Laundry</text:p>
          </table:table-cell>
          <table:table-cell office:value-type="string" calcext:value-type="string">
            <text:p>done in bag-washers and other closed containers, and then passed through the hydro-extractors operated by men. Married female labour was largely utilised, but this has not been eliminated by present conditions. Although most of the work has become mechanised, some of the processes still require an extensive experience as well as individual skill, and some of the most experienced and skilful are married women. This need for marieed female labour operates in diverse ways: it has its attendant evils as well as its economic advantages to the families concerned. the Day Nursery was established to meet the demands of the married women who worked in the laundries, and from its continued popularity, it shows that the demand still exists. Though Nursery 9 classes have been established, in some of the schools in the neighbourhood, the Day Nursery still works to capacity, and there is always a waiting list. Although the Day Nursery was established by a voluntary body, it was looked upon with sympathy, and supported by the Council's Health Committee, because it was believed that the conditions under which the babies were being minded, contributed to the high infantile mortality of the South-West Ward in those days. The necessity</text:p>
          </table:table-cell>
          <table:table-cell office:value-type="string" calcext:value-type="string">
            <text:p>Acton</text:p>
          </table:table-cell>
          <table:table-cell office:value-type="string" calcext:value-type="string">
            <text:p>Ealing</text:p>
          </table:table-cell>
          <table:table-cell table:number-columns-repeated="2"/>
          <table:table-cell office:value-type="string" calcext:value-type="string">
            <text:p>b19783668</text:p>
          </table:table-cell>
          <table:table-cell office:value-type="string" calcext:value-type="string">
            <text:p>Acton.1936.b19783668.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36" calcext:value-type="float">
            <text:p>1936</text:p>
          </table:table-cell>
          <table:table-cell office:value-type="string" calcext:value-type="string">
            <text:p>More text needed (from beginning of extract)</text:p>
          </table:table-cell>
        </table:table-row>
        <table:table-row table:style-name="ro8">
          <table:table-cell/>
          <table:table-cell office:value-type="string" calcext:value-type="string">
            <text:p>Neutral</text:p>
          </table:table-cell>
          <table:table-cell office:value-type="string" calcext:value-type="string">
            <text:p>Yes</text:p>
          </table:table-cell>
          <table:table-cell office:value-type="string" calcext:value-type="string">
            <text:p>Factory, Laundry, Outwork</text:p>
          </table:table-cell>
          <table:table-cell office:value-type="string" calcext:value-type="string">
            <text:p>to conform with the necessary restrictions. We are not now discussing the relative advantages and disadvantages of the Day Nursery to those which obtain in the home. The Day Nursery may be only second best compared with a good home. It is a moot point if mothers should be encourraged to go into factories; is it a disadvantage to the children and also the mother benefit from factory life? The extra money is 2 temptation, but the home of the outdoor worker under the best of conditions presents a serious social problem. In some industrial encouragement is given to young married women to return to factories; they are the more experienced and expert workers, and requests are frequently made for their return, especially at rush periods. This is especially true of the laundry industry, but far as our figures go, the same conditions do not apply in the factories in North Acton. In the southern part of the district especially, in spite the Day Nursery and the eight nursery classes, there are children who are being minded in private houses, and on account of the conditions mentioned, this state of affairs is likely to cen for some time. For the</text:p>
          </table:table-cell>
          <table:table-cell office:value-type="string" calcext:value-type="string">
            <text:p>Acton</text:p>
          </table:table-cell>
          <table:table-cell office:value-type="string" calcext:value-type="string">
            <text:p>Ealing</text:p>
          </table:table-cell>
          <table:table-cell table:number-columns-repeated="2"/>
          <table:table-cell office:value-type="string" calcext:value-type="string">
            <text:p>b19783681</text:p>
          </table:table-cell>
          <table:table-cell office:value-type="string" calcext:value-type="string">
            <text:p>Acton.1938.b19783681.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38" calcext:value-type="float">
            <text:p>1938</text:p>
          </table:table-cell>
          <table:table-cell office:value-type="string" calcext:value-type="string">
            <text:p>More text also useful at the end of the extract</text:p>
          </table:table-cell>
        </table:table-row>
        <table:table-row table:style-name="ro8">
          <table:table-cell/>
          <table:table-cell office:value-type="string" calcext:value-type="string">
            <text:p>Negative</text:p>
          </table:table-cell>
          <table:table-cell office:value-type="string" calcext:value-type="string">
            <text:p>Yes</text:p>
          </table:table-cell>
          <table:table-cell office:value-type="string" calcext:value-type="string">
            <text:p>Unspecified</text:p>
          </table:table-cell>
          <table:table-cell office:value-type="string" calcext:value-type="string">
            <text:p>it makes upon her lungs, heart and other organs, to the effort of a trained woman athlete representing her country in some international games, and the effort demanded of the picked man who is chosen to go on Polar and other hazardous expeditions. We know what care is taken to see that these men and women are physically fit before they enter upon the later stages of their training, or before they actually go beyond the 132 reach of ordinary medical care, and it must be obvious that the same care and attention should be taken to see that young married women are fit to undertake the arduous and serious task of child-bearing. Once more I can only say that it is too late to try to build up the physique of a woman when she is already pregnant. Public Health Departments, both central and local, must see that something is done to ensure that all young married women are adequately instructed in matters of diet, have the necessary money to buy the essential constituents of a full and balanced diet, and that steps are taken to see they are brought up in such habits that they balance work, recreation</text:p>
          </table:table-cell>
          <table:table-cell office:value-type="string" calcext:value-type="string">
            <text:p>Barking</text:p>
          </table:table-cell>
          <table:table-cell office:value-type="string" calcext:value-type="string">
            <text:p>Barking and Dagenham</text:p>
          </table:table-cell>
          <table:table-cell table:number-columns-repeated="2"/>
          <table:table-cell office:value-type="string" calcext:value-type="string">
            <text:p>b19784284</text:p>
          </table:table-cell>
          <table:table-cell office:value-type="string" calcext:value-type="string">
            <text:p>Barking.1938.b19784284.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38" calcext:value-type="float">
            <text:p>1938</text:p>
          </table:table-cell>
          <table:table-cell office:value-type="string" calcext:value-type="string">
            <text:p>Need further text at the end of this extract - crucial sentence is there</text:p>
          </table:table-cell>
        </table:table-row>
        <table:table-row table:style-name="ro8">
          <table:table-cell/>
          <table:table-cell office:value-type="string" calcext:value-type="string">
            <text:p>Not applicable/No view</text:p>
          </table:table-cell>
          <table:table-cell office:value-type="string" calcext:value-type="string">
            <text:p>Yes</text:p>
          </table:table-cell>
          <table:table-cell office:value-type="string" calcext:value-type="string">
            <text:p>War work (WWII)</text:p>
          </table:table-cell>
          <table:table-cell office:value-type="string" calcext:value-type="string">
            <text:p>with milk under the Milk (Mothers and Children) Order, 1918. The cost to the Council was £55 14s. 5d. Grants are made to the Southwark Diocesan Association towards the maintenance of unmarried mothers in their institutions. Grants of £125 3s. 9d. have been made during the year. 19 children have been sent to Convalescent Homes, at a cost to the Council of £89 4s. 0d. 235 children under school age suffering from minor ailments were referred to the London County Council for treatment. The cost to the Borough Council was £55 14s. 0d. War Time Nurseries. A considerable number of married women who registered under the National Services Act stated they would be prepared to do work of national importance. As many of these women had young children some provision was required to be made for their care during the mothers' working hours. In May, 1941, the Ministry of Health and the President of the Board of Education issued circulars Nos. 2388 and 1553 on the subject. These circulars directed local authorities to provide war time nurseries in their area if the Ministry of Labour and National Service had come to the conclusion from the facts at Sanitary Supervision of</text:p>
          </table:table-cell>
          <table:table-cell table:number-columns-repeated="2" office:value-type="string" calcext:value-type="string">
            <text:p>Wandsworth</text:p>
          </table:table-cell>
          <table:table-cell table:number-columns-repeated="2"/>
          <table:table-cell office:value-type="string" calcext:value-type="string">
            <text:p>b18250993</text:p>
          </table:table-cell>
          <table:table-cell office:value-type="string" calcext:value-type="string">
            <text:p>Wandsworth.1941.b18250993.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41" calcext:value-type="float">
            <text:p>1941</text:p>
          </table:table-cell>
          <table:table-cell/>
        </table:table-row>
        <table:table-row table:style-name="ro8">
          <table:table-cell/>
          <table:table-cell office:value-type="string" calcext:value-type="string">
            <text:p>Not applicable/No view</text:p>
          </table:table-cell>
          <table:table-cell office:value-type="string" calcext:value-type="string">
            <text:p>No</text:p>
          </table:table-cell>
          <table:table-cell office:value-type="string" calcext:value-type="string">
            <text:p>War work (WWII)</text:p>
          </table:table-cell>
          <table:table-cell office:value-type="string" calcext:value-type="string">
            <text:p>grave shortage of nursing staff throughout the country and the gradual and continual withdrawal for national needs of experienced men and women of all grades, the hospitals staff have, by working longer hours in some cases, by more intensive application in others, and by cheerful acceptance generally of wartime stress and strain, successfully carried out their task of providing treatment for a substantial proportion of the sick population of the County of London. The methods which were adopted to meet the shortage of staff arising from wartime conditions, e.g., employment of women as substitutes for porters and laundrymen, employment of married women and of staff generally beyond the normal 16 age of retirement, to which reference is made in my Interim Report for 1941, have continued to be applied throughout the year. There have been a number of vacancies which could not be filled at once—amounting on an average to about five per cent. of the total positions. These vacancies increased during the winter months when a high proportion of staff were absent on account of sickness. As practically no casual labour was available, some of the hospitals were seriously short of domestic staff and had to work at times</text:p>
          </table:table-cell>
          <table:table-cell office:value-type="string" calcext:value-type="string">
            <text:p>LondonCountyCouncil</text:p>
          </table:table-cell>
          <table:table-cell office:value-type="string" calcext:value-type="string">
            <text:p>London County Council</text:p>
          </table:table-cell>
          <table:table-cell table:number-columns-repeated="2"/>
          <table:table-cell office:value-type="string" calcext:value-type="string">
            <text:p>b18252874</text:p>
          </table:table-cell>
          <table:table-cell office:value-type="string" calcext:value-type="string">
            <text:p>LondonCountyCouncil.1942.b18252874.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42" calcext:value-type="float">
            <text:p>1942</text:p>
          </table:table-cell>
          <table:table-cell/>
        </table:table-row>
        <table:table-row table:style-name="ro8">
          <table:table-cell/>
          <table:table-cell office:value-type="string" calcext:value-type="string">
            <text:p>Not applicable/No view</text:p>
          </table:table-cell>
          <table:table-cell office:value-type="string" calcext:value-type="string">
            <text:p>Yes</text:p>
          </table:table-cell>
          <table:table-cell office:value-type="string" calcext:value-type="string">
            <text:p>War work (WWII)</text:p>
          </table:table-cell>
          <table:table-cell office:value-type="string" calcext:value-type="string">
            <text:p>(chiefly measles, whooping cough and pneumonia.) 46 Mother not at work 31 Removals 23 Child alleged to be fretting 18 Child now attending school 5 Miscellaneous reasons... ... 29 Withdrawal of Children. Since the Nurseries were opened (i.e. during the first year), some 152 children, who were accepted for admission and were actually in attendance, have been withdrawn. 37 Attendances of Children. It was somewhat unfortunate that the nurseries were opened at a time when measles, scarlet fever, whooping cough and chicken pox were epidemic. In spite of the fact that the prime function of these nurseries is to release married women for industry, there are certain fundamental public health precautionary measures (e.g., exclusion of children with infectious or suspiciously infectious illness ; quarantine, etc.) which must be enforced in the public interest even although their enforcement may keep the mothers at home for a time. Infectious disease and its prevention in a day nursery is a serious problem requiring constant vigilant attention if the nursery is to be kept from degenerating into a hotbed of infection. The following figures show the average attendances throughout the year. It should be realised that a few months elapsed before each Nursery received</text:p>
          </table:table-cell>
          <table:table-cell office:value-type="string" calcext:value-type="string">
            <text:p>Leyton</text:p>
          </table:table-cell>
          <table:table-cell office:value-type="string" calcext:value-type="string">
            <text:p>Waltham Forest</text:p>
          </table:table-cell>
          <table:table-cell table:number-columns-repeated="2"/>
          <table:table-cell office:value-type="string" calcext:value-type="string">
            <text:p>b1979289x</text:p>
          </table:table-cell>
          <table:table-cell office:value-type="string" calcext:value-type="string">
            <text:p>Leyton.1943.b1979289x.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43" calcext:value-type="float">
            <text:p>1943</text:p>
          </table:table-cell>
          <table:table-cell/>
        </table:table-row>
        <table:table-row table:style-name="ro8">
          <table:table-cell/>
          <table:table-cell office:value-type="string" calcext:value-type="string">
            <text:p>Not applicable/No view</text:p>
          </table:table-cell>
          <table:table-cell office:value-type="string" calcext:value-type="string">
            <text:p>No</text:p>
          </table:table-cell>
          <table:table-cell office:value-type="string" calcext:value-type="string">
            <text:p>Domestic service</text:p>
          </table:table-cell>
          <table:table-cell office:value-type="string" calcext:value-type="string">
            <text:p>or puerperal pyrexia. Home Helps. The revised Home Help scheme operating during the year 1944 has provided domestic assistance for 28 households as compared with 8 only during the previous year. The main features of the new scheme are, the increase in the rate of pay from an all-in payment of 30/- per week to an hourly rate of l/6d.; the arrangements supervised by a Home Help Organiser, and a reduction in the hours worked to those necessary only to carry out the essential domestic work of the house—generally from four to six per day—thus enabling a greater number of married women to take up this work. Enemy attack, evacuation and competition from superior priorities in the labour field have made the year a difficult one both in actual operation and in valuation of experience upon which to base future developments. Sterilised Maternity Outfits. Sterile outfits in sealed containers for use at confinements may be had from the Welfare Centres or from the Council's midwife. They are supplied at cost price, and in necessitous cases at half price or free of cost according to means. During the year 33 outfits Avere supplied at cost price. Dental Scheme. The demand for</text:p>
          </table:table-cell>
          <table:table-cell office:value-type="string" calcext:value-type="string">
            <text:p>MertonandMorden</text:p>
          </table:table-cell>
          <table:table-cell office:value-type="string" calcext:value-type="string">
            <text:p>Merton</text:p>
          </table:table-cell>
          <table:table-cell table:number-columns-repeated="2"/>
          <table:table-cell office:value-type="string" calcext:value-type="string">
            <text:p>b19882683</text:p>
          </table:table-cell>
          <table:table-cell office:value-type="string" calcext:value-type="string">
            <text:p>MertonandMorden.1944.b19882683.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44" calcext:value-type="float">
            <text:p>1944</text:p>
          </table:table-cell>
          <table:table-cell/>
        </table:table-row>
        <table:table-row table:style-name="ro8">
          <table:table-cell/>
          <table:table-cell office:value-type="string" calcext:value-type="string">
            <text:p>Not applicable/No view</text:p>
          </table:table-cell>
          <table:table-cell office:value-type="string" calcext:value-type="string">
            <text:p>Yes</text:p>
          </table:table-cell>
          <table:table-cell office:value-type="string" calcext:value-type="string">
            <text:p>Unspecified</text:p>
          </table:table-cell>
          <table:table-cell office:value-type="string" calcext:value-type="string">
            <text:p>On the 10th December 1945, there were, however, only 118 insured persons without employment registered at the Barking Employment Exchange. The demand for labour has been greatly in excess of the supply but the importation of labour from other regions has not been possible, except in small numbers, owing to the difficulty in securing lodging accommodation in this and adjacent areas. A marked feature of industry during the war years has been the services rendered by married women, who were called upon to assist in the national effort. During the latter part of 1945, there was a visible tendency for married women to leave industry, due no doubt to increasing domestic responsibilities consequent upon the return of evacuee children and men returning home from the Forces. During the year, work was commenced at a site in Thames Road on the erection of a new Government Training Centre for training building trade workers. This Centre will be completed during 1946 and will provide for about 600 trainees at a time. 25 (e) Travelling Facilities. Time and time again, particularly, of course, before the war, I have made adverse comments on the facilities for travelling to and from Barking, and I do</text:p>
          </table:table-cell>
          <table:table-cell office:value-type="string" calcext:value-type="string">
            <text:p>Barking</text:p>
          </table:table-cell>
          <table:table-cell office:value-type="string" calcext:value-type="string">
            <text:p>Barking and Dagenham</text:p>
          </table:table-cell>
          <table:table-cell table:number-columns-repeated="2"/>
          <table:table-cell office:value-type="string" calcext:value-type="string">
            <text:p>b19784351</text:p>
          </table:table-cell>
          <table:table-cell office:value-type="string" calcext:value-type="string">
            <text:p>Barking.1945.b19784351.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45" calcext:value-type="float">
            <text:p>1945</text:p>
          </table:table-cell>
          <table:table-cell/>
        </table:table-row>
        <table:table-row table:style-name="ro8">
          <table:table-cell/>
          <table:table-cell office:value-type="string" calcext:value-type="string">
            <text:p>Not applicable/No view</text:p>
          </table:table-cell>
          <table:table-cell office:value-type="string" calcext:value-type="string">
            <text:p>Yes</text:p>
          </table:table-cell>
          <table:table-cell office:value-type="string" calcext:value-type="string">
            <text:p>Unspecified</text:p>
          </table:table-cell>
          <table:table-cell office:value-type="string" calcext:value-type="string">
            <text:p>of the scheme necessitated the removal from the nurseries of a number of children whose parents had no prior claims in order to provide vacancies for those on the waiting list with such claims. This procedure which naturally aroused a little feeling was initiated at the end of 1946 and satisfactorily completed early in 1947. The categories entitling to preference in the allocation of nursery vacancies are as follow:— Separated or deserted wives. Widows. Unmarried mothers. Married women whose husbands are unemployed, or frequently ill and unable to work full time. Married women with husbands in the forces. Applications from married women whose husbands are in full-time employment are dealt with on their merits (the husband's earnings being one of the factors considered) when vacancies not required by the 21 priority groups are available. Accommodation is also made available when mothers have to undergo medical treatment in hospital or in cases of urgent domestic difficulties. SCHOOL HEALTH SERVICE. The County Medical Officer has kindly furnished me with the following statistics giving the results of the medical inspection of school children in the borough: Children examined 3,272 Bethnal Green. Per cent London (Average) Per cent. Clothing and Boots: Good 2,105 64.33</text:p>
          </table:table-cell>
          <table:table-cell office:value-type="string" calcext:value-type="string">
            <text:p>BethnalGreenMetropolitanBorough</text:p>
          </table:table-cell>
          <table:table-cell office:value-type="string" calcext:value-type="string">
            <text:p>Tower Hamlets</text:p>
          </table:table-cell>
          <table:table-cell table:number-columns-repeated="2"/>
          <table:table-cell office:value-type="string" calcext:value-type="string">
            <text:p>b18236777</text:p>
          </table:table-cell>
          <table:table-cell office:value-type="string" calcext:value-type="string">
            <text:p>BethnalGreenMetropolitanBorough.1946.b18236777.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46" calcext:value-type="float">
            <text:p>1946</text:p>
          </table:table-cell>
          <table:table-cell/>
        </table:table-row>
        <table:table-row table:style-name="ro8">
          <table:table-cell/>
          <table:table-cell office:value-type="string" calcext:value-type="string">
            <text:p>Negative</text:p>
          </table:table-cell>
          <table:table-cell office:value-type="string" calcext:value-type="string">
            <text:p>Yes</text:p>
          </table:table-cell>
          <table:table-cell office:value-type="string" calcext:value-type="string">
            <text:p>Unspecified</text:p>
          </table:table-cell>
          <table:table-cell office:value-type="string" calcext:value-type="string">
            <text:p>extension is to be given official recognition in the definition of the functions of the health visitor in the new Health Service Act. Her outlook is more sociological than clinical. Authorities provide day nurseries. The administration of these nurseries falls to the welfare committee in that it is the committee which has to be responsible for the arrangements for ensuring the health and well-being of the children but this is more the concern of the staff, whereas what concerns the committee more is the justification for the nurseries which leads to the discussion of such problems as the employment of married women and the country's drive for export. Again the domestic help service is not so very far removed from a domestic service agency, and while the service 5 deals with conditions closely related to the health or the sickness of the community the trend is the growth of a social welfare rather than a health, and certainly rather than a preventive health, service. The vital statistics for the year were very satisfactory, and as these are the only standards we have for assessing the health of a community we can assume that the health of the district was good.</text:p>
          </table:table-cell>
          <table:table-cell table:number-columns-repeated="2" office:value-type="string" calcext:value-type="string">
            <text:p>Harrow</text:p>
          </table:table-cell>
          <table:table-cell table:number-columns-repeated="2"/>
          <table:table-cell office:value-type="string" calcext:value-type="string">
            <text:p>b19824476</text:p>
          </table:table-cell>
          <table:table-cell office:value-type="string" calcext:value-type="string">
            <text:p>Harrow.1946.b19824476.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46" calcext:value-type="float">
            <text:p>1946</text:p>
          </table:table-cell>
          <table:table-cell/>
        </table:table-row>
        <table:table-row table:style-name="ro8">
          <table:table-cell/>
          <table:table-cell office:value-type="string" calcext:value-type="string">
            <text:p>Not applicable/No view</text:p>
          </table:table-cell>
          <table:table-cell office:value-type="string" calcext:value-type="string">
            <text:p>No</text:p>
          </table:table-cell>
          <table:table-cell office:value-type="string" calcext:value-type="string">
            <text:p>Outwork</text:p>
          </table:table-cell>
          <table:table-cell office:value-type="string" calcext:value-type="string">
            <text:p>is used and 26 visits to other factories. Factories where Women are Employed.—Since the termination of the war there has been some diminution in the employment of women. As a general rule employers continue to show an increased interest in the welfare of their women workers, although their efforts are hampered by the general shortage of necessary material. Outworkers.—Premises where homework is carried on were visited on 30 occasions by the Woman Inspector. No case of Infectious Disease was reported during the year. It is significant 33 to note that the number of Outworkers has increased, which indicates that many married women with home ties prefer to work in their own time. The majority of the homes inspected were found to be very satisfactory. Disinfestation of Verminous Premises.—The work of disinfestation of verminous houses has continued on the lines noted upon in previous Reports. The Sanitary Inspectors dealt with 181 cases where the rooms were either verminous or dirty; in addition the Disinfestation Staff sprayed 481 rooms and contents with vermicidal fluid, whilst in 24 cases bedding, etc., was removed to the Council's Disinfecting Station and treated by steam disinfection. Aged, Infirm and Physically Incapacitated Persons.— Cases of infirm persons</text:p>
          </table:table-cell>
          <table:table-cell table:number-columns-repeated="2" office:value-type="string" calcext:value-type="string">
            <text:p>Greenwich</text:p>
          </table:table-cell>
          <table:table-cell table:number-columns-repeated="2"/>
          <table:table-cell office:value-type="string" calcext:value-type="string">
            <text:p>b18237666</text:p>
          </table:table-cell>
          <table:table-cell office:value-type="string" calcext:value-type="string">
            <text:p>Greenwich.1946.b18237666.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46" calcext:value-type="float">
            <text:p>1946</text:p>
          </table:table-cell>
          <table:table-cell/>
        </table:table-row>
        <table:table-row table:style-name="ro8">
          <table:table-cell/>
          <table:table-cell office:value-type="string" calcext:value-type="string">
            <text:p>Not applicable/No view</text:p>
          </table:table-cell>
          <table:table-cell office:value-type="string" calcext:value-type="string">
            <text:p>No</text:p>
          </table:table-cell>
          <table:table-cell office:value-type="string" calcext:value-type="string">
            <text:p>Medicine, Nursing</text:p>
          </table:table-cell>
          <table:table-cell office:value-type="string" calcext:value-type="string">
            <text:p>with the utmost difficulty that a reasonable standard of efficiency was maintained. When the flying-bomb attack developed in 1944-45, the hospitals sustained further damage. Child-patients and chronic sick patients, together with nursing staff, were evacuated from London to hospitals administered by other authorities, and four hospitals were opened by the Council in the provinces with staff of all grades, mostly transferred from London. This increased the difficulties and it became necessary to resort to the recruitment of persons not normally eligible for employment, e.g., aliens and staff beyond the normal age of retirement; to extend the fields of employment of married women and part-time workers; and to employ women on work hitherto done by men. Return of staff from war service With the conclusion of the war, 322 members of the permanent staff returned by the end of 1945, and a further 706 by the end of 1946; 72 members of the staff were 58 killed in action or died on war service, apart from those killed in London by bombs. Except for a few who have not yet been demobilised, the remainder resigned their positions to take up other forms of work. Staffing position after the war The acute</text:p>
          </table:table-cell>
          <table:table-cell office:value-type="string" calcext:value-type="string">
            <text:p>LondonCountyCouncil</text:p>
          </table:table-cell>
          <table:table-cell office:value-type="string" calcext:value-type="string">
            <text:p>London County Council</text:p>
          </table:table-cell>
          <table:table-cell table:number-columns-repeated="2"/>
          <table:table-cell office:value-type="string" calcext:value-type="string">
            <text:p>b18252904</text:p>
          </table:table-cell>
          <table:table-cell office:value-type="string" calcext:value-type="string">
            <text:p>LondonCountyCouncil.1946.b18252904.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46" calcext:value-type="float">
            <text:p>1946</text:p>
          </table:table-cell>
          <table:table-cell/>
        </table:table-row>
        <table:table-row table:style-name="ro8">
          <table:table-cell/>
          <table:table-cell office:value-type="string" calcext:value-type="string">
            <text:p>Not applicable/No view</text:p>
          </table:table-cell>
          <table:table-cell office:value-type="string" calcext:value-type="string">
            <text:p>Yes</text:p>
          </table:table-cell>
          <table:table-cell office:value-type="string" calcext:value-type="string">
            <text:p>Not applicable</text:p>
          </table:table-cell>
          <table:table-cell office:value-type="string" calcext:value-type="string">
            <text:p>1/'- per child per day. The attendance of children on Saturdays was poor, and only Nantly House Nursery opened regularly on Saturdays. The average attendance of children was 158 (Monday to Friday) and 17 (Saturday). The demand for accommodation continued and there was always a waiting list at each nursery. Admission generally was restricted to children of mothers in employment, but towards the end of the year the Council decided that social circumstances should also be considered and passed the following resolution " that priority be accorded in the cases of children of separated or deserted wives, widows, unmarried mothers, married women whose husbands are frequently ill and unable to work full time and other cases of children in need of special care by reason of domestic or social conditions." No excessive incidence of infectious disease was noted among the children attending the day nurseries. Shortage of staff was less than in previous years, but the educational care in the nurseries is still unsatisfactory owing to the shortage of trained nursery teachers and wardens. The chief causes of absence of staff are sickness, accidents or domestic reasons such as illness of child or relative. The percentage of time lost for</text:p>
          </table:table-cell>
          <table:table-cell office:value-type="string" calcext:value-type="string">
            <text:p>Heston</text:p>
          </table:table-cell>
          <table:table-cell office:value-type="string" calcext:value-type="string">
            <text:p>Hounslow</text:p>
          </table:table-cell>
          <table:table-cell table:number-columns-repeated="2"/>
          <table:table-cell office:value-type="string" calcext:value-type="string">
            <text:p>b19968152</text:p>
          </table:table-cell>
          <table:table-cell office:value-type="string" calcext:value-type="string">
            <text:p>Heston.1947.b19968152.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47" calcext:value-type="float">
            <text:p>1947</text:p>
          </table:table-cell>
          <table:table-cell/>
        </table:table-row>
        <table:table-row table:style-name="ro8">
          <table:table-cell/>
          <table:table-cell office:value-type="string" calcext:value-type="string">
            <text:p>Not applicable/No view</text:p>
          </table:table-cell>
          <table:table-cell office:value-type="string" calcext:value-type="string">
            <text:p>No</text:p>
          </table:table-cell>
          <table:table-cell office:value-type="string" calcext:value-type="string">
            <text:p>Unspecified</text:p>
          </table:table-cell>
          <table:table-cell office:value-type="string" calcext:value-type="string">
            <text:p>Social Conditions. The Manager of the local Employment Exchange states that there was an increase in employment in the area during 1947. In the boroughs of Kingston, Maiden and Coombe, and Surbiton, and the Esher Urban District, which is the area with which the local Employment Exchange deals, approximately 2,000 more men, and 300 less women, were employed than in 1946. The total figure of employed persons was some 6,000 more than in 1939. The percentage figure for unemployed was very small. Towards the end of the year, signs of a desire to return to work on the part of married women was noticed, and the numbers on the womens' register was higher than for some years. As a result of the raising of the school leaving age, there were only 222 leavers as compared with the usual 600, so that the supply of juvenile labour was not nearly sufficient to meet the demand. I am indebted to the Manager of the local Employment Exchange for this, and other useful information, and for the ready co-operation of his department throughout the year. The principal industries of the area are general engineering, motor engineering, building, manufacture of radio components and construction</text:p>
          </table:table-cell>
          <table:table-cell office:value-type="string" calcext:value-type="string">
            <text:p>KingstonuponThames</text:p>
          </table:table-cell>
          <table:table-cell office:value-type="string" calcext:value-type="string">
            <text:p>Kingston upon Thames</text:p>
          </table:table-cell>
          <table:table-cell table:number-columns-repeated="2"/>
          <table:table-cell office:value-type="string" calcext:value-type="string">
            <text:p>b19875095</text:p>
          </table:table-cell>
          <table:table-cell office:value-type="string" calcext:value-type="string">
            <text:p>KingstonuponThames.1947.b19875095.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47" calcext:value-type="float">
            <text:p>1947</text:p>
          </table:table-cell>
          <table:table-cell/>
        </table:table-row>
        <table:table-row table:style-name="ro8">
          <table:table-cell/>
          <table:table-cell office:value-type="string" calcext:value-type="string">
            <text:p>Neutral</text:p>
          </table:table-cell>
          <table:table-cell office:value-type="string" calcext:value-type="string">
            <text:p>No</text:p>
          </table:table-cell>
          <table:table-cell office:value-type="string" calcext:value-type="string">
            <text:p>Domestic service</text:p>
          </table:table-cell>
          <table:table-cell office:value-type="string" calcext:value-type="string">
            <text:p>an average, 40 hours a week. A total of 148 cases received assistance, and 297 home visits were made. In only 30 cases was full recovery not made. Of the cases referred to the Department for assistance, approximately 66.6 per cent. were recommended by Doctors, 22.5 per cent. by the Hospital Almoners, 6 per cent. by K.C.C. Health Visitors and Clinic Doctors, 2.9 per cent. by Public Assistance and the remaining 2 per cent. from miscellaneous sources, including the District Nurses. The number of women employed under the Scheme steadily increased throughout the year. The great need now is for married women who wish to work about four or five hours per day, but do not necessarily wish to be employed continuously and who do not mind periods of inactivity between cases. We cannot have too many of this type of worker on the Register, as it is our aim, eventually, to be able to answer any call for help immediately, which is not always possible under present conditions. DRAINAGE. The houses in the main portion of the District are on the water carriage system, and most of the houses are connected to the public sewers. 9 SANITARY STATISTICS. Number</text:p>
          </table:table-cell>
          <table:table-cell office:value-type="string" calcext:value-type="string">
            <text:p>Orpington</text:p>
          </table:table-cell>
          <table:table-cell office:value-type="string" calcext:value-type="string">
            <text:p>Bromley</text:p>
          </table:table-cell>
          <table:table-cell table:number-columns-repeated="2"/>
          <table:table-cell office:value-type="string" calcext:value-type="string">
            <text:p>b19793212</text:p>
          </table:table-cell>
          <table:table-cell office:value-type="string" calcext:value-type="string">
            <text:p>Orpington.1947.b19793212.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47" calcext:value-type="float">
            <text:p>1947</text:p>
          </table:table-cell>
          <table:table-cell office:value-type="string" calcext:value-type="string">
            <text:p>More text needed at beginning of extract</text:p>
          </table:table-cell>
        </table:table-row>
        <table:table-row table:style-name="ro8">
          <table:table-cell/>
          <table:table-cell office:value-type="string" calcext:value-type="string">
            <text:p>Not applicable/No view</text:p>
          </table:table-cell>
          <table:table-cell office:value-type="string" calcext:value-type="string">
            <text:p>Yes</text:p>
          </table:table-cell>
          <table:table-cell office:value-type="string" calcext:value-type="string">
            <text:p>Unspecified</text:p>
          </table:table-cell>
          <table:table-cell office:value-type="string" calcext:value-type="string">
            <text:p>with accommodation for 189 children continued in operation during the year, and the charge was maintained at 1/- per child per day. The attendance of children on Saturdays was poor, and only Nantly House Nursery opened regularly on Saturdays. The average attendance of children was 174 (Monday to Friday) and 13 (Saturday). The demand for accommodation continued and there was always a waiting list at each nursery. Admission generally was restricted to children of mothers in employment, but social circumstances were also considered and priority was given in the cases of children of separated or deserted wives, widows, unmarried mothers, married women whose husbands are frequently ill and unable to work full time and other cases of children in need of special care by reason of domestic or social conditions. No excessive incidence of infectious disease was noted among the children attending the day nurseries. Shortage of staff was less than in previous years, but the educational care in the nurseries is still unsatisfactory owing to the shortage of trained nursery teachers and wardens. So far no explanation has been found for the relatively high rate of sickness absence in the day nursery staff. Residential Nurseries.—No residential nursery is maintained</text:p>
          </table:table-cell>
          <table:table-cell office:value-type="string" calcext:value-type="string">
            <text:p>Heston</text:p>
          </table:table-cell>
          <table:table-cell office:value-type="string" calcext:value-type="string">
            <text:p>Hounslow</text:p>
          </table:table-cell>
          <table:table-cell table:number-columns-repeated="2"/>
          <table:table-cell office:value-type="string" calcext:value-type="string">
            <text:p>b19968164</text:p>
          </table:table-cell>
          <table:table-cell office:value-type="string" calcext:value-type="string">
            <text:p>Heston.1948.b19968164.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48" calcext:value-type="float">
            <text:p>1948</text:p>
          </table:table-cell>
          <table:table-cell/>
        </table:table-row>
        <table:table-row table:style-name="ro8">
          <table:table-cell/>
          <table:table-cell office:value-type="string" calcext:value-type="string">
            <text:p>Negative</text:p>
          </table:table-cell>
          <table:table-cell office:value-type="string" calcext:value-type="string">
            <text:p>No</text:p>
          </table:table-cell>
          <table:table-cell office:value-type="string" calcext:value-type="string">
            <text:p>Unspecified</text:p>
          </table:table-cell>
          <table:table-cell office:value-type="string" calcext:value-type="string">
            <text:p>operatives with better wages and standards of living. The children of artisans and shopkeepers strive to enter the professions. This "upgrading" of social classes must have a beneficial effect on the mortality rates of diseases which reflect social class influences. The 1951 Census will show to what extent such social class change has happened. Rising living costs and the opportunities offered by increases in the numbers employed in distributive trades, light engineering, wireless assembly and in restaurants and " snack bars," attracts much larger numbers of women into industry with consequent increased exposure to infection. It has been suggested that married women who are gainfully employed (in addition to housekeeping) have a higher risk of tuberculosis than single women of the same age, though married women who are not working have a lower incidence than single women. There have also been suggestions that sacrifices made by mothers to make the rations "go round" have had their effect on tuberculosis mortality in women of the older age groups. Whatever force there may or may not be in these suggestions it is certain that the differential tuberculosis mortality and morbidity of men in comparison with those of women (at least in the</text:p>
          </table:table-cell>
          <table:table-cell office:value-type="string" calcext:value-type="string">
            <text:p>LondonCountyCouncil</text:p>
          </table:table-cell>
          <table:table-cell office:value-type="string" calcext:value-type="string">
            <text:p>London County Council</text:p>
          </table:table-cell>
          <table:table-cell table:number-columns-repeated="2"/>
          <table:table-cell office:value-type="string" calcext:value-type="string">
            <text:p>b18252941</text:p>
          </table:table-cell>
          <table:table-cell office:value-type="string" calcext:value-type="string">
            <text:p>LondonCountyCouncil.1950.b18252941.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50" calcext:value-type="float">
            <text:p>1950</text:p>
          </table:table-cell>
          <table:table-cell/>
        </table:table-row>
        <table:table-row table:style-name="ro8">
          <table:table-cell/>
          <table:table-cell office:value-type="string" calcext:value-type="string">
            <text:p>Not applicable/No view</text:p>
          </table:table-cell>
          <table:table-cell office:value-type="string" calcext:value-type="string">
            <text:p>No</text:p>
          </table:table-cell>
          <table:table-cell office:value-type="string" calcext:value-type="string">
            <text:p>Unspecified</text:p>
          </table:table-cell>
          <table:table-cell office:value-type="string" calcext:value-type="string">
            <text:p>births. Unemployment. I am indebted to the Manager of the Local Labour Exchange for the following information :— " The position of unemployment throughout the year was relatively steady. Towards the end of the period, however, the position worsened slightly owing to the seasonal slackness for painters and also due to the easing of demands for other building trade workers locally. 11 On the women's side the position was also fairly steady with the exception of a rise towards the end of the year due to a general shortage of vacancies for factory work locally and to the requirements of married women who were seeking employment of a part-time nature to meet their domestic commitments. A few women also came on to the register due to seasonal slackness in Agriculture and Market Gardening." Open Air Recreational Amenities. Orpington is very fortunate in the number of its open air recreational facilities, for there are few things more refreshing both for the body and mind than the ability to be able to get away, even if only for an hour or so, from the turmoil and stress of modern city life. The Council, by its wise provision of these amenities, has given</text:p>
          </table:table-cell>
          <table:table-cell office:value-type="string" calcext:value-type="string">
            <text:p>Orpington</text:p>
          </table:table-cell>
          <table:table-cell office:value-type="string" calcext:value-type="string">
            <text:p>Bromley</text:p>
          </table:table-cell>
          <table:table-cell table:number-columns-repeated="2"/>
          <table:table-cell office:value-type="string" calcext:value-type="string">
            <text:p>b19793248</text:p>
          </table:table-cell>
          <table:table-cell office:value-type="string" calcext:value-type="string">
            <text:p>Orpington.1950.b19793248.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50" calcext:value-type="float">
            <text:p>1950</text:p>
          </table:table-cell>
          <table:table-cell/>
        </table:table-row>
        <table:table-row table:style-name="ro8">
          <table:table-cell/>
          <table:table-cell office:value-type="string" calcext:value-type="string">
            <text:p>Negative</text:p>
          </table:table-cell>
          <table:table-cell office:value-type="string" calcext:value-type="string">
            <text:p>No</text:p>
          </table:table-cell>
          <table:table-cell office:value-type="string" calcext:value-type="string">
            <text:p>Nursing</text:p>
          </table:table-cell>
          <table:table-cell office:value-type="string" calcext:value-type="string">
            <text:p>north of the District Railway Line was continued during the year. It is fortunate that this "key" training home of the South West Essex area is situated near the borough boundary and that the County Authorities were willing to extend its services so far into the borough on the "appointed day"; for the difficulties in the Council's own service, which were reported last year, 37 continued unabated,, In the absence of a Nurses" Home or of any kind of living accommodation which can be offered to prospective applicants, recruitment has been practically limited to part-time staff. Many of these are married women with home ties and all the uncertainties which follow from them; and some are not fully qualified as nurses. All give loyal and creditable service, and the table below shows how much they accomplish, but a service built on such foundations is obviously dangerously insecure. Recognising this the Council took a far reaching and constructive step to overcome the difficulties by including a proposal to build a District Nurses' Home and headquarters in their programme of capital works for 1951* It is hoped that this project will succeed in attracting permanent whole-time nurses with appropriate qualifications to come</text:p>
          </table:table-cell>
          <table:table-cell office:value-type="string" calcext:value-type="string">
            <text:p>WestHam</text:p>
          </table:table-cell>
          <table:table-cell office:value-type="string" calcext:value-type="string">
            <text:p>Newham</text:p>
          </table:table-cell>
          <table:table-cell table:number-columns-repeated="2"/>
          <table:table-cell office:value-type="string" calcext:value-type="string">
            <text:p>b1988154x</text:p>
          </table:table-cell>
          <table:table-cell office:value-type="string" calcext:value-type="string">
            <text:p>WestHam.1950.b1988154x.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50" calcext:value-type="float">
            <text:p>1950</text:p>
          </table:table-cell>
          <table:table-cell/>
        </table:table-row>
        <table:table-row table:style-name="ro8">
          <table:table-cell/>
          <table:table-cell office:value-type="string" calcext:value-type="string">
            <text:p>Neutral</text:p>
          </table:table-cell>
          <table:table-cell office:value-type="string" calcext:value-type="string">
            <text:p>No</text:p>
          </table:table-cell>
          <table:table-cell office:value-type="string" calcext:value-type="string">
            <text:p>Outwork, Unspecified</text:p>
          </table:table-cell>
          <table:table-cell office:value-type="string" calcext:value-type="string">
            <text:p>the year, which included some to places in which no work was being done at the time of the visit, although the outworker was prepared to restart work when required. Uncleanliness and untidiness was noted in a few of the cases, but in no instance was it found necessary to serve a statutory notice. If the uncleanliness was of a moderately severe degree a revisit was paid at an early date. The impression obtained by the inspector was that, on the whole, only people with fairly good accommodation were doing outwork, probably because there was so much other work for married women if they want to earn money. Nearly all outworkers are seasonally employed. Dog Nuisances The Council operates a byelaw to prevent the fouling of the public footpath by dogs. The form of the byelaw is as follows :— (1) No person being in charge of a dog in any street or public place having the dog on a lead shall allow or permit such dog to deposit its excrement upon the public footway. (2) Any person offending against this byelaw shall be liable to a penalty not exceeding forty shillings. Complaints are sometimes received from members of the</text:p>
          </table:table-cell>
          <table:table-cell table:number-columns-repeated="2" office:value-type="string" calcext:value-type="string">
            <text:p>Lewisham</text:p>
          </table:table-cell>
          <table:table-cell table:number-columns-repeated="2"/>
          <table:table-cell office:value-type="string" calcext:value-type="string">
            <text:p>b18244907</text:p>
          </table:table-cell>
          <table:table-cell office:value-type="string" calcext:value-type="string">
            <text:p>Lewisham.1951.b18244907.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51" calcext:value-type="float">
            <text:p>1951</text:p>
          </table:table-cell>
          <table:table-cell/>
        </table:table-row>
        <table:table-row table:style-name="ro8">
          <table:table-cell/>
          <table:table-cell office:value-type="string" calcext:value-type="string">
            <text:p>Not applicable/No view</text:p>
          </table:table-cell>
          <table:table-cell office:value-type="string" calcext:value-type="string">
            <text:p>No</text:p>
          </table:table-cell>
          <table:table-cell office:value-type="string" calcext:value-type="string">
            <text:p>Laundry, Factory, Unspecified</text:p>
          </table:table-cell>
          <table:table-cell office:value-type="string" calcext:value-type="string">
            <text:p>last year's rate which was 24.9. Unemployment. There is no doubt whatever that during years of full employment there is a consequent improvement in the health of the population. I am indebted to the Manager of the Local Employment Exchange for the following information :— " At the beginning of the year the Unemployed Register had been increased by men from the building trades (mainly painters) who were affected by seasonal slackness—otherwise the register consisted generally of older men and those who were limited to light work owing to disabilities. On the Women's side the register contained a number of married women seeking part-time work and others who wanted certain kinds of employment for which there was little demand. It was possible to place a few part-time workers, with local laundries on evening work and also with a large bakery. With the improved weather in April the position changed appreciably and men returned to building and decorating whilst women were employed in local factories and a wide range of other industries. This improvement continued throughout the summer months with a special demand for building workers and women for catering, laundries, domestic service and the retail distributive trades. The last quarter</text:p>
          </table:table-cell>
          <table:table-cell office:value-type="string" calcext:value-type="string">
            <text:p>Orpington</text:p>
          </table:table-cell>
          <table:table-cell office:value-type="string" calcext:value-type="string">
            <text:p>Bromley</text:p>
          </table:table-cell>
          <table:table-cell table:number-columns-repeated="2"/>
          <table:table-cell office:value-type="string" calcext:value-type="string">
            <text:p>b1979325x</text:p>
          </table:table-cell>
          <table:table-cell office:value-type="string" calcext:value-type="string">
            <text:p>Orpington.1951.b1979325x.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51" calcext:value-type="float">
            <text:p>1951</text:p>
          </table:table-cell>
          <table:table-cell/>
        </table:table-row>
        <table:table-row table:style-name="ro8">
          <table:table-cell/>
          <table:table-cell office:value-type="string" calcext:value-type="string">
            <text:p>Neutral</text:p>
          </table:table-cell>
          <table:table-cell office:value-type="string" calcext:value-type="string">
            <text:p>No</text:p>
          </table:table-cell>
          <table:table-cell office:value-type="string" calcext:value-type="string">
            <text:p>Factory</text:p>
          </table:table-cell>
          <table:table-cell office:value-type="string" calcext:value-type="string">
            <text:p>industries ranging from motor garages to furniture factories, from chocolate manufacturers to brass founders,. No heavy industry is included other than a firm of civil engineering contractors. In assessing the number of employees, office staff has been excluded, and employers included only if taking an active part in production. Employment of Women A large amount of female labour is employed in work which is light and clean such as gown manufacturers and in the production of radio valves. Many of the women are married and generally do not work a full day. Opinion expressed as to the advisability of employing married women varied.; Some firms preferred them on account of their greater sense of responsibility while others complained that the curtailed working day, irregular time keeping and absenteeism for domestic reasons created administrative and production problems. 44 Employment of Young Persons The employment of young persons is general, but the proportion varies according to the nature of the industry.; In only two instances has mention been made of an apprentice system. This may be a reflection of the unwillingness of young people to commit themselves to one class of employment over a period of years, and in the case of</text:p>
          </table:table-cell>
          <table:table-cell office:value-type="string" calcext:value-type="string">
            <text:p>Tottenham</text:p>
          </table:table-cell>
          <table:table-cell office:value-type="string" calcext:value-type="string">
            <text:p>Haringey</text:p>
          </table:table-cell>
          <table:table-cell table:number-columns-repeated="2"/>
          <table:table-cell office:value-type="string" calcext:value-type="string">
            <text:p>b19881897</text:p>
          </table:table-cell>
          <table:table-cell office:value-type="string" calcext:value-type="string">
            <text:p>Tottenham.1952.b19881897.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52" calcext:value-type="float">
            <text:p>1952</text:p>
          </table:table-cell>
          <table:table-cell/>
        </table:table-row>
        <table:table-row table:style-name="ro8">
          <table:table-cell/>
          <table:table-cell office:value-type="string" calcext:value-type="string">
            <text:p>Not applicable/No view</text:p>
          </table:table-cell>
          <table:table-cell office:value-type="string" calcext:value-type="string">
            <text:p>No</text:p>
          </table:table-cell>
          <table:table-cell office:value-type="string" calcext:value-type="string">
            <text:p>Unspecified</text:p>
          </table:table-cell>
          <table:table-cell office:value-type="string" calcext:value-type="string">
            <text:p>and men did not remain long unemployed. Although unemployment is slightly higher than in 1951, the percentage of unemployment has kept below 2%. Unemployment among women has remained steady throughout the year around a figure of 80, excepting during October when it jumped to 115. A similar movement occurred in October, 1951, and is attributed to the termination of employment in the Catering industry in holiday resorts. Of the women registered as unemployed in December, fourteen of them were Registered Disabled Persons. The increase in the Register for 1952, as compared with 1951, is mainly attributed to the return of married women to the employment field. One interesting feature is the appreciable number of women at present working in districts outside Bromley who have registered at this office for local employment." 20 METEOROLOGICAL OBSERVATIONS. I am indebted to the Borough Engineer for the following information, which has been extracted from the records at the Climatological Station at Church House Gardens:— Total rainfall during 1952: 26.22 inches. Mean maximum daily temperature: 57.38°F. Mean minimum daily temperature: 42.68ºF. Highest maximum temperature: 88°F. (on 1st July). Lowest minimum temperature: 19°F. (on 27th January). Lowest grass temperature recorded: 17ºF. (on 25th Nov. and 6th</text:p>
          </table:table-cell>
          <table:table-cell table:number-columns-repeated="2" office:value-type="string" calcext:value-type="string">
            <text:p>Bromley</text:p>
          </table:table-cell>
          <table:table-cell table:number-columns-repeated="2"/>
          <table:table-cell office:value-type="string" calcext:value-type="string">
            <text:p>b1982161x</text:p>
          </table:table-cell>
          <table:table-cell office:value-type="string" calcext:value-type="string">
            <text:p>Bromley.1952.b1982161x.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52" calcext:value-type="float">
            <text:p>1952</text:p>
          </table:table-cell>
          <table:table-cell/>
        </table:table-row>
        <table:table-row table:style-name="ro8">
          <table:table-cell/>
          <table:table-cell office:value-type="string" calcext:value-type="string">
            <text:p>Not applicable/No view</text:p>
          </table:table-cell>
          <table:table-cell office:value-type="string" calcext:value-type="string">
            <text:p>Yes</text:p>
          </table:table-cell>
          <table:table-cell office:value-type="string" calcext:value-type="string">
            <text:p>Unspecified</text:p>
          </table:table-cell>
          <table:table-cell office:value-type="string" calcext:value-type="string">
            <text:p>6d. per child per day, with provision for this standard charge to be reduced, according to scale, when the means of the parents do not justify the full charge. Following this increase in January, 1953, there has been a marked decrease in the daily attendances at the Nurseries. It should, however, be mentioned that for some months previously the number of applications for day nursery accommodation had somewhat diminished, largely due to the decline in the birth rate over the past four or five years and possibly in part due to the fact that there have been less opportunities for married women to find employment than there were two or three years ago. (c) The training of Students at the Nurseries for the Certificate of the National Nursery Examination Board continued. Ten Students (two from the Ley Street Nursery, one from the Sunshine House Nursery, three from the Goodmayes Lane Nursery and four from Stevens Road Nursery) entered for the examination during the year, five of whom obtained the Certificate. In January, 1953, approval was given to arrangements being made for young students to attend part-time courses (on one day a week) at day continuation classes whilst awaiting enrolment for</text:p>
          </table:table-cell>
          <table:table-cell office:value-type="string" calcext:value-type="string">
            <text:p>Ilford</text:p>
          </table:table-cell>
          <table:table-cell office:value-type="string" calcext:value-type="string">
            <text:p>Redbridge</text:p>
          </table:table-cell>
          <table:table-cell table:number-columns-repeated="2"/>
          <table:table-cell office:value-type="string" calcext:value-type="string">
            <text:p>b1987618x</text:p>
          </table:table-cell>
          <table:table-cell office:value-type="string" calcext:value-type="string">
            <text:p>Ilford.1952.b1987618x.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52" calcext:value-type="float">
            <text:p>1952</text:p>
          </table:table-cell>
          <table:table-cell/>
        </table:table-row>
        <table:table-row table:style-name="ro8">
          <table:table-cell/>
          <table:table-cell office:value-type="string" calcext:value-type="string">
            <text:p>Not applicable/No view</text:p>
          </table:table-cell>
          <table:table-cell office:value-type="string" calcext:value-type="string">
            <text:p>Yes</text:p>
          </table:table-cell>
          <table:table-cell office:value-type="string" calcext:value-type="string">
            <text:p>Unspecified</text:p>
          </table:table-cell>
          <table:table-cell office:value-type="string" calcext:value-type="string">
            <text:p>(b) On Retirement—That men and women who can give effective service should be given the opportunity, without regard to age, to continue at work if they wish. Unemployment among women is mainly comprised of clerical and shop workers for whom there is difficulty in placing on account of age restrictions, and of women who require work for a limited number of hours owing to domestic responsibilities, many of whom only register for short periods when the urge or necessity to take a job arises. The rise in the number of women registered as unemployed in October was mainly due to married women registering for employment following the return of children to school and not to any other cause. Of the 44 registered as unemployed on 6th December. 22 were over 40 and 22 under that age. Also 20 of the women registered were married. There have been no important changes in local industry during the year excepting that at Bromley Gas Works where production of gas ceased on 31st March. All displaced workers were either transferred to other depots of the S.E. Gas Board or were placed in other employment by this office. 18 Although unemployment has remained so low</text:p>
          </table:table-cell>
          <table:table-cell table:number-columns-repeated="2" office:value-type="string" calcext:value-type="string">
            <text:p>Bromley</text:p>
          </table:table-cell>
          <table:table-cell table:number-columns-repeated="2"/>
          <table:table-cell office:value-type="string" calcext:value-type="string">
            <text:p>b19821633</text:p>
          </table:table-cell>
          <table:table-cell office:value-type="string" calcext:value-type="string">
            <text:p>Bromley.1954.b19821633.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54" calcext:value-type="float">
            <text:p>1954</text:p>
          </table:table-cell>
          <table:table-cell/>
        </table:table-row>
        <table:table-row table:style-name="ro8">
          <table:table-cell/>
          <table:table-cell office:value-type="string" calcext:value-type="string">
            <text:p>Not applicable/No view</text:p>
          </table:table-cell>
          <table:table-cell office:value-type="string" calcext:value-type="string">
            <text:p>No</text:p>
          </table:table-cell>
          <table:table-cell office:value-type="string" calcext:value-type="string">
            <text:p>Nannying</text:p>
          </table:table-cell>
          <table:table-cell office:value-type="string" calcext:value-type="string">
            <text:p>Group for Children under Five As an adjunct to the scheme for dealing with behaviour problems it is further proposed to set up at Park Lane Clinic and Day Nursery during 1955 an experimental "play group" where children with such problems can mix and play with other children. The scheme envisages the co-operation of the Child Guidance staff and it is hoped to report progress at an early date. Daily Guardian Scheme The supervised daily minding of children under school age, whose mothers are in full-time employment was established in this Area in 1947. It commenced very modestly with three married women who were prepared to take into their own homes, children whose mothers could not make any other satisfactory arrangements for minding by the day. Each guardian is paid one shilling a day for each child placed with her, irrespective of payment received from the mother. There are no retaining fees and payment commences after registration and evidence of the receipt of the child. No guardian may accept more than two 72 children. The selection of guardians is limited to those who are prepared to keep to the rules of the scheme and are approved by the health visitor</text:p>
          </table:table-cell>
          <table:table-cell office:value-type="string" calcext:value-type="string">
            <text:p>Hornsey</text:p>
          </table:table-cell>
          <table:table-cell office:value-type="string" calcext:value-type="string">
            <text:p>Haringey</text:p>
          </table:table-cell>
          <table:table-cell table:number-columns-repeated="2"/>
          <table:table-cell office:value-type="string" calcext:value-type="string">
            <text:p>b18249395</text:p>
          </table:table-cell>
          <table:table-cell office:value-type="string" calcext:value-type="string">
            <text:p>Hornsey.1954.b18249395.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54" calcext:value-type="float">
            <text:p>1954</text:p>
          </table:table-cell>
          <table:table-cell/>
        </table:table-row>
        <table:table-row table:style-name="ro8">
          <table:table-cell/>
          <table:table-cell office:value-type="string" calcext:value-type="string">
            <text:p>Not applicable/No view</text:p>
          </table:table-cell>
          <table:table-cell office:value-type="string" calcext:value-type="string">
            <text:p>No</text:p>
          </table:table-cell>
          <table:table-cell office:value-type="string" calcext:value-type="string">
            <text:p>Unspecified</text:p>
          </table:table-cell>
          <table:table-cell office:value-type="string" calcext:value-type="string">
            <text:p>much evidence to show they are also happier and healthier if allowed to do so. Page 36 One of the objections raised to the employment of people beyond the present retiring ages is the alleged increased incidence of sickness amongst older members of the staff. In this connection a recent report on sickness in a health department of a local authority (published in the "Monthly Bulletin of the Ministry of Health and the Public Health Laboratory Service" for October, 1954), is of the greatest interest. It was found that in general women lost more time through illness than men and married women lost more time than a single woman. For each category, however, the sickness rates rose to a maximum for staff between the ages of 50 and 55, and decreased markedly thereafter. Both single and married women over 60 lost less working days per year than those in any other age group and men over 60 lost almost as little time as the youngest. Specimen figures are given in the following table:— WORKING DAYS LOST PER YEAR Ages Men Single women Married women 30 years+ 4 8 28 40 years+ 7 15 21 50 years+ 13 21 29 60</text:p>
          </table:table-cell>
          <table:table-cell office:value-type="string" calcext:value-type="string">
            <text:p>Barking</text:p>
          </table:table-cell>
          <table:table-cell office:value-type="string" calcext:value-type="string">
            <text:p>Barking and Dagenham</text:p>
          </table:table-cell>
          <table:table-cell table:number-columns-repeated="2"/>
          <table:table-cell office:value-type="string" calcext:value-type="string">
            <text:p>b19784442</text:p>
          </table:table-cell>
          <table:table-cell office:value-type="string" calcext:value-type="string">
            <text:p>Barking.1954.b19784442.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54" calcext:value-type="float">
            <text:p>1954</text:p>
          </table:table-cell>
          <table:table-cell office:value-type="string" calcext:value-type="string">
            <text:p>get table that appears towards the end of the extract</text:p>
          </table:table-cell>
        </table:table-row>
        <table:table-row table:style-name="ro8">
          <table:table-cell/>
          <table:table-cell office:value-type="string" calcext:value-type="string">
            <text:p>Negative</text:p>
          </table:table-cell>
          <table:table-cell office:value-type="string" calcext:value-type="string">
            <text:p>Yes</text:p>
          </table:table-cell>
          <table:table-cell office:value-type="string" calcext:value-type="string">
            <text:p>Unspecified</text:p>
          </table:table-cell>
          <table:table-cell office:value-type="string" calcext:value-type="string">
            <text:p>female, 65 male) 84 (47 male, 37 female Disabled Persons (on disabled register 49 (38 male, 1) female 45 Women A high number of women were employed in the various industries and generally gave a good account of themselves, as compared with men. However, it was agreed that despite good service that on the whole there was always the greater liability to absenteeism in the case of women. This occurred not so much through personal illness as through illness in other members of the family or other purely domestic reasons, e.g. being at home to let the sweep in. Naturally, married women were susceptible to such considerations to a greater degree than the unmarried. Young Persons Young persons were found to be generally scattered through the various trades and there was not sufficient grouping of them in particular occupations to call for any special comments. Accidents among young persons were very low but it was found that where 1 arge numbers of young persons were employed together, accident rates went up this being due to 1ack of experience and "sky larking" attitude of many of them. It seems that young persons scattered in with more experienced workers are given a</text:p>
          </table:table-cell>
          <table:table-cell office:value-type="string" calcext:value-type="string">
            <text:p>Tottenham</text:p>
          </table:table-cell>
          <table:table-cell office:value-type="string" calcext:value-type="string">
            <text:p>Haringey</text:p>
          </table:table-cell>
          <table:table-cell table:number-columns-repeated="2"/>
          <table:table-cell office:value-type="string" calcext:value-type="string">
            <text:p>b19881939</text:p>
          </table:table-cell>
          <table:table-cell office:value-type="string" calcext:value-type="string">
            <text:p>Tottenham.1956.b19881939.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56" calcext:value-type="float">
            <text:p>1956</text:p>
          </table:table-cell>
          <table:table-cell/>
        </table:table-row>
        <table:table-row table:style-name="ro8">
          <table:table-cell/>
          <table:table-cell office:value-type="string" calcext:value-type="string">
            <text:p>Positive</text:p>
          </table:table-cell>
          <table:table-cell office:value-type="string" calcext:value-type="string">
            <text:p>Yes</text:p>
          </table:table-cell>
          <table:table-cell office:value-type="string" calcext:value-type="string">
            <text:p>Nursing</text:p>
          </table:table-cell>
          <table:table-cell office:value-type="string" calcext:value-type="string">
            <text:p>the Centre for routine treatments, but owing to the cost of transport this is largely limited to the Canning Town area. Loan Scheme. The scheme for the loan of nursing equipment has been increasingly used and has proved of great assistance in improving the care of sick persons nursed in their own homes. Future of the Service. There has been no improvement in the recruitment of trained staff for full-time employment. The part-time staff are the mainstay of the service and we have been fortunate in retaining many of the present staff for over 5 years. Most of these are married women and some of them (who have older children) are now able to work additional hours. This has been a considerable help to the service and enabled all requests for nursing care to be met. Any extension to cover a later evening service, although desirable, cannot be contemplated until an appreciable increase in full-time staff is achieved. This continued shortage of whole-time nursing staff is a serious national firoblem. The limited number of staff who qualify each year tend to remain in the hospital service. The very nature of the home nursing duties in districts such as West Ham,</text:p>
          </table:table-cell>
          <table:table-cell office:value-type="string" calcext:value-type="string">
            <text:p>WestHam</text:p>
          </table:table-cell>
          <table:table-cell office:value-type="string" calcext:value-type="string">
            <text:p>Newham</text:p>
          </table:table-cell>
          <table:table-cell table:number-columns-repeated="2"/>
          <table:table-cell office:value-type="string" calcext:value-type="string">
            <text:p>b19881605</text:p>
          </table:table-cell>
          <table:table-cell office:value-type="string" calcext:value-type="string">
            <text:p>WestHam.1956.b19881605.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56" calcext:value-type="float">
            <text:p>1956</text:p>
          </table:table-cell>
          <table:table-cell/>
        </table:table-row>
        <table:table-row table:style-name="ro8">
          <table:table-cell/>
          <table:table-cell office:value-type="string" calcext:value-type="string">
            <text:p>Not applicable/No view</text:p>
          </table:table-cell>
          <table:table-cell office:value-type="string" calcext:value-type="string">
            <text:p>Yes</text:p>
          </table:table-cell>
          <table:table-cell office:value-type="string" calcext:value-type="string">
            <text:p>Catering, Factory</text:p>
          </table:table-cell>
          <table:table-cell office:value-type="string" calcext:value-type="string">
            <text:p>21 With the ready co-operation of three factory managements, programmes consisting of a talk on food hygiene and the showing of the instructional colour film "Food without Fear" were arranged. Food handlers from other factory canteens nearby were invited to these three meetings and a total of 162 people attended. Each programme took the form of a short introductory talk followed by the film, after which questions were invited. A great amount of effort was expended in encouraging people to attend, but it is difficult to assess the ultimate value of this form of education. Many factory canteen workers are married women with family responsibilities and are unable or unwilling to attend in their own time, whilst Managements are often unable or reluctant to release their personnel during working hours. Samples of washing-up waters and swabs from kitchen utensils and equipment were taken from 68 premises, including restaurants, cafes, school kitchens and sculleries, factory canteens, hotel kitchens, public houses and shops. Altogether 69 samples of washing-up water and 150 swabs from utensils and equipment were examined. In 45 cases results on examination were considered to be unsatisfactory. Advice on washing up technique was given where indicated as necessary by the</text:p>
          </table:table-cell>
          <table:table-cell table:number-columns-repeated="2" office:value-type="string" calcext:value-type="string">
            <text:p>Enfield</text:p>
          </table:table-cell>
          <table:table-cell table:number-columns-repeated="2"/>
          <table:table-cell office:value-type="string" calcext:value-type="string">
            <text:p>b19789464</text:p>
          </table:table-cell>
          <table:table-cell office:value-type="string" calcext:value-type="string">
            <text:p>Enfield.1957.b19789464.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57" calcext:value-type="float">
            <text:p>1957</text:p>
          </table:table-cell>
          <table:table-cell/>
        </table:table-row>
        <table:table-row table:style-name="ro8">
          <table:table-cell/>
          <table:table-cell office:value-type="string" calcext:value-type="string">
            <text:p>Positive</text:p>
          </table:table-cell>
          <table:table-cell office:value-type="string" calcext:value-type="string">
            <text:p>No</text:p>
          </table:table-cell>
          <table:table-cell office:value-type="string" calcext:value-type="string">
            <text:p>Nursing</text:p>
          </table:table-cell>
          <table:table-cell office:value-type="string" calcext:value-type="string">
            <text:p>1,356 2,501 41,813 51,052 92,865 Grand Total: 3,101 2,501 92,865 These tables do not show any striking difference from those for 1956. Home Nursing Centre The service for patients residing north of the District Railway line was provided, as previously, by the staff from the Lady Rayleigh Training Home (under agency arrangements with the Essex County Council). South of the Railway line the service continued from the Liverpool Road Centre. Prom there the nurses go out to cover the whole of this area. Those patients who were able attended the Centre and were treated there. The service mostly depends on married women who can only spare a few hours a day from their home commitments, but who also have a real sense of vocation for nursing and enjoy their work. This has resulted in them voluntarily undertaking to maintain a latenight service where the need arises. Loan Scheme The provision on loan of nursing equipment for patients nursed at home continues to be a valuable adjunct to the Home Nursing Service. Laundry Service Plans for this service have continued to develop slowly and it is hoped that it will commence early in the new year. Queens Institute of District Nursing</text:p>
          </table:table-cell>
          <table:table-cell office:value-type="string" calcext:value-type="string">
            <text:p>WestHam</text:p>
          </table:table-cell>
          <table:table-cell office:value-type="string" calcext:value-type="string">
            <text:p>Newham</text:p>
          </table:table-cell>
          <table:table-cell table:number-columns-repeated="2"/>
          <table:table-cell office:value-type="string" calcext:value-type="string">
            <text:p>b19881617</text:p>
          </table:table-cell>
          <table:table-cell office:value-type="string" calcext:value-type="string">
            <text:p>WestHam.1957.b19881617.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57" calcext:value-type="float">
            <text:p>1957</text:p>
          </table:table-cell>
          <table:table-cell/>
        </table:table-row>
        <table:table-row table:style-name="ro8">
          <table:table-cell/>
          <table:table-cell office:value-type="string" calcext:value-type="string">
            <text:p>Not applicable/no view</text:p>
          </table:table-cell>
          <table:table-cell office:value-type="string" calcext:value-type="string">
            <text:p>No</text:p>
          </table:table-cell>
          <table:table-cell office:value-type="string" calcext:value-type="string">
            <text:p>Unspecified</text:p>
          </table:table-cell>
          <table:table-cell office:value-type="string" calcext:value-type="string">
            <text:p>by, tend to decrease at later ages but as the bronchitis death rate for both sexes has been declining in recent years it is possible that this may affect the relativity. As indicated earlier, unlike pneumonia, bronchitis is a disease from which a person may have suffered for many years before death. This is evident from the morbidity statistics produced by the Ministry of Pensions and National Insurance, based on claims for sickness benefit. Certificates in support of such claims now cover practically the entire employed male population, but they are not so representative of the female population because only married women who follow a paid employment are eligible for national insurance and, of those that are, two.thirds of them ' opt out' of the scheme for sickness benefit. The latest Digest of statistics analysing certificates of incapacity ', relating to 1956.57, show that, for both sexes, bronchitis was one of the two most common causes of sickness absence (for which a claim was made) and was the reason for the highest number of days of absence. The other most important cause of absence was influenza, which fluctuated from year to year whilst bronchitis is more consistent. In terms of</text:p>
          </table:table-cell>
          <table:table-cell office:value-type="string" calcext:value-type="string">
            <text:p>LondonCountyCouncil</text:p>
          </table:table-cell>
          <table:table-cell office:value-type="string" calcext:value-type="string">
            <text:p>London County Council</text:p>
          </table:table-cell>
          <table:table-cell table:number-columns-repeated="2"/>
          <table:table-cell office:value-type="string" calcext:value-type="string">
            <text:p>b18253040</text:p>
          </table:table-cell>
          <table:table-cell office:value-type="string" calcext:value-type="string">
            <text:p>LondonCountyCouncil.1960.b18253040.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60" calcext:value-type="float">
            <text:p>1960</text:p>
          </table:table-cell>
          <table:table-cell/>
        </table:table-row>
        <table:table-row table:style-name="ro8">
          <table:table-cell/>
          <table:table-cell office:value-type="string" calcext:value-type="string">
            <text:p>Negative</text:p>
          </table:table-cell>
          <table:table-cell office:value-type="string" calcext:value-type="string">
            <text:p>No</text:p>
          </table:table-cell>
          <table:table-cell office:value-type="string" calcext:value-type="string">
            <text:p>Unspecified</text:p>
          </table:table-cell>
          <table:table-cell office:value-type="string" calcext:value-type="string">
            <text:p>list of causes for complaints received during 1961:- Accumulations 33 Animals 8 Ashbins 5 Drains and Sanitary Arrangements 94 37 Insects and Pests 19 Overcrowding 1 Rodent s 126 Sanitary Defect s 68 Smoke 13 Water 3 12 Yard Paving 2 35 456 35 14. RODENT AND INSECT PEST CONTROL,, The good public relations cultivated between the department, business managements, and private householders have produced again the pleasing factor that no legal action has been taken under the Prevention of Damage by Pests Act, 1949. The department's work, to a certain extent, has been complicated by the fact that more married women now go out to work, and this means that frequently there is no one at home when a call is made. It is necessary, therefore, to make special appointments and revisits,, Time spent on the car and watching television has meant that back gardens tend more and more to become neglected and littered with rubbish and unwanted articles. Because of this, some difficulty is sometimes experienced in controlling rodent infestations. Infestations on new building sites are often due to the careless habits of workmen and it is necessary to maintain regular inspections of such premises. The routine inspection</text:p>
          </table:table-cell>
          <table:table-cell office:value-type="string" calcext:value-type="string">
            <text:p>KingstonuponThames</text:p>
          </table:table-cell>
          <table:table-cell office:value-type="string" calcext:value-type="string">
            <text:p>Kingston upon Thames</text:p>
          </table:table-cell>
          <table:table-cell table:number-columns-repeated="2"/>
          <table:table-cell office:value-type="string" calcext:value-type="string">
            <text:p>b1987523x</text:p>
          </table:table-cell>
          <table:table-cell office:value-type="string" calcext:value-type="string">
            <text:p>KingstonuponThames.1961.b1987523x.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61" calcext:value-type="float">
            <text:p>1961</text:p>
          </table:table-cell>
          <table:table-cell/>
        </table:table-row>
        <table:table-row table:style-name="ro8">
          <table:table-cell/>
          <table:table-cell office:value-type="string" calcext:value-type="string">
            <text:p>Not applicable/No view</text:p>
          </table:table-cell>
          <table:table-cell office:value-type="string" calcext:value-type="string">
            <text:p>Yes</text:p>
          </table:table-cell>
          <table:table-cell office:value-type="string" calcext:value-type="string">
            <text:p>Medicine, Teaching, Social Work</text:p>
          </table:table-cell>
          <table:table-cell office:value-type="string" calcext:value-type="string">
            <text:p>founder of the "Samaritans" Society and the example of schemes carried out in the southwark Diocese the following two-part programme was arranged:- To train a panel of speakers who would be ready to talk to girls of all denominations in Secondary Schools on Personal Relationships" if invited to do so by the Head Teacher. The training included lectures on theology of sex and marriage, Personal relationships, physiology and preparation for marriage. 8 The Health Education Officer has given additional assistance during three sessions on specific points of presentation, with reference to experience in local schools. The panel consists of six married women in their thirties, five of whom have children. Most of them have had a University training and include one woman doctor and four former ex-teachers. One member also works for the Marriage Guidance Council in Croydon. The general pattern followed by members of the panel on completion of their training is:- (a) The speaker visits the headmistress on invitation and discusses the procedure, time allowed, content of talks and the method of delivery. (b) During the second visit a talk is given to the girls and at the conclusion of this they are asked for written questions on</text:p>
          </table:table-cell>
          <table:table-cell table:number-columns-repeated="2" office:value-type="string" calcext:value-type="string">
            <text:p>Croydon</text:p>
          </table:table-cell>
          <table:table-cell table:number-columns-repeated="2"/>
          <table:table-cell office:value-type="string" calcext:value-type="string">
            <text:p>b19787194</text:p>
          </table:table-cell>
          <table:table-cell office:value-type="string" calcext:value-type="string">
            <text:p>Croydon.1961.b19787194.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61" calcext:value-type="float">
            <text:p>1961</text:p>
          </table:table-cell>
          <table:table-cell/>
        </table:table-row>
        <table:table-row table:style-name="ro8">
          <table:table-cell/>
          <table:table-cell office:value-type="string" calcext:value-type="string">
            <text:p>Negative</text:p>
          </table:table-cell>
          <table:table-cell office:value-type="string" calcext:value-type="string">
            <text:p>No</text:p>
          </table:table-cell>
          <table:table-cell office:value-type="string" calcext:value-type="string">
            <text:p>Unspecified</text:p>
          </table:table-cell>
          <table:table-cell office:value-type="string" calcext:value-type="string">
            <text:p>services, to plan their future accordingly. 5 I am indebted to Dr.G.HoHall, Consultant Geriatrician, St.Helier Hospital, for his comments which are as follows :- "As far as I can see, the main problem in the care of the elderly is the increasing age and frailty of the majority of patients now referred to the Geriatric Unit. The result of this is that in many cases rehabilitation can only produce partial independence, supervision and care being required in these cases. With the greater age of patients the relatives in turn are often in the geriatric age group0 The greater employment of married women has not helped either, in that many of the younger members of the family, friends and neighbours are now not available to help. The solution of the problem must lie in the provision of a much more comprehensive domiciliary scheme. More flatlets with adequate warden supervision, more welfare home places suitably staffed to cater for these older and less independent people. More long stay hospital beds will, in all probability be required, but the necessity to provide these beds will to a large extent depend on the scope and the quantity of the Local Authority provisions for the</text:p>
          </table:table-cell>
          <table:table-cell table:number-columns-repeated="2" office:value-type="string" calcext:value-type="string">
            <text:p>Sutton</text:p>
          </table:table-cell>
          <table:table-cell table:number-columns-repeated="2"/>
          <table:table-cell office:value-type="string" calcext:value-type="string">
            <text:p>b19881265</text:p>
          </table:table-cell>
          <table:table-cell office:value-type="string" calcext:value-type="string">
            <text:p>Sutton.1965.b19881265.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65" calcext:value-type="float">
            <text:p>1965</text:p>
          </table:table-cell>
          <table:table-cell/>
        </table:table-row>
        <table:table-row table:style-name="ro8">
          <table:table-cell/>
          <table:table-cell office:value-type="string" calcext:value-type="string">
            <text:p>Not applicable/No view</text:p>
          </table:table-cell>
          <table:table-cell office:value-type="string" calcext:value-type="string">
            <text:p>Yes</text:p>
          </table:table-cell>
          <table:table-cell office:value-type="string" calcext:value-type="string">
            <text:p>Midwifery, Health Visiting</text:p>
          </table:table-cell>
          <table:table-cell office:value-type="string" calcext:value-type="string">
            <text:p>prescribe whatever medicines they deemed necessary. After very careful consideration the Committee resolved to apply the former County Borough policy. Issue of Welfare Foods in 1966:— National Dried Milk 54,698 Cod Liver Oil 6,503 Vitamin A and D Tablets 8,254 Orange Juice 110,465 29 THE WORK OF THE PUBLIC HEALTH NURSING SERVICES Miss L.E. Oakley, S.R.N.,S.C.M.,H.V. Cert. Superintendent Nursing Officer During 1966 the work of the three nursing services has gone on despite a continuous fight against staff shortages. It is not easy to recruit either midwives, health visitors or home nurses and the first two do not apparently attract married women wishing to return to work. Mothercraft sessions, held in doctors' surgeries and on Corporation premises, have drawn midwives and health visitors more closely together. Now that it is no longer necessary for a health visitor to be a state certified midwife it is essential that the midwife takes over that part of the teaching dealing with the management of labour and the establishment of breast feeding and matters relating to the puerperium, whilst the health visitor talks on the preparation of the nursery, the layette and various problems relating to the first years of life. "Preparation for Parenthood"</text:p>
          </table:table-cell>
          <table:table-cell table:number-columns-repeated="2" office:value-type="string" calcext:value-type="string">
            <text:p>Croydon</text:p>
          </table:table-cell>
          <table:table-cell table:number-columns-repeated="2"/>
          <table:table-cell office:value-type="string" calcext:value-type="string">
            <text:p>b19787248</text:p>
          </table:table-cell>
          <table:table-cell office:value-type="string" calcext:value-type="string">
            <text:p>Croydon.1966.b19787248.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66" calcext:value-type="float">
            <text:p>1966</text:p>
          </table:table-cell>
          <table:table-cell/>
        </table:table-row>
        <table:table-row table:style-name="ro8">
          <table:table-cell/>
          <table:table-cell office:value-type="string" calcext:value-type="string">
            <text:p>Not applicable/noo view</text:p>
          </table:table-cell>
          <table:table-cell office:value-type="string" calcext:value-type="string">
            <text:p>Yes</text:p>
          </table:table-cell>
          <table:table-cell office:value-type="string" calcext:value-type="string">
            <text:p>Social Work</text:p>
          </table:table-cell>
          <table:table-cell office:value-type="string" calcext:value-type="string">
            <text:p>welfare officer was on secondment during the whole of the year, and one commenced a two year course in September. One mental welfare officer returned to duty in July having obtained the Certificate in Social Work after one year's secondment. Students, as listed below were seconded to the department for supervised practical training for varied periods at different times of the year. In addition some medical students (Guy's) attended weekly. Details of Students placed with the department 5 Certificate in Social Work (North West Polytechnic) 11 Mental Health Course (London School of Economics) 1 London Borough's Training Committee—re-entry course for married women 4 Group work students (North West Polytechnic) 1 Bedford College (Department of Social Administration) 1 Student Teacher for Mentally Handicapped (Chiswick Polytechnic) (Peckham Junior Training School) 1 Student—Social Studies—University College of South Wales In addition there were very many visitors to the mental health services and establishments, some for long detailed visits, others for short trips of observation. These included doctors, medical students, parties of nurses from Guy's, Cane Hill, St. Francis, St. Giles, and nursing students, social workers and students, etc. Some of these visitors came from overseas, i.e. Mauritius, Brazil, Columbia, New York and Jerusalem. The</text:p>
          </table:table-cell>
          <table:table-cell table:number-columns-repeated="2" office:value-type="string" calcext:value-type="string">
            <text:p>Southwark</text:p>
          </table:table-cell>
          <table:table-cell table:number-columns-repeated="2"/>
          <table:table-cell office:value-type="string" calcext:value-type="string">
            <text:p>b18246862</text:p>
          </table:table-cell>
          <table:table-cell office:value-type="string" calcext:value-type="string">
            <text:p>Southwark.1967.b18246862.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67" calcext:value-type="float">
            <text:p>1967</text:p>
          </table:table-cell>
          <table:table-cell/>
        </table:table-row>
        <table:table-row table:style-name="ro8">
          <table:table-cell/>
          <table:table-cell office:value-type="string" calcext:value-type="string">
            <text:p>Negative</text:p>
          </table:table-cell>
          <table:table-cell office:value-type="string" calcext:value-type="string">
            <text:p>Yes</text:p>
          </table:table-cell>
          <table:table-cell office:value-type="string" calcext:value-type="string">
            <text:p>Health Visiting</text:p>
          </table:table-cell>
          <table:table-cell office:value-type="string" calcext:value-type="string">
            <text:p>because it was a holiday period. We had to make them feel part of the Local Authority Service, show enthusiasm and interest in their work as it was a trial period for them before being allowed full professional status. Each student worked with a reduced case load on the area they were later to take over. The Future of Health Visiting Generally, the dedicated spinster is now reaching the period of retirement; this particularly applies to the profession and and her loss will be very much felt in the community. The future depends on the service being covered by young married women who once having completed their contract, will leave to have their families. Once the family are grown up they will, we hope, come back into the Service. The turn over of staff 36 will therefore be rapid and with the general shortage of Health Visitors the future i uncertain. Despite the employment of ancillary staff, there are many duties which only the health visitor can carry out successfully. SECTION 25 HOME NURSING Home Nursing Details of the work undertaken during 1967 by the Home Nurses are as follows: — Total patients nursed — 2,900 Aged under 5 years</text:p>
          </table:table-cell>
          <table:table-cell table:number-columns-repeated="2" office:value-type="string" calcext:value-type="string">
            <text:p>Redbridge</text:p>
          </table:table-cell>
          <table:table-cell table:number-columns-repeated="2"/>
          <table:table-cell office:value-type="string" calcext:value-type="string">
            <text:p>b19883286</text:p>
          </table:table-cell>
          <table:table-cell office:value-type="string" calcext:value-type="string">
            <text:p>Redbridge.1967.b19883286.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67" calcext:value-type="float">
            <text:p>1967</text:p>
          </table:table-cell>
          <table:table-cell/>
        </table:table-row>
        <table:table-row table:style-name="ro8">
          <table:table-cell/>
          <table:table-cell office:value-type="string" calcext:value-type="string">
            <text:p>Positive</text:p>
          </table:table-cell>
          <table:table-cell office:value-type="string" calcext:value-type="string">
            <text:p>Yes</text:p>
          </table:table-cell>
          <table:table-cell office:value-type="string" calcext:value-type="string">
            <text:p>Childcare</text:p>
          </table:table-cell>
          <table:table-cell office:value-type="string" calcext:value-type="string">
            <text:p>assistant nurses, and other trained N.N.E.E.B. nurses went on to Teacher Training Colleges or into hospital for further training. In recent years, however, the trend has been at the end of training to try other jobs with more attractive hours of work - namely the Nursery Schools and Save the Children Fund. Nursery Nurses want more experience with older children and talk about employment in nurseries on board Ocean Liners, Air Hostess work and the Women's Police Force. It seems that recruitment to Day Nursery Service has reached a full cycle, losing the young nurse and being replaced by young married women with families. This maturity is valuable, and they are without doubt the nucleus of a good Nursery staff. The Nursery nurse marries at an earlier age and then uses her Certificate when her family has reached school age. - 31 - Many Play-Groups are now staffed with the young N.N.E.E.B. nurse who is keeping her contact with young children, and who one day will return to the Day Nursery. In the early days, the lists of children awaiting admission at all the Nurseries were long due to the lack of school places, but as more of these became</text:p>
          </table:table-cell>
          <table:table-cell office:value-type="string" calcext:value-type="string">
            <text:p>Walthamstow</text:p>
          </table:table-cell>
          <table:table-cell office:value-type="string" calcext:value-type="string">
            <text:p>Waltham Forest</text:p>
          </table:table-cell>
          <table:table-cell table:number-columns-repeated="2"/>
          <table:table-cell office:value-type="string" calcext:value-type="string">
            <text:p>b19877067</text:p>
          </table:table-cell>
          <table:table-cell office:value-type="string" calcext:value-type="string">
            <text:p>Walthamstow.1968.b19877067.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68" calcext:value-type="float">
            <text:p>1968</text:p>
          </table:table-cell>
          <table:table-cell/>
        </table:table-row>
        <table:table-row table:style-name="ro8">
          <table:table-cell/>
          <table:table-cell office:value-type="string" calcext:value-type="string">
            <text:p>Positive</text:p>
          </table:table-cell>
          <table:table-cell office:value-type="string" calcext:value-type="string">
            <text:p>No</text:p>
          </table:table-cell>
          <table:table-cell office:value-type="string" calcext:value-type="string">
            <text:p>Social Work</text:p>
          </table:table-cell>
          <table:table-cell office:value-type="string" calcext:value-type="string">
            <text:p>plans to increase the staffing establishment of the Welfare Services by the introduction of three Welfare Assistant posts - one for each of the three geographical teams — became possible and it was anticipated that the vacancies would be filied early in 1970. It is significant that whilst there was only a limited response to our advertisements for an Assistant Principal Social Worker and the Social Welfare Officer vacancies, particularly from professionally qualified ancj/ or experienced people, our advertisement of the Welfare Assistant posts produced almost a hundred enquiries and over thirty applications. It has become apparent that among mature married women there are many who, though they may lack high academic or professional qualifications, nevertheless have the necessary qualities of personality and a desire to give service to the community which renders them a rich potential source of recruitment to the staff of Welfare Services at a Welfare Assistant level. Unfortunately, whilst plans to integrate the existing social work departments of King George Hospital and Chadwell Heath Hospital into the community based services were completea, it was not possible to advertise a joint appointment until the end of 1969 and the response was so limited that the post will</text:p>
          </table:table-cell>
          <table:table-cell table:number-columns-repeated="2" office:value-type="string" calcext:value-type="string">
            <text:p>Redbridge</text:p>
          </table:table-cell>
          <table:table-cell table:number-columns-repeated="2"/>
          <table:table-cell office:value-type="string" calcext:value-type="string">
            <text:p>b19883304</text:p>
          </table:table-cell>
          <table:table-cell office:value-type="string" calcext:value-type="string">
            <text:p>Redbridge.1969.b19883304.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69" calcext:value-type="float">
            <text:p>1969</text:p>
          </table:table-cell>
          <table:table-cell/>
        </table:table-row>
        <table:table-row table:style-name="ro8">
          <table:table-cell/>
          <table:table-cell office:value-type="string" calcext:value-type="string">
            <text:p>Positive</text:p>
          </table:table-cell>
          <table:table-cell office:value-type="string" calcext:value-type="string">
            <text:p>Yes</text:p>
          </table:table-cell>
          <table:table-cell office:value-type="string" calcext:value-type="string">
            <text:p>Medicine</text:p>
          </table:table-cell>
          <table:table-cell office:value-type="string" calcext:value-type="string">
            <text:p>Average per session 1.8 Total attendances 9,557 Defects treated: Athlete's foot 94 Verrucae 925 Ringworm — body 7 Impetigo 76 Other skin diseases 130 Eye diseases 10 Ear diseases 29 Miscellaneous: Bruises, lacerations etc. 334 RECUPERATIVE HOLIDAY HOMES Schoolchildren (including nursery school children) Number admitted during year 227 * * also includes 96 pre-school children 134 SCHOOL DENTAL SERVICE REPORT OF THE PRINICPAL SCHOOL DENTAL OFFICER 1970 Staffing It is pleasing to report that there has been less difficult than hitherto in obtaining sufficient dental officers both full-time and sessional, to maintain the service. For sessional work a number of married women with children who wish to resume their professional life have been attracted to the service. The difficulties which have occurred in some areas in recruitment of dental surgery assistants have not yet become acute in Lambeth, but because of the relatively low salary scale the number of suitable applicants is severely limited. The staffing position as at 31.12.70 was as follows:— Principal School Dental Officer Senior Dental Officer *2 full-time Dental Officers 6 sessional Dental Officers (2.6 full-time equivalent) 1 Dental Auxiliary 9 full-time Dental Surgery Assistants 3 Sessional Anaesthetists were also employed *3 for most of year</text:p>
          </table:table-cell>
          <table:table-cell office:value-type="string" calcext:value-type="string">
            <text:p>LambethMetropolitanBorough</text:p>
          </table:table-cell>
          <table:table-cell office:value-type="string" calcext:value-type="string">
            <text:p>Lambeth</text:p>
          </table:table-cell>
          <table:table-cell table:number-columns-repeated="2"/>
          <table:table-cell office:value-type="string" calcext:value-type="string">
            <text:p>b18239961</text:p>
          </table:table-cell>
          <table:table-cell office:value-type="string" calcext:value-type="string">
            <text:p>LambethMetropolitanBorough.1970.b18239961.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70" calcext:value-type="float">
            <text:p>1970</text:p>
          </table:table-cell>
          <table:table-cell/>
        </table:table-row>
        <table:table-row table:style-name="ro8">
          <table:table-cell/>
          <table:table-cell office:value-type="string" calcext:value-type="string">
            <text:p>Neutral</text:p>
          </table:table-cell>
          <table:table-cell office:value-type="string" calcext:value-type="string">
            <text:p>Yes</text:p>
          </table:table-cell>
          <table:table-cell office:value-type="string" calcext:value-type="string">
            <text:p>Domestic Service</text:p>
          </table:table-cell>
          <table:table-cell office:value-type="string" calcext:value-type="string">
            <text:p>recommendation of the family doctor and the amount of service is assessed on need and availability of home helps by the Home Help Supervisor. A charge is made based on the cost of the service, but is reduced according to the recipient's means, where necessary. The establishment of the equivalent of 60 full time home helps has never been reached, and at 31st December 1970 there were 74 home helps, equivalent to 36 full time staff. During the year 97 applicants were interviewed; 39 of these were not considered suitable or found other employment. There is a potential reservoir of married women who are interested in doing this type of work but cannot make arrangements for their school children to be cared for during the school holidays. These recruitment difficulties have resulted in heavy pressure on existing staff which has in some instances proved inadequate to meet the demands on the service. Despite these difficulties a total of 65,207 hours of service were devoted to the care of the sick and elderly in the borough. The following are details of the households assisted during the year: Category Number Assisted Persons aged 65 or over at time of visit 814 Chronic</text:p>
          </table:table-cell>
          <table:table-cell office:value-type="string" calcext:value-type="string">
            <text:p>KingstonuponThames</text:p>
          </table:table-cell>
          <table:table-cell office:value-type="string" calcext:value-type="string">
            <text:p>Kingston upon Thames</text:p>
          </table:table-cell>
          <table:table-cell table:number-columns-repeated="2"/>
          <table:table-cell office:value-type="string" calcext:value-type="string">
            <text:p>b19875320</text:p>
          </table:table-cell>
          <table:table-cell office:value-type="string" calcext:value-type="string">
            <text:p>KingstonuponThames.1970.b19875320.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70" calcext:value-type="float">
            <text:p>1970</text:p>
          </table:table-cell>
          <table:table-cell/>
        </table:table-row>
        <table:table-row table:style-name="ro8">
          <table:table-cell/>
          <table:table-cell office:value-type="string" calcext:value-type="string">
            <text:p>Neutral</text:p>
          </table:table-cell>
          <table:table-cell office:value-type="string" calcext:value-type="string">
            <text:p>Yes</text:p>
          </table:table-cell>
          <table:table-cell office:value-type="string" calcext:value-type="string">
            <text:p>Unspecified</text:p>
          </table:table-cell>
          <table:table-cell office:value-type="string" calcext:value-type="string">
            <text:p>from the beginning of the present century these changes, together with earlier marriage, shortening of time devoted to family building and nurture of small children and longer life expectancy, have had profound effects upon the social life of society. They have resulted, inter alia, in the lengthening of the later stages of married life when a couple are left alone but, conversely, the greatly extended educational facilities now made available has meant that the individual child remains financially dependent for a much longer period than hitherto. In combination, these factors have brought about an increase in the economic activity of married women throughout the country from 34.0% in 1961 to 41.1% in 1971. Locally, of all married women in Greenwich in 1901, 6.0% were economically active compared with the present figure of 47.7%. Social changes initiated by the increase in family income include a general rise in living standards and, with both parents becoming wage-earners, a re-distribution of family and household responsibilities. Indeed, the traditional view of woman as the home-maker and keeper is rapidly being transformed. With society's condonation of the industrial and commercial employment of married women comes mounting pressure on local authorities to establish more childminding and</text:p>
          </table:table-cell>
          <table:table-cell table:number-columns-repeated="2" office:value-type="string" calcext:value-type="string">
            <text:p>Greenwich</text:p>
          </table:table-cell>
          <table:table-cell table:number-columns-repeated="2"/>
          <table:table-cell office:value-type="string" calcext:value-type="string">
            <text:p>b18237915</text:p>
          </table:table-cell>
          <table:table-cell office:value-type="string" calcext:value-type="string">
            <text:p>Greenwich.1971.b18237915.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71" calcext:value-type="float">
            <text:p>1971</text:p>
          </table:table-cell>
          <table:table-cell office:value-type="string" calcext:value-type="string">
            <text:p>More text needed at end of extract</text:p>
          </table:table-cell>
        </table:table-row>
        <table:table-row table:style-name="ro8">
          <table:table-cell/>
          <table:table-cell office:value-type="string" calcext:value-type="string">
            <text:p>Negative</text:p>
          </table:table-cell>
          <table:table-cell office:value-type="string" calcext:value-type="string">
            <text:p>Yes</text:p>
          </table:table-cell>
          <table:table-cell office:value-type="string" calcext:value-type="string">
            <text:p>Nursing</text:p>
          </table:table-cell>
          <table:table-cell office:value-type="string" calcext:value-type="string">
            <text:p>Road Clinic. Pupil Midwives from Queen Charlotte's Hospital continued to receive practical experience of domiciliary work and the wider aspects of community care. School Nursing The School Nurses have benefitted from the appointment of the four Nursing Officers referred to earlier. As C11 each of them have close contact with one quarter of the staff they have dealt with problems as they arise as well as generally improving communications. Their function has been particularly helpful in supporting new and inexperienced members of staff. This is relevant to the present situation, whereby the School Nursing workforce is mainly composed of young married women whose length of service will probably be limited. The amount of travelling time spent by each School Nurse was cut down because the geographical areas they serviced were reorganised during 1972. In addition, the number of minor ailment clinics held in the Borough was reduced in September, following the trends in other authorities, thus allowing better use of the School Nurses' time. Home Nursing 1972 made very heavy demands upon the District Nursing Sisters, partly because of the early discharge policy undertaken by most hospitals, which caused an increase in each case load. This resulted in staff being</text:p>
          </table:table-cell>
          <table:table-cell office:value-type="string" calcext:value-type="string">
            <text:p>Hammersmith</text:p>
          </table:table-cell>
          <table:table-cell office:value-type="string" calcext:value-type="string">
            <text:p>Hammersmith and Fulham</text:p>
          </table:table-cell>
          <table:table-cell table:number-columns-repeated="2"/>
          <table:table-cell office:value-type="string" calcext:value-type="string">
            <text:p>b18197267</text:p>
          </table:table-cell>
          <table:table-cell office:value-type="string" calcext:value-type="string">
            <text:p>Hammersmith.1972.b18197267.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72" calcext:value-type="float">
            <text:p>1972</text:p>
          </table:table-cell>
          <table:table-cell/>
        </table:table-row>
        <table:table-row table:style-name="ro8">
          <table:table-cell/>
          <table:table-cell office:value-type="string" calcext:value-type="string">
            <text:p>Neutral</text:p>
          </table:table-cell>
          <table:table-cell office:value-type="string" calcext:value-type="string">
            <text:p>No</text:p>
          </table:table-cell>
          <table:table-cell office:value-type="string" calcext:value-type="string">
            <text:p>Medicine</text:p>
          </table:table-cell>
          <table:table-cell office:value-type="string" calcext:value-type="string">
            <text:p>M.C.S.P., A.P.T.A., (Superintendent Physiotherapist) Physiotherapy wi II always draw on the less mobile section of the population and 1973 has shown at St. Giles' School that there is a greater caseload of disability being dealt with by fewer physiotherapists. Therefore looking ahead, the type of work done by the staff available, that is less therapists and more aides, must obviously change. Fewer treatments will be done and more reasoned assessment and advice to parents and teachers will have to be the willing role of the physiotherapist; towards this end there must be educational changes within our own profession. Part-time married women can be encouraged back to work in the local situation providing they can be taught their new role. It would be profitable to train multi-disciplinary "teach-in teams" consisting of a Physiotherapist, an Occupational Therapist and a Health Visitor going round within the community providing a service that is both complementary and supplementary to the Hospital Service. There would therefore be an enlarged working environment with fewer therapists covering more ground. If an effective system of referral was established, patients could be referred at a few weeks old, and a scheme of total home management by the "teach-in team"</text:p>
          </table:table-cell>
          <table:table-cell table:number-columns-repeated="2" office:value-type="string" calcext:value-type="string">
            <text:p>Croydon</text:p>
          </table:table-cell>
          <table:table-cell table:number-columns-repeated="2"/>
          <table:table-cell office:value-type="string" calcext:value-type="string">
            <text:p>b19787315</text:p>
          </table:table-cell>
          <table:table-cell office:value-type="string" calcext:value-type="string">
            <text:p>Croydon.1973.b19787315.txt</text:p>
          </table:table-cell>
          <table:table-cell/>
          <table:table-cell office:value-type="string" calcext:value-type="string">
            <text:p>bigram + list of terms</text:p>
          </table:table-cell>
          <table:table-cell office:value-type="string" calcext:value-type="string">
            <text:p>married,women</text:p>
          </table:table-cell>
          <table:table-cell office:value-type="string" calcext:value-type="string">
            <text:p>employment,employed,employee,work,working,worked,job,occupation</text:p>
          </table:table-cell>
          <table:table-cell/>
          <table:table-cell office:value-type="float" office:value="1973" calcext:value-type="float">
            <text:p>1973</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ce style:name="Ubuntu" svg:font-family="Ubuntu"/>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fill-character> </loext:fill-character>
      <number:number number:decimal-places="0" loext:min-decimal-places="0" number:min-integer-digits="1" number:grouping="true"/>
      <number:text> </number:text>
    </number:number-style>
    <number:number-style style:name="N10136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fill-character> </loext:fill-character>
      <number:text>- </number:text>
    </number:number-style>
    <number:text-style style:name="N10136" number:language="en" number:country="US">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currency-symbol/>
      <loext:fill-character> </loext:fill-character>
      <number:text>- </number:text>
    </number:currency-style>
    <number:text-style style:name="N10137" number:language="en" number:country="US">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fill-character> </loext:fill-character>
      <number:number number:decimal-places="2" loext:min-decimal-places="2" number:min-integer-digits="1" number:grouping="true"/>
      <number:text> </number:text>
    </number:number-style>
    <number:number-style style:name="N10138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fill-character> </loext:fill-character>
      <number:text>-</number:text>
      <number:number number:decimal-places="0" loext:min-decimal-places="0" number:min-integer-digits="0"/>
      <number:text> </number:text>
    </number:number-style>
    <number:text-style style:name="N10138" number:language="en" number:country="US">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39" number:language="en" number:country="US">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3T10:38:17.528120559</meta:creation-date>
    <dc:date>2016-11-03T10:57:26.540265908</dc:date>
    <meta:editing-duration>PT19M8S</meta:editing-duration>
    <meta:editing-cycles>4</meta:editing-cycles>
    <meta:generator>LibreOffice/5.1.4.2$Linux_X86_64 LibreOffice_project/10m0$Build-2</meta:generator>
    <meta:document-statistic meta:table-count="1" meta:cell-count="1628" meta:object-count="0"/>
  </office:meta>
</office:document-meta>
</file>